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7.26pt"/>
    </style:style>
    <style:style style:name="co2" style:family="table-column">
      <style:table-column-properties fo:break-before="auto" style:column-width="83.99pt"/>
    </style:style>
    <style:style style:name="co3" style:family="table-column">
      <style:table-column-properties fo:break-before="auto" style:column-width="46.49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32.26pt"/>
    </style:style>
    <style:style style:name="co6" style:family="table-column">
      <style:table-column-properties fo:break-before="auto" style:column-width="251.26pt"/>
    </style:style>
    <style:style style:name="co7" style:family="table-column">
      <style:table-column-properties fo:break-before="auto" style:column-width="76.51pt"/>
    </style:style>
    <style:style style:name="co8" style:family="table-column">
      <style:table-column-properties fo:break-before="auto" style:column-width="57.74pt"/>
    </style:style>
    <style:style style:name="co9" style:family="table-column">
      <style:table-column-properties fo:break-before="auto" style:column-width="27.75pt"/>
    </style:style>
    <style:style style:name="co10" style:family="table-column">
      <style:table-column-properties fo:break-before="auto" style:column-width="19.5pt"/>
    </style:style>
    <style:style style:name="co11" style:family="table-column">
      <style:table-column-properties fo:break-before="auto" style:column-width="18pt"/>
    </style:style>
    <style:style style:name="co12" style:family="table-column">
      <style:table-column-properties fo:break-before="auto" style:column-width="218.24pt"/>
    </style:style>
    <style:style style:name="co13" style:family="table-column">
      <style:table-column-properties fo:break-before="auto" style:column-width="60.01pt"/>
    </style:style>
    <style:style style:name="co14" style:family="table-column">
      <style:table-column-properties fo:break-before="auto" style:column-width="84.76pt"/>
    </style:style>
    <style:style style:name="co15" style:family="table-column">
      <style:table-column-properties fo:break-before="auto" style:column-width="69pt"/>
    </style:style>
    <style:style style:name="co16" style:family="table-column">
      <style:table-column-properties fo:break-before="auto" style:column-width="39pt"/>
    </style:style>
    <style:style style:name="co17" style:family="table-column">
      <style:table-column-properties fo:break-before="auto" style:column-width="72pt"/>
    </style:style>
    <style:style style:name="co18" style:family="table-column">
      <style:table-column-properties fo:break-before="auto" style:column-width="61.51pt"/>
    </style:style>
    <style:style style:name="co19" style:family="table-column">
      <style:table-column-properties fo:break-before="auto" style:column-width="16.5pt"/>
    </style:style>
    <style:style style:name="co20" style:family="table-column">
      <style:table-column-properties fo:break-before="auto" style:column-width="64.49pt"/>
    </style:style>
    <style:style style:name="co21" style:family="table-column">
      <style:table-column-properties fo:break-before="auto" style:column-width="74.24pt"/>
    </style:style>
    <style:style style:name="co22" style:family="table-column">
      <style:table-column-properties fo:break-before="auto" style:column-width="44.25pt"/>
    </style:style>
    <style:style style:name="co23" style:family="table-column">
      <style:table-column-properties fo:break-before="auto" style:column-width="137.25pt"/>
    </style:style>
    <style:style style:name="co24" style:family="table-column">
      <style:table-column-properties fo:break-before="auto" style:column-width="78.75pt"/>
    </style:style>
    <style:style style:name="co25" style:family="table-column">
      <style:table-column-properties fo:break-before="auto" style:column-width="54.74pt"/>
    </style:style>
    <style:style style:name="co26" style:family="table-column">
      <style:table-column-properties fo:break-before="auto" style:column-width="59.24pt"/>
    </style:style>
    <style:style style:name="co27" style:family="table-column">
      <style:table-column-properties fo:break-before="auto" style:column-width="73.5pt"/>
    </style:style>
    <style:style style:name="co28" style:family="table-column">
      <style:table-column-properties fo:break-before="auto" style:column-width="75pt"/>
    </style:style>
    <style:style style:name="co29" style:family="table-column">
      <style:table-column-properties fo:break-before="auto" style:column-width="22.51pt"/>
    </style:style>
    <style:style style:name="co30" style:family="table-column">
      <style:table-column-properties fo:break-before="auto" style:column-width="48.76pt"/>
    </style:style>
    <style:style style:name="co31" style:family="table-column">
      <style:table-column-properties fo:break-before="auto" style:column-width="249pt"/>
    </style:style>
    <style:style style:name="co32" style:family="table-column">
      <style:table-column-properties fo:break-before="auto" style:column-width="152.25pt"/>
    </style:style>
    <style:style style:name="co33" style:family="table-column">
      <style:table-column-properties fo:break-before="auto" style:column-width="132.01pt"/>
    </style:style>
    <style:style style:name="co34" style:family="table-column">
      <style:table-column-properties fo:break-before="auto" style:column-width="26.25pt"/>
    </style:style>
    <style:style style:name="co35" style:family="table-column">
      <style:table-column-properties fo:break-before="auto" style:column-width="262.49pt"/>
    </style:style>
    <style:style style:name="co36" style:family="table-column">
      <style:table-column-properties fo:break-before="auto" style:column-width="153.01pt"/>
    </style:style>
    <style:style style:name="co37" style:family="table-column">
      <style:table-column-properties fo:break-before="auto" style:column-width="81.01pt"/>
    </style:style>
    <style:style style:name="co38" style:family="table-column">
      <style:table-column-properties fo:break-before="auto" style:column-width="82.49pt"/>
    </style:style>
    <style:style style:name="co39" style:family="table-column">
      <style:table-column-properties fo:break-before="auto" style:column-width="63.75pt"/>
    </style:style>
    <style:style style:name="co40" style:family="table-column">
      <style:table-column-properties fo:break-before="auto" style:column-width="37.5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23" style:family="table-cell" style:parent-style-name="Default" style:data-style-name="N0">
      <style:table-cell-properties style:cell-protect="protected" style:print-content="tru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cell-protect="none" style:print-content="true"/>
    </style:style>
    <style:style style:name="ce5" style:family="table-cell" style:parent-style-name="Default" style:data-style-name="N0">
      <style:table-cell-properties style:cell-protect="protected" style:print-content="true"/>
    </style:style>
    <style:style style:name="ce31" style:family="table-cell" style:parent-style-name="Default" style:data-style-name="N122">
      <style:table-cell-properties style:cell-protect="protected" style:print-content="true"/>
      <style:text-properties fo:font-weight="bold" style:font-weight-asian="bold" style:font-weight-complex="bold"/>
    </style:style>
    <style:style style:name="ce15" style:family="table-cell" style:parent-style-name="Default" style:data-style-name="N122">
      <style:table-cell-properties style:cell-protect="none" style:print-content="true"/>
    </style:style>
    <style:style style:name="ce16" style:family="table-cell" style:parent-style-name="Default" style:data-style-name="N122">
      <style:table-cell-properties style:cell-protect="protected" style:print-content="true"/>
    </style:style>
    <style:style style:name="ce8" style:family="table-cell" style:parent-style-name="Default" style:data-style-name="N121">
      <style:table-cell-properties style:cell-protect="none" style:print-content="true"/>
    </style:style>
    <style:style style:name="ce32" style:family="table-cell" style:parent-style-name="Default" style:data-style-name="N100">
      <style:table-cell-properties style:cell-protect="protected" style:print-content="true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cell-protect="protected" style:print-content="true"/>
    </style:style>
    <style:style style:name="ce24" style:family="table-cell" style:parent-style-name="Default" style:data-style-name="N0">
      <style:text-properties fo:font-weight="bold" style:font-weight-asian="bold" style:font-weight-complex="bold"/>
    </style:style>
    <style:style style:name="ce26" style:family="table-cell" style:parent-style-name="Default" style:data-style-name="N1">
      <style:table-cell-properties style:cell-protect="none" style:print-content="true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style:cell-protect="none" style:print-content="true" fo:background-color="transparent"/>
    </style:style>
    <style:style style:name="ce19" style:family="table-cell" style:parent-style-name="Default" style:data-style-name="N0">
      <style:table-cell-properties style:cell-protect="protected" style:print-content="true" fo:background-color="transparent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ackground-color="#ffff00" style:cell-protect="protected" style:print-content="true"/>
    </style:style>
    <style:style style:name="ce41" style:family="table-cell" style:parent-style-name="Default" style:data-style-name="N1">
      <style:table-cell-properties style:cell-protect="none" style:print-content="true" fo:background-color="transparent"/>
    </style:style>
    <style:style style:name="ce20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 style:data-style-name="N122">
      <style:table-cell-properties style:cell-protect="none" style:print-content="true" fo:background-color="transparent"/>
    </style:style>
    <style:style style:name="ce7" style:family="table-cell" style:parent-style-name="Default" style:data-style-name="N100">
      <style:table-cell-properties style:cell-protect="none" style:print-content="true"/>
    </style:style>
    <style:style style:name="ce2" style:family="table-cell" style:parent-style-name="Default" style:data-style-name="N100"/>
    <style:style style:name="ce18" style:family="table-cell" style:parent-style-name="Default" style:data-style-name="N122">
      <style:table-cell-properties style:cell-protect="protected" style:print-content="true" fo:background-color="transparent"/>
    </style:style>
    <style:style style:name="ce11" style:family="table-cell" style:parent-style-name="Default" style:data-style-name="N121">
      <style:table-cell-properties fo:background-color="#ffff00" style:cell-protect="protected" style:print-content="true"/>
    </style:style>
    <style:style style:name="ce12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100">
      <style:text-properties fo:font-weight="bold" style:font-weight-asian="bold" style:font-weight-complex="bold"/>
    </style:style>
    <style:style style:name="ce22" style:family="table-cell" style:parent-style-name="Default" style:data-style-name="N122"/>
    <style:style style:name="ce28" style:family="table-cell" style:parent-style-name="Default" style:data-style-name="N0">
      <style:table-cell-properties style:cell-protect="hidden-and-protected" style:print-content="true"/>
    </style:style>
    <style:style style:name="ce29" style:family="table-cell" style:parent-style-name="Default" style:data-style-name="N100">
      <style:table-cell-properties style:cell-protect="hidden-and-protected" style:print-content="true"/>
    </style:style>
    <style:style style:name="gr1" style:family="graphic">
      <style:graphic-properties draw:marker-start-width="5.67pt" draw:marker-start-center="false" draw:fill="solid" draw:fill-color="#ffffff" draw:auto-grow-height="true" draw:auto-grow-width="false" fo:min-height="60.01pt" draw:shadow="hidden" draw:shadow-offset-x="2.83pt" draw:shadow-offset-y="2.83pt"/>
    </style:style>
    <style:style style:name="gr2" style:family="graphic">
      <style:graphic-properties draw:marker-start-width="5.67pt" draw:marker-start-center="false" draw:fill="solid" draw:fill-color="#ffffff" draw:auto-grow-height="true" draw:auto-grow-width="false" fo:min-height="255.74pt" draw:shadow="hidden" draw:shadow-offset-x="2.83pt" draw:shadow-offset-y="2.83pt"/>
    </style:style>
    <style:style style:name="gr3" style:family="graphic">
      <style:graphic-properties draw:marker-start-width="5.67pt" draw:marker-start-center="false" draw:fill="solid" draw:fill-color="#ffffff" draw:auto-grow-height="true" draw:auto-grow-width="false" fo:min-height="181.5pt" draw:shadow="hidden" draw:shadow-offset-x="2.83pt" draw:shadow-offset-y="2.83pt"/>
    </style:style>
    <style:style style:name="gr4" style:family="graphic">
      <style:graphic-properties draw:marker-start-width="5.67pt" draw:marker-start-center="false" draw:fill="solid" draw:fill-color="#ffffff" draw:auto-grow-height="true" draw:auto-grow-width="false" fo:min-height="182.24pt" draw:shadow="hidden" draw:shadow-offset-x="2.83pt" draw:shadow-offset-y="2.83pt"/>
    </style:style>
    <style:style style:name="P1" style:family="paragraph">
      <style:paragraph-properties style:writing-mode="pag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style:writing-mode="pag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 table:structure-protected="true" table:protection-key="g7S1mM2ZvfZzl5J7Gn6MZhQm940=" table:protection-key-digest-algorithm="http://www.w3.org/2000/09/xmldsig#sha1">
      <table:tracked-changes>
        <table:cell-content-change table:id="ct1">
          <table:cell-address table:column="0" table:row="1" table:table="0"/>
          <office:change-info>
            <dc:creator> </dc:creator>
            <dc:date>2020-02-06T14:09:35.196000000</dc:date>
          </office:change-info>
          <table:previous>
            <table:change-track-table-cell office:value-type="string">
              <text:p>Ethics and Engineering for Aerospace Engineering</text:p>
            </table:change-track-table-cell>
          </table:previous>
        </table:cell-content-change>
        <table:cell-content-change table:id="ct2">
          <table:cell-address table:column="1" table:row="1" table:table="0"/>
          <office:change-info>
            <dc:creator> </dc:creator>
            <dc:date>2020-02-06T14:09:58.814000000</dc:date>
          </office:change-info>
          <table:previous>
            <table:change-track-table-cell office:value-type="string">
              <text:p>WM0324LR</text:p>
            </table:change-track-table-cell>
          </table:previous>
        </table:cell-content-change>
        <table:cell-content-change table:id="ct3">
          <table:cell-address table:column="1" table:row="1" table:table="0"/>
          <office:change-info>
            <dc:creator> </dc:creator>
            <dc:date>2020-02-06T14:10:00.222000000</dc:date>
          </office:change-info>
          <table:previous table:id="ct2">
            <table:change-track-table-cell office:value-type="string">
              <text:p>IMNWI-IMC042</text:p>
            </table:change-track-table-cell>
          </table:previous>
        </table:cell-content-change>
        <table:cell-content-change table:id="ct4">
          <table:cell-address table:column="2" table:row="1" table:table="0"/>
          <office:change-info>
            <dc:creator> </dc:creator>
            <dc:date>2020-02-06T14:10:03.967000000</dc:date>
          </office:change-info>
          <table:previous>
            <table:change-track-table-cell office:value-type="string">
              <text:p>uni.eth</text:p>
            </table:change-track-table-cell>
          </table:previous>
        </table:cell-content-change>
        <table:cell-content-change table:id="ct5">
          <table:cell-address table:column="2" table:row="1" table:table="1"/>
          <office:change-info>
            <dc:creator> </dc:creator>
            <dc:date>2020-02-06T14:10:20.565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6">
          <table:cell-address table:column="2" table:row="1" table:table="1"/>
          <office:change-info>
            <dc:creator> </dc:creator>
            <dc:date>2020-02-06T14:11:03.990000000</dc:date>
          </office:change-info>
          <table:previous table:id="ct5">
            <table:change-track-table-cell/>
          </table:previous>
        </table:cell-content-change>
        <table:cell-content-change table:id="ct7">
          <table:cell-address table:column="2" table:row="2" table:table="1"/>
          <office:change-info>
            <dc:creator> </dc:creator>
            <dc:date>2020-02-06T14:11:05.270000000</dc:date>
          </office:change-info>
          <table:previous>
            <table:change-track-table-cell/>
          </table:previous>
        </table:cell-content-change>
        <table:cell-content-change table:id="ct8">
          <table:cell-address table:column="2" table:row="2" table:table="1"/>
          <office:change-info>
            <dc:creator> </dc:creator>
            <dc:date>2020-02-06T14:11:12.875000000</dc:date>
          </office:change-info>
          <table:previous table:id="ct7">
            <table:change-track-table-cell office:value-type="string">
              <text:p>Evolutionairy Computing 1/1</text:p>
            </table:change-track-table-cell>
          </table:previous>
        </table:cell-content-change>
        <table:cell-content-change table:id="ct9">
          <table:cell-address table:column="2" table:row="2" table:table="1"/>
          <office:change-info>
            <dc:creator> </dc:creator>
            <dc:date>2020-02-06T14:11:12.877000000</dc:date>
          </office:change-info>
          <table:previous table:id="ct8">
            <table:change-track-table-cell office:value-type="string">
              <text:p>Evolutionairy Computing 1/2</text:p>
            </table:change-track-table-cell>
          </table:previous>
        </table:cell-content-change>
        <table:cell-content-change table:id="ct10">
          <table:cell-address table:column="2" table:row="1" table:table="1"/>
          <office:change-info>
            <dc:creator> </dc:creator>
            <dc:date>2020-02-06T14:11:19.344000000</dc:date>
          </office:change-info>
          <table:previous table:id="ct6">
            <table:change-track-table-cell office:value-type="string">
              <text:p>Evolutionairy Computing 1/1</text:p>
            </table:change-track-table-cell>
          </table:previous>
        </table:cell-content-change>
        <table:cell-content-change table:id="ct11">
          <table:cell-address table:column="2" table:row="1" table:table="1"/>
          <office:change-info>
            <dc:creator> </dc:creator>
            <dc:date>2020-02-06T14:11:19.346000000</dc:date>
          </office:change-info>
          <table:previous table:id="ct10">
            <table:change-track-table-cell office:value-type="string">
              <text:p>Evolutionairy Computing 1/2</text:p>
            </table:change-track-table-cell>
          </table:previous>
        </table:cell-content-change>
        <table:cell-content-change table:id="ct12">
          <table:cell-address table:column="2" table:row="2" table:table="1"/>
          <office:change-info>
            <dc:creator> </dc:creator>
            <dc:date>2020-02-06T14:11:25.968000000</dc:date>
          </office:change-info>
          <table:previous table:id="ct9">
            <table:change-track-table-cell office:value-type="string">
              <text:p>Evolutionairy Computing ½</text:p>
            </table:change-track-table-cell>
          </table:previous>
        </table:cell-content-change>
        <table:cell-content-change table:id="ct13">
          <table:cell-address table:column="2" table:row="3" table:table="1"/>
          <office:change-info>
            <dc:creator> </dc:creator>
            <dc:date>2020-02-06T14:11:31.917000000</dc:date>
          </office:change-info>
          <table:previous>
            <table:change-track-table-cell/>
          </table:previous>
        </table:cell-content-change>
        <table:cell-content-change table:id="ct14">
          <table:cell-address table:column="2" table:row="4" table:table="1"/>
          <office:change-info>
            <dc:creator> </dc:creator>
            <dc:date>2020-02-06T14:11:51.585000000</dc:date>
          </office:change-info>
          <table:previous>
            <table:change-track-table-cell/>
          </table:previous>
        </table:cell-content-change>
        <table:cell-content-change table:id="ct15">
          <table:cell-address table:column="2" table:row="5" table:table="1"/>
          <office:change-info>
            <dc:creator> </dc:creator>
            <dc:date>2020-02-06T14:11:53.876000000</dc:date>
          </office:change-info>
          <table:previous>
            <table:change-track-table-cell/>
          </table:previous>
        </table:cell-content-change>
        <table:cell-content-change table:id="ct16">
          <table:cell-address table:column="2" table:row="4" table:table="1"/>
          <office:change-info>
            <dc:creator> </dc:creator>
            <dc:date>2020-02-06T14:11:58.775000000</dc:date>
          </office:change-info>
          <table:previous table:id="ct14">
            <table:change-track-table-cell office:value-type="string">
              <text:p>Cellular Automata</text:p>
            </table:change-track-table-cell>
          </table:previous>
        </table:cell-content-change>
        <table:cell-content-change table:id="ct17">
          <table:cell-address table:column="2" table:row="4" table:table="1"/>
          <office:change-info>
            <dc:creator> </dc:creator>
            <dc:date>2020-02-06T14:11:58.777000000</dc:date>
          </office:change-info>
          <table:previous table:id="ct16">
            <table:change-track-table-cell office:value-type="string">
              <text:p>Cellular Automata 1/2</text:p>
            </table:change-track-table-cell>
          </table:previous>
        </table:cell-content-change>
        <table:cell-content-change table:id="ct18">
          <table:cell-address table:column="2" table:row="5" table:table="1"/>
          <office:change-info>
            <dc:creator> </dc:creator>
            <dc:date>2020-02-06T14:12:37.536000000</dc:date>
          </office:change-info>
          <table:previous table:id="ct15">
            <table:change-track-table-cell office:value-type="string">
              <text:p>Cellular Automata</text:p>
            </table:change-track-table-cell>
          </table:previous>
        </table:cell-content-change>
        <table:cell-content-change table:id="ct19">
          <table:cell-address table:column="2" table:row="6" table:table="1"/>
          <office:change-info>
            <dc:creator> </dc:creator>
            <dc:date>2020-02-06T14:13:03.892000000</dc:date>
          </office:change-info>
          <table:previous>
            <table:change-track-table-cell/>
          </table:previous>
        </table:cell-content-change>
        <table:cell-content-change table:id="ct20">
          <table:cell-address table:column="2" table:row="7" table:table="1"/>
          <office:change-info>
            <dc:creator> </dc:creator>
            <dc:date>2020-02-06T14:13:07.703000000</dc:date>
          </office:change-info>
          <table:previous>
            <table:change-track-table-cell/>
          </table:previous>
        </table:cell-content-change>
        <table:cell-content-change table:id="ct21">
          <table:cell-address table:column="4" table:row="2" table:table="1"/>
          <office:change-info>
            <dc:creator> </dc:creator>
            <dc:date>2020-02-06T14:13:17.802000000</dc:date>
          </office:change-info>
          <table:previous>
            <table:change-track-table-cell/>
          </table:previous>
        </table:cell-content-change>
        <table:cell-content-change table:id="ct22">
          <table:cell-address table:column="4" table:row="1" table:table="1"/>
          <office:change-info>
            <dc:creator> </dc:creator>
            <dc:date>2020-02-06T14:13:22.113000000</dc:date>
          </office:change-info>
          <table:previous>
            <table:change-track-table-cell office:value-type="float" office:value="43850"/>
          </table:previous>
        </table:cell-content-change>
        <table:cell-content-change table:id="ct23">
          <table:cell-address table:column="4" table:row="2" table:table="1"/>
          <office:change-info>
            <dc:creator> </dc:creator>
            <dc:date>2020-02-06T14:13:25.663000000</dc:date>
          </office:change-info>
          <table:previous table:id="ct21">
            <table:change-track-table-cell office:value-type="float" office:value="43865"/>
          </table:previous>
        </table:cell-content-change>
        <table:cell-content-change table:id="ct24">
          <table:cell-address table:column="4" table:row="3" table:table="1"/>
          <office:change-info>
            <dc:creator> </dc:creator>
            <dc:date>2020-02-06T14:13:30.040000000</dc:date>
          </office:change-info>
          <table:previous>
            <table:change-track-table-cell/>
          </table:previous>
        </table:cell-content-change>
        <table:cell-content-change table:id="ct25">
          <table:cell-address table:column="4" table:row="4" table:table="1"/>
          <office:change-info>
            <dc:creator> </dc:creator>
            <dc:date>2020-02-06T14:13:43.843000000</dc:date>
          </office:change-info>
          <table:previous>
            <table:change-track-table-cell/>
          </table:previous>
        </table:cell-content-change>
        <table:cell-content-change table:id="ct26">
          <table:cell-address table:column="4" table:row="5" table:table="1"/>
          <office:change-info>
            <dc:creator> </dc:creator>
            <dc:date>2020-02-06T14:13:49.677000000</dc:date>
          </office:change-info>
          <table:previous>
            <table:change-track-table-cell/>
          </table:previous>
        </table:cell-content-change>
        <table:cell-content-change table:id="ct27">
          <table:cell-address table:column="4" table:row="6" table:table="1"/>
          <office:change-info>
            <dc:creator> </dc:creator>
            <dc:date>2020-02-06T14:14:16.703000000</dc:date>
          </office:change-info>
          <table:previous>
            <table:change-track-table-cell/>
          </table:previous>
        </table:cell-content-change>
        <table:cell-content-change table:id="ct28">
          <table:cell-address table:column="4" table:row="7" table:table="1"/>
          <office:change-info>
            <dc:creator> </dc:creator>
            <dc:date>2020-02-06T14:14:24.155000000</dc:date>
          </office:change-info>
          <table:previous>
            <table:change-track-table-cell/>
          </table:previous>
        </table:cell-content-change>
        <table:cell-content-change table:id="ct29">
          <table:cell-address table:column="4" table:row="7" table:table="1"/>
          <office:change-info>
            <dc:creator> </dc:creator>
            <dc:date>2020-02-06T14:14:31.275000000</dc:date>
          </office:change-info>
          <table:previous table:id="ct28">
            <table:change-track-table-cell office:value-type="float" office:value="43904"/>
          </table:previous>
        </table:cell-content-change>
        <table:cell-content-change table:id="ct30">
          <table:cell-address table:column="3" table:row="1" table:table="2"/>
          <office:change-info>
            <dc:creator> </dc:creator>
            <dc:date>2020-02-06T14:14:54.430000000</dc:date>
          </office:change-info>
          <table:previous>
            <table:change-track-table-cell/>
          </table:previous>
        </table:cell-content-change>
        <table:cell-content-change table:id="ct31">
          <table:cell-address table:column="3" table:row="2" table:table="2"/>
          <office:change-info>
            <dc:creator> </dc:creator>
            <dc:date>2020-02-06T14:14:57.512000000</dc:date>
          </office:change-info>
          <table:previous>
            <table:change-track-table-cell/>
          </table:previous>
        </table:cell-content-change>
        <table:cell-content-change table:id="ct32">
          <table:cell-address table:column="3" table:row="3" table:table="2"/>
          <office:change-info>
            <dc:creator> </dc:creator>
            <dc:date>2020-02-06T14:15:01.034000000</dc:date>
          </office:change-info>
          <table:previous>
            <table:change-track-table-cell/>
          </table:previous>
        </table:cell-content-change>
        <table:cell-content-change table:id="ct33">
          <table:cell-address table:column="3" table:row="4" table:table="2"/>
          <office:change-info>
            <dc:creator> </dc:creator>
            <dc:date>2020-02-06T14:15:08.089000000</dc:date>
          </office:change-info>
          <table:previous>
            <table:change-track-table-cell/>
          </table:previous>
        </table:cell-content-change>
        <table:cell-content-change table:id="ct34">
          <table:cell-address table:column="3" table:row="5" table:table="2"/>
          <office:change-info>
            <dc:creator> </dc:creator>
            <dc:date>2020-02-06T14:15:12.099000000</dc:date>
          </office:change-info>
          <table:previous>
            <table:change-track-table-cell/>
          </table:previous>
        </table:cell-content-change>
        <table:cell-content-change table:id="ct35">
          <table:cell-address table:column="3" table:row="6" table:table="2"/>
          <office:change-info>
            <dc:creator> </dc:creator>
            <dc:date>2020-02-06T14:15:23.311000000</dc:date>
          </office:change-info>
          <table:previous>
            <table:change-track-table-cell/>
          </table:previous>
        </table:cell-content-change>
        <table:cell-content-change table:id="ct36">
          <table:cell-address table:column="3" table:row="7" table:table="2"/>
          <office:change-info>
            <dc:creator> </dc:creator>
            <dc:date>2020-02-06T14:15:27.638000000</dc:date>
          </office:change-info>
          <table:previous>
            <table:change-track-table-cell/>
          </table:previous>
        </table:cell-content-change>
        <table:cell-content-change table:id="ct37">
          <table:cell-address table:column="3" table:row="8" table:table="2"/>
          <office:change-info>
            <dc:creator> </dc:creator>
            <dc:date>2020-02-06T14:15:37.113000000</dc:date>
          </office:change-info>
          <table:previous>
            <table:change-track-table-cell/>
          </table:previous>
        </table:cell-content-change>
        <table:cell-content-change table:id="ct38">
          <table:cell-address table:column="5" table:row="1" table:table="2"/>
          <office:change-info>
            <dc:creator> </dc:creator>
            <dc:date>2020-02-06T18:53:50.958000000</dc:date>
          </office:change-info>
          <table:previous>
            <table:change-track-table-cell/>
          </table:previous>
        </table:cell-content-change>
        <table:cell-content-change table:id="ct39">
          <table:cell-address table:column="5" table:row="2" table:table="2"/>
          <office:change-info>
            <dc:creator> </dc:creator>
            <dc:date>2020-02-06T18:54:00.720000000</dc:date>
          </office:change-info>
          <table:previous>
            <table:change-track-table-cell/>
          </table:previous>
        </table:cell-content-change>
        <table:cell-content-change table:id="ct40">
          <table:cell-address table:column="5" table:row="3" table:table="2"/>
          <office:change-info>
            <dc:creator> </dc:creator>
            <dc:date>2020-02-06T18:54:12.165000000</dc:date>
          </office:change-info>
          <table:previous>
            <table:change-track-table-cell/>
          </table:previous>
        </table:cell-content-change>
        <table:cell-content-change table:id="ct41">
          <table:cell-address table:column="5" table:row="4" table:table="2"/>
          <office:change-info>
            <dc:creator> </dc:creator>
            <dc:date>2020-02-06T18:54:25.331000000</dc:date>
          </office:change-info>
          <table:previous>
            <table:change-track-table-cell/>
          </table:previous>
        </table:cell-content-change>
        <table:cell-content-change table:id="ct42">
          <table:cell-address table:column="5" table:row="5" table:table="2"/>
          <office:change-info>
            <dc:creator> </dc:creator>
            <dc:date>2020-02-06T18:54:39.463000000</dc:date>
          </office:change-info>
          <table:previous>
            <table:change-track-table-cell/>
          </table:previous>
        </table:cell-content-change>
        <table:cell-content-change table:id="ct43">
          <table:cell-address table:column="5" table:row="6" table:table="2"/>
          <office:change-info>
            <dc:creator> </dc:creator>
            <dc:date>2020-02-06T18:54:49.080000000</dc:date>
          </office:change-info>
          <table:previous>
            <table:change-track-table-cell/>
          </table:previous>
        </table:cell-content-change>
        <table:cell-content-change table:id="ct44">
          <table:cell-address table:column="5" table:row="7" table:table="2"/>
          <office:change-info>
            <dc:creator> </dc:creator>
            <dc:date>2020-02-06T18:54:56.758000000</dc:date>
          </office:change-info>
          <table:previous>
            <table:change-track-table-cell/>
          </table:previous>
        </table:cell-content-change>
        <table:cell-content-change table:id="ct45">
          <table:cell-address table:column="5" table:row="8" table:table="2"/>
          <office:change-info>
            <dc:creator> </dc:creator>
            <dc:date>2020-02-06T18:55:04.305000000</dc:date>
          </office:change-info>
          <table:previous>
            <table:change-track-table-cell/>
          </table:previous>
        </table:cell-content-change>
        <table:cell-content-change table:id="ct46">
          <table:cell-address table:column="6" table:row="1" table:table="2"/>
          <office:change-info>
            <dc:creator> </dc:creator>
            <dc:date>2020-02-06T18:55:15.277000000</dc:date>
          </office:change-info>
          <table:previous>
            <table:change-track-table-cell/>
          </table:previous>
        </table:cell-content-change>
        <table:cell-content-change table:id="ct47">
          <table:cell-address table:column="6" table:row="2" table:table="2"/>
          <office:change-info>
            <dc:creator> </dc:creator>
            <dc:date>2020-02-06T18:55:17.003000000</dc:date>
          </office:change-info>
          <table:previous>
            <table:change-track-table-cell/>
          </table:previous>
        </table:cell-content-change>
        <table:cell-content-change table:id="ct48">
          <table:cell-address table:column="6" table:row="3" table:table="2"/>
          <office:change-info>
            <dc:creator> </dc:creator>
            <dc:date>2020-02-06T18:55:17.384000000</dc:date>
          </office:change-info>
          <table:previous>
            <table:change-track-table-cell/>
          </table:previous>
        </table:cell-content-change>
        <table:cell-content-change table:id="ct49">
          <table:cell-address table:column="6" table:row="4" table:table="2"/>
          <office:change-info>
            <dc:creator> </dc:creator>
            <dc:date>2020-02-06T18:55:17.691000000</dc:date>
          </office:change-info>
          <table:previous>
            <table:change-track-table-cell/>
          </table:previous>
        </table:cell-content-change>
        <table:cell-content-change table:id="ct50">
          <table:cell-address table:column="6" table:row="5" table:table="2"/>
          <office:change-info>
            <dc:creator> </dc:creator>
            <dc:date>2020-02-06T18:55:18.009000000</dc:date>
          </office:change-info>
          <table:previous>
            <table:change-track-table-cell/>
          </table:previous>
        </table:cell-content-change>
        <table:cell-content-change table:id="ct51">
          <table:cell-address table:column="6" table:row="6" table:table="2"/>
          <office:change-info>
            <dc:creator> </dc:creator>
            <dc:date>2020-02-06T18:55:18.309000000</dc:date>
          </office:change-info>
          <table:previous>
            <table:change-track-table-cell/>
          </table:previous>
        </table:cell-content-change>
        <table:cell-content-change table:id="ct52">
          <table:cell-address table:column="6" table:row="7" table:table="2"/>
          <office:change-info>
            <dc:creator> </dc:creator>
            <dc:date>2020-02-06T18:55:18.613000000</dc:date>
          </office:change-info>
          <table:previous>
            <table:change-track-table-cell/>
          </table:previous>
        </table:cell-content-change>
        <table:cell-content-change table:id="ct53">
          <table:cell-address table:column="6" table:row="8" table:table="2"/>
          <office:change-info>
            <dc:creator> </dc:creator>
            <dc:date>2020-02-06T18:55:19.199000000</dc:date>
          </office:change-info>
          <table:previous>
            <table:change-track-table-cell/>
          </table:previous>
        </table:cell-content-change>
        <table:cell-content-change table:id="ct54">
          <table:cell-address table:column="7" table:row="6" table:table="2"/>
          <office:change-info>
            <dc:creator> </dc:creator>
            <dc:date>2020-02-06T18:56:16.796000000</dc:date>
          </office:change-info>
          <table:previous>
            <table:change-track-table-cell/>
          </table:previous>
        </table:cell-content-change>
        <table:cell-content-change table:id="ct55">
          <table:cell-address table:column="7" table:row="7" table:table="2"/>
          <office:change-info>
            <dc:creator> </dc:creator>
            <dc:date>2020-02-06T18:56:17.575000000</dc:date>
          </office:change-info>
          <table:previous>
            <table:change-track-table-cell/>
          </table:previous>
        </table:cell-content-change>
        <table:cell-content-change table:id="ct56">
          <table:cell-address table:column="7" table:row="8" table:table="2"/>
          <office:change-info>
            <dc:creator> </dc:creator>
            <dc:date>2020-02-06T18:56:22.387000000</dc:date>
          </office:change-info>
          <table:previous>
            <table:change-track-table-cell/>
          </table:previous>
        </table:cell-content-change>
        <table:cell-content-change table:id="ct57">
          <table:cell-address table:column="7" table:row="1" table:table="2"/>
          <office:change-info>
            <dc:creator> </dc:creator>
            <dc:date>2020-02-06T18:56:35.760000000</dc:date>
          </office:change-info>
          <table:previous>
            <table:change-track-table-cell/>
          </table:previous>
        </table:cell-content-change>
        <table:cell-content-change table:id="ct58">
          <table:cell-address table:column="7" table:row="2" table:table="2"/>
          <office:change-info>
            <dc:creator> </dc:creator>
            <dc:date>2020-02-06T18:56:38.450000000</dc:date>
          </office:change-info>
          <table:previous>
            <table:change-track-table-cell/>
          </table:previous>
        </table:cell-content-change>
        <table:cell-content-change table:id="ct59">
          <table:cell-address table:column="7" table:row="3" table:table="2"/>
          <office:change-info>
            <dc:creator> </dc:creator>
            <dc:date>2020-02-06T18:56:38.845000000</dc:date>
          </office:change-info>
          <table:previous>
            <table:change-track-table-cell/>
          </table:previous>
        </table:cell-content-change>
        <table:cell-content-change table:id="ct60">
          <table:cell-address table:column="7" table:row="4" table:table="2"/>
          <office:change-info>
            <dc:creator> </dc:creator>
            <dc:date>2020-02-06T18:56:39.218000000</dc:date>
          </office:change-info>
          <table:previous>
            <table:change-track-table-cell/>
          </table:previous>
        </table:cell-content-change>
        <table:cell-content-change table:id="ct61">
          <table:cell-address table:column="7" table:row="5" table:table="2"/>
          <office:change-info>
            <dc:creator> </dc:creator>
            <dc:date>2020-02-06T18:56:39.525000000</dc:date>
          </office:change-info>
          <table:previous>
            <table:change-track-table-cell/>
          </table:previous>
        </table:cell-content-change>
        <table:cell-content-change table:id="ct62">
          <table:cell-address table:column="8" table:row="1" table:table="2"/>
          <office:change-info>
            <dc:creator> </dc:creator>
            <dc:date>2020-02-06T18:56:43.998000000</dc:date>
          </office:change-info>
          <table:previous>
            <table:change-track-table-cell/>
          </table:previous>
        </table:cell-content-change>
        <table:cell-content-change table:id="ct63">
          <table:cell-address table:column="8" table:row="2" table:table="2"/>
          <office:change-info>
            <dc:creator> </dc:creator>
            <dc:date>2020-02-06T18:56:48.512000000</dc:date>
          </office:change-info>
          <table:previous>
            <table:change-track-table-cell/>
          </table:previous>
        </table:cell-content-change>
        <table:cell-content-change table:id="ct64">
          <table:cell-address table:column="8" table:row="3" table:table="2"/>
          <office:change-info>
            <dc:creator> </dc:creator>
            <dc:date>2020-02-06T18:56:49.002000000</dc:date>
          </office:change-info>
          <table:previous>
            <table:change-track-table-cell/>
          </table:previous>
        </table:cell-content-change>
        <table:cell-content-change table:id="ct65">
          <table:cell-address table:column="8" table:row="4" table:table="2"/>
          <office:change-info>
            <dc:creator> </dc:creator>
            <dc:date>2020-02-06T18:56:49.878000000</dc:date>
          </office:change-info>
          <table:previous>
            <table:change-track-table-cell/>
          </table:previous>
        </table:cell-content-change>
        <table:cell-content-change table:id="ct66">
          <table:cell-address table:column="8" table:row="3" table:table="2"/>
          <office:change-info>
            <dc:creator> </dc:creator>
            <dc:date>2020-02-06T18:56:53.190000000</dc:date>
          </office:change-info>
          <table:previous table:id="ct64">
            <table:change-track-table-cell office:value-type="string">
              <text:p>v</text:p>
            </table:change-track-table-cell>
          </table:previous>
        </table:cell-content-change>
        <table:cell-content-change table:id="ct67">
          <table:cell-address table:column="8" table:row="4" table:table="2"/>
          <office:change-info>
            <dc:creator> </dc:creator>
            <dc:date>2020-02-06T18:56:54.561000000</dc:date>
          </office:change-info>
          <table:previous table:id="ct65">
            <table:change-track-table-cell office:value-type="string">
              <text:p>v</text:p>
            </table:change-track-table-cell>
          </table:previous>
        </table:cell-content-change>
        <table:cell-content-change table:id="ct68">
          <table:cell-address table:column="8" table:row="5" table:table="2"/>
          <office:change-info>
            <dc:creator> </dc:creator>
            <dc:date>2020-02-06T18:56:55.320000000</dc:date>
          </office:change-info>
          <table:previous>
            <table:change-track-table-cell/>
          </table:previous>
        </table:cell-content-change>
        <table:cell-content-change table:id="ct69">
          <table:cell-address table:column="8" table:row="6" table:table="2"/>
          <office:change-info>
            <dc:creator> </dc:creator>
            <dc:date>2020-02-06T18:56:55.952000000</dc:date>
          </office:change-info>
          <table:previous>
            <table:change-track-table-cell/>
          </table:previous>
        </table:cell-content-change>
        <table:cell-content-change table:id="ct70">
          <table:cell-address table:column="8" table:row="7" table:table="2"/>
          <office:change-info>
            <dc:creator> </dc:creator>
            <dc:date>2020-02-06T18:56:56.854000000</dc:date>
          </office:change-info>
          <table:previous>
            <table:change-track-table-cell/>
          </table:previous>
        </table:cell-content-change>
        <table:cell-content-change table:id="ct71">
          <table:cell-address table:column="8" table:row="7" table:table="2"/>
          <office:change-info>
            <dc:creator> </dc:creator>
            <dc:date>2020-02-06T18:57:00.617000000</dc:date>
          </office:change-info>
          <table:previous table:id="ct70">
            <table:change-track-table-cell office:value-type="string">
              <text:p>v</text:p>
            </table:change-track-table-cell>
          </table:previous>
        </table:cell-content-change>
        <table:cell-content-change table:id="ct72">
          <table:cell-address table:column="8" table:row="8" table:table="2"/>
          <office:change-info>
            <dc:creator> </dc:creator>
            <dc:date>2020-02-06T18:57:01.327000000</dc:date>
          </office:change-info>
          <table:previous>
            <table:change-track-table-cell/>
          </table:previous>
        </table:cell-content-change>
        <table:cell-content-change table:id="ct73">
          <table:cell-address table:column="9" table:row="1" table:table="2"/>
          <office:change-info>
            <dc:creator> </dc:creator>
            <dc:date>2020-02-06T18:57:12.679000000</dc:date>
          </office:change-info>
          <table:previous>
            <table:change-track-table-cell/>
          </table:previous>
        </table:cell-content-change>
        <table:cell-content-change table:id="ct74">
          <table:cell-address table:column="9" table:row="1" table:table="2"/>
          <office:change-info>
            <dc:creator> </dc:creator>
            <dc:date>2020-02-06T18:57:14.827000000</dc:date>
          </office:change-info>
          <table:previous table:id="ct73">
            <table:change-track-table-cell office:value-type="float" office:value="24"/>
          </table:previous>
        </table:cell-content-change>
        <table:cell-content-change table:id="ct75">
          <table:cell-address table:column="9" table:row="2" table:table="2"/>
          <office:change-info>
            <dc:creator> </dc:creator>
            <dc:date>2020-02-06T18:57:16.359000000</dc:date>
          </office:change-info>
          <table:previous>
            <table:change-track-table-cell/>
          </table:previous>
        </table:cell-content-change>
        <table:cell-content-change table:id="ct76">
          <table:cell-address table:column="9" table:row="3" table:table="2"/>
          <office:change-info>
            <dc:creator> </dc:creator>
            <dc:date>2020-02-06T18:57:16.809000000</dc:date>
          </office:change-info>
          <table:previous>
            <table:change-track-table-cell/>
          </table:previous>
        </table:cell-content-change>
        <table:cell-content-change table:id="ct77">
          <table:cell-address table:column="9" table:row="4" table:table="2"/>
          <office:change-info>
            <dc:creator> </dc:creator>
            <dc:date>2020-02-06T18:57:17.161000000</dc:date>
          </office:change-info>
          <table:previous>
            <table:change-track-table-cell/>
          </table:previous>
        </table:cell-content-change>
        <table:cell-content-change table:id="ct78">
          <table:cell-address table:column="9" table:row="5" table:table="2"/>
          <office:change-info>
            <dc:creator> </dc:creator>
            <dc:date>2020-02-06T18:57:17.531000000</dc:date>
          </office:change-info>
          <table:previous>
            <table:change-track-table-cell/>
          </table:previous>
        </table:cell-content-change>
        <table:cell-content-change table:id="ct79">
          <table:cell-address table:column="9" table:row="6" table:table="2"/>
          <office:change-info>
            <dc:creator> </dc:creator>
            <dc:date>2020-02-06T18:57:17.849000000</dc:date>
          </office:change-info>
          <table:previous>
            <table:change-track-table-cell/>
          </table:previous>
        </table:cell-content-change>
        <table:cell-content-change table:id="ct80">
          <table:cell-address table:column="9" table:row="7" table:table="2"/>
          <office:change-info>
            <dc:creator> </dc:creator>
            <dc:date>2020-02-06T18:57:18.222000000</dc:date>
          </office:change-info>
          <table:previous>
            <table:change-track-table-cell/>
          </table:previous>
        </table:cell-content-change>
        <table:cell-content-change table:id="ct81">
          <table:cell-address table:column="9" table:row="8" table:table="2"/>
          <office:change-info>
            <dc:creator> </dc:creator>
            <dc:date>2020-02-06T18:57:20.804000000</dc:date>
          </office:change-info>
          <table:previous>
            <table:change-track-table-cell/>
          </table:previous>
        </table:cell-content-change>
        <table:cell-content-change table:id="ct82">
          <table:cell-address table:column="9" table:row="7" table:table="2"/>
          <office:change-info>
            <dc:creator> </dc:creator>
            <dc:date>2020-02-06T18:57:34.753000000</dc:date>
          </office:change-info>
          <table:previous table:id="ct80">
            <table:change-track-table-cell office:value-type="float" office:value="240"/>
          </table:previous>
        </table:cell-content-change>
        <table:cell-content-change table:id="ct83">
          <table:cell-address table:column="9" table:row="7" table:table="2"/>
          <office:change-info>
            <dc:creator> </dc:creator>
            <dc:date>2020-02-06T18:57:38.782000000</dc:date>
          </office:change-info>
          <table:previous table:id="ct82">
            <table:change-track-table-cell office:value-type="float" office:value="60"/>
          </table:previous>
        </table:cell-content-change>
        <table:cell-content-change table:id="ct84">
          <table:cell-address table:column="0" table:row="1" table:table="2"/>
          <office:change-info>
            <dc:creator> </dc:creator>
            <dc:date>2020-02-06T18:57:45.742000000</dc:date>
          </office:change-info>
          <table:previous>
            <table:change-track-table-cell/>
          </table:previous>
        </table:cell-content-change>
        <table:cell-content-change table:id="ct85">
          <table:cell-address table:column="0" table:row="2" table:table="2"/>
          <office:change-info>
            <dc:creator> </dc:creator>
            <dc:date>2020-02-06T18:57:46.202000000</dc:date>
          </office:change-info>
          <table:previous>
            <table:change-track-table-cell/>
          </table:previous>
        </table:cell-content-change>
        <table:cell-content-change table:id="ct86">
          <table:cell-address table:column="0" table:row="3" table:table="2"/>
          <office:change-info>
            <dc:creator> </dc:creator>
            <dc:date>2020-02-06T18:57:46.742000000</dc:date>
          </office:change-info>
          <table:previous>
            <table:change-track-table-cell/>
          </table:previous>
        </table:cell-content-change>
        <table:cell-content-change table:id="ct87">
          <table:cell-address table:column="0" table:row="4" table:table="2"/>
          <office:change-info>
            <dc:creator> </dc:creator>
            <dc:date>2020-02-06T18:57:47.270000000</dc:date>
          </office:change-info>
          <table:previous>
            <table:change-track-table-cell/>
          </table:previous>
        </table:cell-content-change>
        <table:cell-content-change table:id="ct88">
          <table:cell-address table:column="0" table:row="5" table:table="2"/>
          <office:change-info>
            <dc:creator> </dc:creator>
            <dc:date>2020-02-06T18:57:47.766000000</dc:date>
          </office:change-info>
          <table:previous>
            <table:change-track-table-cell/>
          </table:previous>
        </table:cell-content-change>
        <table:cell-content-change table:id="ct89">
          <table:cell-address table:column="0" table:row="6" table:table="2"/>
          <office:change-info>
            <dc:creator> </dc:creator>
            <dc:date>2020-02-06T18:57:48.285000000</dc:date>
          </office:change-info>
          <table:previous>
            <table:change-track-table-cell/>
          </table:previous>
        </table:cell-content-change>
        <table:cell-content-change table:id="ct90">
          <table:cell-address table:column="0" table:row="7" table:table="2"/>
          <office:change-info>
            <dc:creator> </dc:creator>
            <dc:date>2020-02-06T18:57:48.896000000</dc:date>
          </office:change-info>
          <table:previous>
            <table:change-track-table-cell/>
          </table:previous>
        </table:cell-content-change>
        <table:cell-content-change table:id="ct91">
          <table:cell-address table:column="0" table:row="8" table:table="2"/>
          <office:change-info>
            <dc:creator> </dc:creator>
            <dc:date>2020-02-06T18:57:49.477000000</dc:date>
          </office:change-info>
          <table:previous>
            <table:change-track-table-cell/>
          </table:previous>
        </table:cell-content-change>
        <table:cell-content-change table:id="ct92">
          <table:cell-address table:column="1" table:row="1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93">
          <table:cell-address table:column="1" table:row="2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94">
          <table:cell-address table:column="1" table:row="3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95">
          <table:cell-address table:column="1" table:row="4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96">
          <table:cell-address table:column="1" table:row="5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97">
          <table:cell-address table:column="1" table:row="6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98">
          <table:cell-address table:column="1" table:row="7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99">
          <table:cell-address table:column="1" table:row="8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00">
          <table:cell-address table:column="1" table:row="9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01">
          <table:cell-address table:column="1" table:row="10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02">
          <table:cell-address table:column="1" table:row="11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03">
          <table:cell-address table:column="1" table:row="12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04">
          <table:cell-address table:column="1" table:row="13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05">
          <table:cell-address table:column="1" table:row="14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06">
          <table:cell-address table:column="1" table:row="15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07">
          <table:cell-address table:column="1" table:row="16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08">
          <table:cell-address table:column="1" table:row="17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09">
          <table:cell-address table:column="1" table:row="18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10">
          <table:cell-address table:column="1" table:row="19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11">
          <table:cell-address table:column="1" table:row="20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12">
          <table:cell-address table:column="1" table:row="21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13">
          <table:cell-address table:column="1" table:row="22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14">
          <table:cell-address table:column="1" table:row="23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15">
          <table:cell-address table:column="1" table:row="24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16">
          <table:cell-address table:column="1" table:row="25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17">
          <table:cell-address table:column="1" table:row="26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18">
          <table:cell-address table:column="1" table:row="27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19">
          <table:cell-address table:column="1" table:row="28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20">
          <table:cell-address table:column="1" table:row="29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21">
          <table:cell-address table:column="1" table:row="30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22">
          <table:cell-address table:column="1" table:row="31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23">
          <table:cell-address table:column="1" table:row="32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24">
          <table:cell-address table:column="1" table:row="33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25">
          <table:cell-address table:column="1" table:row="34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26">
          <table:cell-address table:column="1" table:row="35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27">
          <table:cell-address table:column="1" table:row="36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128">
          <table:cell-address table:column="1" table:row="37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129">
          <table:cell-address table:column="1" table:row="38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130">
          <table:cell-address table:column="1" table:row="39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131">
          <table:cell-address table:column="1" table:row="40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132">
          <table:cell-address table:column="1" table:row="41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133">
          <table:cell-address table:column="1" table:row="42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134">
          <table:cell-address table:column="1" table:row="43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135">
          <table:cell-address table:column="1" table:row="44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136">
          <table:cell-address table:column="1" table:row="45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StudeerSnel</text:p>
            </table:change-track-table-cell>
          </table:previous>
        </table:cell-content-change>
        <table:cell-content-change table:id="ct137">
          <table:cell-address table:column="1" table:row="46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Brightspace</text:p>
            </table:change-track-table-cell>
          </table:previous>
        </table:cell-content-change>
        <table:cell-content-change table:id="ct138">
          <table:cell-address table:column="1" table:row="47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Brightspace</text:p>
            </table:change-track-table-cell>
          </table:previous>
        </table:cell-content-change>
        <table:cell-content-change table:id="ct139">
          <table:cell-address table:column="1" table:row="48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Brightspace</text:p>
            </table:change-track-table-cell>
          </table:previous>
        </table:cell-content-change>
        <table:cell-content-change table:id="ct140">
          <table:cell-address table:column="1" table:row="49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Brightspace</text:p>
            </table:change-track-table-cell>
          </table:previous>
        </table:cell-content-change>
        <table:cell-content-change table:id="ct141">
          <table:cell-address table:column="1" table:row="50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Brightspace</text:p>
            </table:change-track-table-cell>
          </table:previous>
        </table:cell-content-change>
        <table:cell-content-change table:id="ct142">
          <table:cell-address table:column="1" table:row="51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Brightspace</text:p>
            </table:change-track-table-cell>
          </table:previous>
        </table:cell-content-change>
        <table:cell-content-change table:id="ct143">
          <table:cell-address table:column="1" table:row="52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44">
          <table:cell-address table:column="1" table:row="53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45">
          <table:cell-address table:column="1" table:row="54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46">
          <table:cell-address table:column="1" table:row="55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47">
          <table:cell-address table:column="1" table:row="56" table:table="3"/>
          <office:change-info>
            <dc:creator> </dc:creator>
            <dc:date>2020-02-06T18:58:01.964000000</dc:date>
          </office:change-info>
          <table:previous>
            <table:change-track-table-cell office:value-type="string">
              <text:p>Goldmine</text:p>
            </table:change-track-table-cell>
          </table:previous>
        </table:cell-content-change>
        <table:cell-content-change table:id="ct148">
          <table:cell-address table:column="2" table:row="1" table:table="3"/>
          <office:change-info>
            <dc:creator> </dc:creator>
            <dc:date>2020-02-06T18:58:01.964000000</dc:date>
          </office:change-info>
          <table:previous>
            <table:change-track-table-cell office:value-type="float" office:value="1"/>
          </table:previous>
        </table:cell-content-change>
        <table:cell-content-change table:id="ct149">
          <table:cell-address table:column="2" table:row="2" table:table="3"/>
          <office:change-info>
            <dc:creator> </dc:creator>
            <dc:date>2020-02-06T18:58:01.964000000</dc:date>
          </office:change-info>
          <table:previous>
            <table:change-track-table-cell office:value-type="float" office:value="1"/>
          </table:previous>
        </table:cell-content-change>
        <table:cell-content-change table:id="ct150">
          <table:cell-address table:column="2" table:row="3" table:table="3"/>
          <office:change-info>
            <dc:creator> </dc:creator>
            <dc:date>2020-02-06T18:58:01.964000000</dc:date>
          </office:change-info>
          <table:previous>
            <table:change-track-table-cell office:value-type="float" office:value="1"/>
          </table:previous>
        </table:cell-content-change>
        <table:cell-content-change table:id="ct151">
          <table:cell-address table:column="2" table:row="4" table:table="3"/>
          <office:change-info>
            <dc:creator> </dc:creator>
            <dc:date>2020-02-06T18:58:01.964000000</dc:date>
          </office:change-info>
          <table:previous>
            <table:change-track-table-cell office:value-type="float" office:value="1"/>
          </table:previous>
        </table:cell-content-change>
        <table:cell-content-change table:id="ct152">
          <table:cell-address table:column="2" table:row="5" table:table="3"/>
          <office:change-info>
            <dc:creator> </dc:creator>
            <dc:date>2020-02-06T18:58:01.964000000</dc:date>
          </office:change-info>
          <table:previous>
            <table:change-track-table-cell office:value-type="float" office:value="2"/>
          </table:previous>
        </table:cell-content-change>
        <table:cell-content-change table:id="ct153">
          <table:cell-address table:column="2" table:row="6" table:table="3"/>
          <office:change-info>
            <dc:creator> </dc:creator>
            <dc:date>2020-02-06T18:58:01.964000000</dc:date>
          </office:change-info>
          <table:previous>
            <table:change-track-table-cell office:value-type="float" office:value="2"/>
          </table:previous>
        </table:cell-content-change>
        <table:cell-content-change table:id="ct154">
          <table:cell-address table:column="2" table:row="7" table:table="3"/>
          <office:change-info>
            <dc:creator> </dc:creator>
            <dc:date>2020-02-06T18:58:01.964000000</dc:date>
          </office:change-info>
          <table:previous>
            <table:change-track-table-cell office:value-type="float" office:value="2"/>
          </table:previous>
        </table:cell-content-change>
        <table:cell-content-change table:id="ct155">
          <table:cell-address table:column="2" table:row="8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2"/>
          </table:previous>
        </table:cell-content-change>
        <table:cell-content-change table:id="ct156">
          <table:cell-address table:column="2" table:row="9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3"/>
          </table:previous>
        </table:cell-content-change>
        <table:cell-content-change table:id="ct157">
          <table:cell-address table:column="2" table:row="10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3"/>
          </table:previous>
        </table:cell-content-change>
        <table:cell-content-change table:id="ct158">
          <table:cell-address table:column="2" table:row="11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3"/>
          </table:previous>
        </table:cell-content-change>
        <table:cell-content-change table:id="ct159">
          <table:cell-address table:column="2" table:row="12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3"/>
          </table:previous>
        </table:cell-content-change>
        <table:cell-content-change table:id="ct160">
          <table:cell-address table:column="2" table:row="13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"/>
          </table:previous>
        </table:cell-content-change>
        <table:cell-content-change table:id="ct161">
          <table:cell-address table:column="2" table:row="14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"/>
          </table:previous>
        </table:cell-content-change>
        <table:cell-content-change table:id="ct162">
          <table:cell-address table:column="2" table:row="15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"/>
          </table:previous>
        </table:cell-content-change>
        <table:cell-content-change table:id="ct163">
          <table:cell-address table:column="2" table:row="16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"/>
          </table:previous>
        </table:cell-content-change>
        <table:cell-content-change table:id="ct164">
          <table:cell-address table:column="2" table:row="17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165">
          <table:cell-address table:column="2" table:row="18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166">
          <table:cell-address table:column="2" table:row="19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167">
          <table:cell-address table:column="2" table:row="20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168">
          <table:cell-address table:column="2" table:row="21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6"/>
          </table:previous>
        </table:cell-content-change>
        <table:cell-content-change table:id="ct169">
          <table:cell-address table:column="2" table:row="22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6"/>
          </table:previous>
        </table:cell-content-change>
        <table:cell-content-change table:id="ct170">
          <table:cell-address table:column="2" table:row="23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6"/>
          </table:previous>
        </table:cell-content-change>
        <table:cell-content-change table:id="ct171">
          <table:cell-address table:column="2" table:row="24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6"/>
          </table:previous>
        </table:cell-content-change>
        <table:cell-content-change table:id="ct172">
          <table:cell-address table:column="2" table:row="25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6"/>
          </table:previous>
        </table:cell-content-change>
        <table:cell-content-change table:id="ct173">
          <table:cell-address table:column="2" table:row="26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7"/>
          </table:previous>
        </table:cell-content-change>
        <table:cell-content-change table:id="ct174">
          <table:cell-address table:column="2" table:row="27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7"/>
          </table:previous>
        </table:cell-content-change>
        <table:cell-content-change table:id="ct175">
          <table:cell-address table:column="2" table:row="28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7"/>
          </table:previous>
        </table:cell-content-change>
        <table:cell-content-change table:id="ct176">
          <table:cell-address table:column="2" table:row="29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7"/>
          </table:previous>
        </table:cell-content-change>
        <table:cell-content-change table:id="ct177">
          <table:cell-address table:column="2" table:row="30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7"/>
          </table:previous>
        </table:cell-content-change>
        <table:cell-content-change table:id="ct178">
          <table:cell-address table:column="2" table:row="31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8"/>
          </table:previous>
        </table:cell-content-change>
        <table:cell-content-change table:id="ct179">
          <table:cell-address table:column="2" table:row="32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8"/>
          </table:previous>
        </table:cell-content-change>
        <table:cell-content-change table:id="ct180">
          <table:cell-address table:column="2" table:row="33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8"/>
          </table:previous>
        </table:cell-content-change>
        <table:cell-content-change table:id="ct181">
          <table:cell-address table:column="2" table:row="34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8"/>
          </table:previous>
        </table:cell-content-change>
        <table:cell-content-change table:id="ct182">
          <table:cell-address table:column="2" table:row="35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8"/>
          </table:previous>
        </table:cell-content-change>
        <table:cell-content-change table:id="ct183">
          <table:cell-address table:column="2" table:row="36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9"/>
          </table:previous>
        </table:cell-content-change>
        <table:cell-content-change table:id="ct184">
          <table:cell-address table:column="2" table:row="37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9"/>
          </table:previous>
        </table:cell-content-change>
        <table:cell-content-change table:id="ct185">
          <table:cell-address table:column="2" table:row="38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9"/>
          </table:previous>
        </table:cell-content-change>
        <table:cell-content-change table:id="ct186">
          <table:cell-address table:column="2" table:row="39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9"/>
          </table:previous>
        </table:cell-content-change>
        <table:cell-content-change table:id="ct187">
          <table:cell-address table:column="2" table:row="40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9"/>
          </table:previous>
        </table:cell-content-change>
        <table:cell-content-change table:id="ct188">
          <table:cell-address table:column="2" table:row="41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10"/>
          </table:previous>
        </table:cell-content-change>
        <table:cell-content-change table:id="ct189">
          <table:cell-address table:column="2" table:row="42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10"/>
          </table:previous>
        </table:cell-content-change>
        <table:cell-content-change table:id="ct190">
          <table:cell-address table:column="2" table:row="43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10"/>
          </table:previous>
        </table:cell-content-change>
        <table:cell-content-change table:id="ct191">
          <table:cell-address table:column="2" table:row="44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10"/>
          </table:previous>
        </table:cell-content-change>
        <table:cell-content-change table:id="ct192">
          <table:cell-address table:column="2" table:row="45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10"/>
          </table:previous>
        </table:cell-content-change>
        <table:cell-content-change table:id="ct193">
          <table:cell-address table:column="2" table:row="46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9"/>
          </table:previous>
        </table:cell-content-change>
        <table:cell-content-change table:id="ct194">
          <table:cell-address table:column="2" table:row="47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9"/>
          </table:previous>
        </table:cell-content-change>
        <table:cell-content-change table:id="ct195">
          <table:cell-address table:column="2" table:row="48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9"/>
          </table:previous>
        </table:cell-content-change>
        <table:cell-content-change table:id="ct196">
          <table:cell-address table:column="2" table:row="49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9"/>
          </table:previous>
        </table:cell-content-change>
        <table:cell-content-change table:id="ct197">
          <table:cell-address table:column="2" table:row="50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9"/>
          </table:previous>
        </table:cell-content-change>
        <table:cell-content-change table:id="ct198">
          <table:cell-address table:column="2" table:row="51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9"/>
          </table:previous>
        </table:cell-content-change>
        <table:cell-content-change table:id="ct199">
          <table:cell-address table:column="2" table:row="52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10"/>
          </table:previous>
        </table:cell-content-change>
        <table:cell-content-change table:id="ct200">
          <table:cell-address table:column="2" table:row="53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10"/>
          </table:previous>
        </table:cell-content-change>
        <table:cell-content-change table:id="ct201">
          <table:cell-address table:column="2" table:row="54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10"/>
          </table:previous>
        </table:cell-content-change>
        <table:cell-content-change table:id="ct202">
          <table:cell-address table:column="2" table:row="55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10"/>
          </table:previous>
        </table:cell-content-change>
        <table:cell-content-change table:id="ct203">
          <table:cell-address table:column="2" table:row="56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10"/>
          </table:previous>
        </table:cell-content-change>
        <table:cell-content-change table:id="ct204">
          <table:cell-address table:column="3" table:row="1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39104"/>
          </table:previous>
        </table:cell-content-change>
        <table:cell-content-change table:id="ct205">
          <table:cell-address table:column="3" table:row="2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39104"/>
          </table:previous>
        </table:cell-content-change>
        <table:cell-content-change table:id="ct206">
          <table:cell-address table:column="3" table:row="3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39104"/>
          </table:previous>
        </table:cell-content-change>
        <table:cell-content-change table:id="ct207">
          <table:cell-address table:column="3" table:row="4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39104"/>
          </table:previous>
        </table:cell-content-change>
        <table:cell-content-change table:id="ct208">
          <table:cell-address table:column="3" table:row="5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39234"/>
          </table:previous>
        </table:cell-content-change>
        <table:cell-content-change table:id="ct209">
          <table:cell-address table:column="3" table:row="6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39234"/>
          </table:previous>
        </table:cell-content-change>
        <table:cell-content-change table:id="ct210">
          <table:cell-address table:column="3" table:row="7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39234"/>
          </table:previous>
        </table:cell-content-change>
        <table:cell-content-change table:id="ct211">
          <table:cell-address table:column="3" table:row="8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39234"/>
          </table:previous>
        </table:cell-content-change>
        <table:cell-content-change table:id="ct212">
          <table:cell-address table:column="3" table:row="9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1089"/>
          </table:previous>
        </table:cell-content-change>
        <table:cell-content-change table:id="ct213">
          <table:cell-address table:column="3" table:row="10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1089"/>
          </table:previous>
        </table:cell-content-change>
        <table:cell-content-change table:id="ct214">
          <table:cell-address table:column="3" table:row="11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1089"/>
          </table:previous>
        </table:cell-content-change>
        <table:cell-content-change table:id="ct215">
          <table:cell-address table:column="3" table:row="12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1089"/>
          </table:previous>
        </table:cell-content-change>
        <table:cell-content-change table:id="ct216">
          <table:cell-address table:column="3" table:row="13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1152"/>
          </table:previous>
        </table:cell-content-change>
        <table:cell-content-change table:id="ct217">
          <table:cell-address table:column="3" table:row="14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1152"/>
          </table:previous>
        </table:cell-content-change>
        <table:cell-content-change table:id="ct218">
          <table:cell-address table:column="3" table:row="15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1152"/>
          </table:previous>
        </table:cell-content-change>
        <table:cell-content-change table:id="ct219">
          <table:cell-address table:column="3" table:row="16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1152"/>
          </table:previous>
        </table:cell-content-change>
        <table:cell-content-change table:id="ct220">
          <table:cell-address table:column="3" table:row="17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1383"/>
          </table:previous>
        </table:cell-content-change>
        <table:cell-content-change table:id="ct221">
          <table:cell-address table:column="3" table:row="18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1383"/>
          </table:previous>
        </table:cell-content-change>
        <table:cell-content-change table:id="ct222">
          <table:cell-address table:column="3" table:row="19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1383"/>
          </table:previous>
        </table:cell-content-change>
        <table:cell-content-change table:id="ct223">
          <table:cell-address table:column="3" table:row="20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1383"/>
          </table:previous>
        </table:cell-content-change>
        <table:cell-content-change table:id="ct224">
          <table:cell-address table:column="3" table:row="21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1740"/>
          </table:previous>
        </table:cell-content-change>
        <table:cell-content-change table:id="ct225">
          <table:cell-address table:column="3" table:row="22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1740"/>
          </table:previous>
        </table:cell-content-change>
        <table:cell-content-change table:id="ct226">
          <table:cell-address table:column="3" table:row="23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1740"/>
          </table:previous>
        </table:cell-content-change>
        <table:cell-content-change table:id="ct227">
          <table:cell-address table:column="3" table:row="24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1740"/>
          </table:previous>
        </table:cell-content-change>
        <table:cell-content-change table:id="ct228">
          <table:cell-address table:column="3" table:row="25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1740"/>
          </table:previous>
        </table:cell-content-change>
        <table:cell-content-change table:id="ct229">
          <table:cell-address table:column="3" table:row="26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2187"/>
          </table:previous>
        </table:cell-content-change>
        <table:cell-content-change table:id="ct230">
          <table:cell-address table:column="3" table:row="27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2187"/>
          </table:previous>
        </table:cell-content-change>
        <table:cell-content-change table:id="ct231">
          <table:cell-address table:column="3" table:row="28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2187"/>
          </table:previous>
        </table:cell-content-change>
        <table:cell-content-change table:id="ct232">
          <table:cell-address table:column="3" table:row="29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2187"/>
          </table:previous>
        </table:cell-content-change>
        <table:cell-content-change table:id="ct233">
          <table:cell-address table:column="3" table:row="30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2187"/>
          </table:previous>
        </table:cell-content-change>
        <table:cell-content-change table:id="ct234">
          <table:cell-address table:column="3" table:row="31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2104"/>
          </table:previous>
        </table:cell-content-change>
        <table:cell-content-change table:id="ct235">
          <table:cell-address table:column="3" table:row="32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2104"/>
          </table:previous>
        </table:cell-content-change>
        <table:cell-content-change table:id="ct236">
          <table:cell-address table:column="3" table:row="33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2104"/>
          </table:previous>
        </table:cell-content-change>
        <table:cell-content-change table:id="ct237">
          <table:cell-address table:column="3" table:row="34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2104"/>
          </table:previous>
        </table:cell-content-change>
        <table:cell-content-change table:id="ct238">
          <table:cell-address table:column="3" table:row="35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2104"/>
          </table:previous>
        </table:cell-content-change>
        <table:cell-content-change table:id="ct239">
          <table:cell-address table:column="3" table:row="36" table:table="3"/>
          <office:change-info>
            <dc:creator> </dc:creator>
            <dc:date>2020-02-06T18:58:01.965000000</dc:date>
          </office:change-info>
          <table:previous>
            <table:change-track-table-cell office:value-type="string">
              <text:p>2016-22-01</text:p>
            </table:change-track-table-cell>
          </table:previous>
        </table:cell-content-change>
        <table:cell-content-change table:id="ct240">
          <table:cell-address table:column="3" table:row="37" table:table="3"/>
          <office:change-info>
            <dc:creator> </dc:creator>
            <dc:date>2020-02-06T18:58:01.965000000</dc:date>
          </office:change-info>
          <table:previous>
            <table:change-track-table-cell office:value-type="string">
              <text:p>2016-22-01</text:p>
            </table:change-track-table-cell>
          </table:previous>
        </table:cell-content-change>
        <table:cell-content-change table:id="ct241">
          <table:cell-address table:column="3" table:row="38" table:table="3"/>
          <office:change-info>
            <dc:creator> </dc:creator>
            <dc:date>2020-02-06T18:58:01.965000000</dc:date>
          </office:change-info>
          <table:previous>
            <table:change-track-table-cell office:value-type="string">
              <text:p>2016-22-01</text:p>
            </table:change-track-table-cell>
          </table:previous>
        </table:cell-content-change>
        <table:cell-content-change table:id="ct242">
          <table:cell-address table:column="3" table:row="39" table:table="3"/>
          <office:change-info>
            <dc:creator> </dc:creator>
            <dc:date>2020-02-06T18:58:01.965000000</dc:date>
          </office:change-info>
          <table:previous>
            <table:change-track-table-cell office:value-type="string">
              <text:p>2016-22-01</text:p>
            </table:change-track-table-cell>
          </table:previous>
        </table:cell-content-change>
        <table:cell-content-change table:id="ct243">
          <table:cell-address table:column="3" table:row="40" table:table="3"/>
          <office:change-info>
            <dc:creator> </dc:creator>
            <dc:date>2020-02-06T18:58:01.965000000</dc:date>
          </office:change-info>
          <table:previous>
            <table:change-track-table-cell office:value-type="string">
              <text:p>2016-22-01</text:p>
            </table:change-track-table-cell>
          </table:previous>
        </table:cell-content-change>
        <table:cell-content-change table:id="ct244">
          <table:cell-address table:column="3" table:row="41" table:table="3"/>
          <office:change-info>
            <dc:creator> </dc:creator>
            <dc:date>2020-02-06T18:58:01.965000000</dc:date>
          </office:change-info>
          <table:previous>
            <table:change-track-table-cell office:value-type="string">
              <text:p>2016-04-12</text:p>
            </table:change-track-table-cell>
          </table:previous>
        </table:cell-content-change>
        <table:cell-content-change table:id="ct245">
          <table:cell-address table:column="3" table:row="42" table:table="3"/>
          <office:change-info>
            <dc:creator> </dc:creator>
            <dc:date>2020-02-06T18:58:01.965000000</dc:date>
          </office:change-info>
          <table:previous>
            <table:change-track-table-cell office:value-type="string">
              <text:p>2016-04-12</text:p>
            </table:change-track-table-cell>
          </table:previous>
        </table:cell-content-change>
        <table:cell-content-change table:id="ct246">
          <table:cell-address table:column="3" table:row="43" table:table="3"/>
          <office:change-info>
            <dc:creator> </dc:creator>
            <dc:date>2020-02-06T18:58:01.965000000</dc:date>
          </office:change-info>
          <table:previous>
            <table:change-track-table-cell office:value-type="string">
              <text:p>2016-04-12</text:p>
            </table:change-track-table-cell>
          </table:previous>
        </table:cell-content-change>
        <table:cell-content-change table:id="ct247">
          <table:cell-address table:column="3" table:row="44" table:table="3"/>
          <office:change-info>
            <dc:creator> </dc:creator>
            <dc:date>2020-02-06T18:58:01.965000000</dc:date>
          </office:change-info>
          <table:previous>
            <table:change-track-table-cell office:value-type="string">
              <text:p>2016-04-12</text:p>
            </table:change-track-table-cell>
          </table:previous>
        </table:cell-content-change>
        <table:cell-content-change table:id="ct248">
          <table:cell-address table:column="3" table:row="45" table:table="3"/>
          <office:change-info>
            <dc:creator> </dc:creator>
            <dc:date>2020-02-06T18:58:01.965000000</dc:date>
          </office:change-info>
          <table:previous>
            <table:change-track-table-cell office:value-type="string">
              <text:p>2016-04-12</text:p>
            </table:change-track-table-cell>
          </table:previous>
        </table:cell-content-change>
        <table:cell-content-change table:id="ct249">
          <table:cell-address table:column="3" table:row="46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3126"/>
          </table:previous>
        </table:cell-content-change>
        <table:cell-content-change table:id="ct250">
          <table:cell-address table:column="3" table:row="47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3126"/>
          </table:previous>
        </table:cell-content-change>
        <table:cell-content-change table:id="ct251">
          <table:cell-address table:column="3" table:row="48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3126"/>
          </table:previous>
        </table:cell-content-change>
        <table:cell-content-change table:id="ct252">
          <table:cell-address table:column="3" table:row="49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3126"/>
          </table:previous>
        </table:cell-content-change>
        <table:cell-content-change table:id="ct253">
          <table:cell-address table:column="3" table:row="50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3126"/>
          </table:previous>
        </table:cell-content-change>
        <table:cell-content-change table:id="ct254">
          <table:cell-address table:column="3" table:row="51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3126"/>
          </table:previous>
        </table:cell-content-change>
        <table:cell-content-change table:id="ct255">
          <table:cell-address table:column="3" table:row="52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0909"/>
          </table:previous>
        </table:cell-content-change>
        <table:cell-content-change table:id="ct256">
          <table:cell-address table:column="3" table:row="53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0909"/>
          </table:previous>
        </table:cell-content-change>
        <table:cell-content-change table:id="ct257">
          <table:cell-address table:column="3" table:row="54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0909"/>
          </table:previous>
        </table:cell-content-change>
        <table:cell-content-change table:id="ct258">
          <table:cell-address table:column="3" table:row="55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0909"/>
          </table:previous>
        </table:cell-content-change>
        <table:cell-content-change table:id="ct259">
          <table:cell-address table:column="3" table:row="56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0909"/>
          </table:previous>
        </table:cell-content-change>
        <table:cell-content-change table:id="ct260">
          <table:cell-address table:column="4" table:row="1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"/>
          </table:previous>
        </table:cell-content-change>
        <table:cell-content-change table:id="ct261">
          <table:cell-address table:column="4" table:row="2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"/>
          </table:previous>
        </table:cell-content-change>
        <table:cell-content-change table:id="ct262">
          <table:cell-address table:column="4" table:row="3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"/>
          </table:previous>
        </table:cell-content-change>
        <table:cell-content-change table:id="ct263">
          <table:cell-address table:column="4" table:row="4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"/>
          </table:previous>
        </table:cell-content-change>
        <table:cell-content-change table:id="ct264">
          <table:cell-address table:column="4" table:row="5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"/>
          </table:previous>
        </table:cell-content-change>
        <table:cell-content-change table:id="ct265">
          <table:cell-address table:column="4" table:row="6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"/>
          </table:previous>
        </table:cell-content-change>
        <table:cell-content-change table:id="ct266">
          <table:cell-address table:column="4" table:row="7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"/>
          </table:previous>
        </table:cell-content-change>
        <table:cell-content-change table:id="ct267">
          <table:cell-address table:column="4" table:row="8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"/>
          </table:previous>
        </table:cell-content-change>
        <table:cell-content-change table:id="ct268">
          <table:cell-address table:column="4" table:row="9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"/>
          </table:previous>
        </table:cell-content-change>
        <table:cell-content-change table:id="ct269">
          <table:cell-address table:column="4" table:row="10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"/>
          </table:previous>
        </table:cell-content-change>
        <table:cell-content-change table:id="ct270">
          <table:cell-address table:column="4" table:row="11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"/>
          </table:previous>
        </table:cell-content-change>
        <table:cell-content-change table:id="ct271">
          <table:cell-address table:column="4" table:row="12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"/>
          </table:previous>
        </table:cell-content-change>
        <table:cell-content-change table:id="ct272">
          <table:cell-address table:column="4" table:row="13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"/>
          </table:previous>
        </table:cell-content-change>
        <table:cell-content-change table:id="ct273">
          <table:cell-address table:column="4" table:row="14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"/>
          </table:previous>
        </table:cell-content-change>
        <table:cell-content-change table:id="ct274">
          <table:cell-address table:column="4" table:row="15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"/>
          </table:previous>
        </table:cell-content-change>
        <table:cell-content-change table:id="ct275">
          <table:cell-address table:column="4" table:row="16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"/>
          </table:previous>
        </table:cell-content-change>
        <table:cell-content-change table:id="ct276">
          <table:cell-address table:column="4" table:row="17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"/>
          </table:previous>
        </table:cell-content-change>
        <table:cell-content-change table:id="ct277">
          <table:cell-address table:column="4" table:row="18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"/>
          </table:previous>
        </table:cell-content-change>
        <table:cell-content-change table:id="ct278">
          <table:cell-address table:column="4" table:row="19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"/>
          </table:previous>
        </table:cell-content-change>
        <table:cell-content-change table:id="ct279">
          <table:cell-address table:column="4" table:row="20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"/>
          </table:previous>
        </table:cell-content-change>
        <table:cell-content-change table:id="ct280">
          <table:cell-address table:column="4" table:row="21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281">
          <table:cell-address table:column="4" table:row="22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282">
          <table:cell-address table:column="4" table:row="23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283">
          <table:cell-address table:column="4" table:row="24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284">
          <table:cell-address table:column="4" table:row="25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285">
          <table:cell-address table:column="4" table:row="26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286">
          <table:cell-address table:column="4" table:row="27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287">
          <table:cell-address table:column="4" table:row="28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288">
          <table:cell-address table:column="4" table:row="29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289">
          <table:cell-address table:column="4" table:row="30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290">
          <table:cell-address table:column="4" table:row="31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291">
          <table:cell-address table:column="4" table:row="32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292">
          <table:cell-address table:column="4" table:row="33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293">
          <table:cell-address table:column="4" table:row="34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294">
          <table:cell-address table:column="4" table:row="35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295">
          <table:cell-address table:column="4" table:row="36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296">
          <table:cell-address table:column="4" table:row="37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297">
          <table:cell-address table:column="4" table:row="38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298">
          <table:cell-address table:column="4" table:row="39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299">
          <table:cell-address table:column="4" table:row="40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300">
          <table:cell-address table:column="4" table:row="41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301">
          <table:cell-address table:column="4" table:row="42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302">
          <table:cell-address table:column="4" table:row="43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303">
          <table:cell-address table:column="4" table:row="44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304">
          <table:cell-address table:column="4" table:row="45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305">
          <table:cell-address table:column="4" table:row="46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6"/>
          </table:previous>
        </table:cell-content-change>
        <table:cell-content-change table:id="ct306">
          <table:cell-address table:column="4" table:row="47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6"/>
          </table:previous>
        </table:cell-content-change>
        <table:cell-content-change table:id="ct307">
          <table:cell-address table:column="4" table:row="48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6"/>
          </table:previous>
        </table:cell-content-change>
        <table:cell-content-change table:id="ct308">
          <table:cell-address table:column="4" table:row="49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6"/>
          </table:previous>
        </table:cell-content-change>
        <table:cell-content-change table:id="ct309">
          <table:cell-address table:column="4" table:row="50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6"/>
          </table:previous>
        </table:cell-content-change>
        <table:cell-content-change table:id="ct310">
          <table:cell-address table:column="4" table:row="51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6"/>
          </table:previous>
        </table:cell-content-change>
        <table:cell-content-change table:id="ct311">
          <table:cell-address table:column="4" table:row="52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312">
          <table:cell-address table:column="4" table:row="53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313">
          <table:cell-address table:column="4" table:row="54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314">
          <table:cell-address table:column="4" table:row="55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315">
          <table:cell-address table:column="4" table:row="56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5"/>
          </table:previous>
        </table:cell-content-change>
        <table:cell-content-change table:id="ct316">
          <table:cell-address table:column="5" table:row="1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1"/>
          </table:previous>
        </table:cell-content-change>
        <table:cell-content-change table:id="ct317">
          <table:cell-address table:column="5" table:row="2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2"/>
          </table:previous>
        </table:cell-content-change>
        <table:cell-content-change table:id="ct318">
          <table:cell-address table:column="5" table:row="3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3"/>
          </table:previous>
        </table:cell-content-change>
        <table:cell-content-change table:id="ct319">
          <table:cell-address table:column="5" table:row="4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4"/>
          </table:previous>
        </table:cell-content-change>
        <table:cell-content-change table:id="ct320">
          <table:cell-address table:column="5" table:row="5" table:table="3"/>
          <office:change-info>
            <dc:creator> </dc:creator>
            <dc:date>2020-02-06T18:58:01.965000000</dc:date>
          </office:change-info>
          <table:previous>
            <table:change-track-table-cell office:value-type="float" office:value="1"/>
          </table:previous>
        </table:cell-content-change>
        <table:cell-content-change table:id="ct321">
          <table:cell-address table:column="5" table:row="6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"/>
          </table:previous>
        </table:cell-content-change>
        <table:cell-content-change table:id="ct322">
          <table:cell-address table:column="5" table:row="7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3"/>
          </table:previous>
        </table:cell-content-change>
        <table:cell-content-change table:id="ct323">
          <table:cell-address table:column="5" table:row="8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4"/>
          </table:previous>
        </table:cell-content-change>
        <table:cell-content-change table:id="ct324">
          <table:cell-address table:column="5" table:row="9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1"/>
          </table:previous>
        </table:cell-content-change>
        <table:cell-content-change table:id="ct325">
          <table:cell-address table:column="5" table:row="10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"/>
          </table:previous>
        </table:cell-content-change>
        <table:cell-content-change table:id="ct326">
          <table:cell-address table:column="5" table:row="11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3"/>
          </table:previous>
        </table:cell-content-change>
        <table:cell-content-change table:id="ct327">
          <table:cell-address table:column="5" table:row="12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4"/>
          </table:previous>
        </table:cell-content-change>
        <table:cell-content-change table:id="ct328">
          <table:cell-address table:column="5" table:row="13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1"/>
          </table:previous>
        </table:cell-content-change>
        <table:cell-content-change table:id="ct329">
          <table:cell-address table:column="5" table:row="14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"/>
          </table:previous>
        </table:cell-content-change>
        <table:cell-content-change table:id="ct330">
          <table:cell-address table:column="5" table:row="15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3"/>
          </table:previous>
        </table:cell-content-change>
        <table:cell-content-change table:id="ct331">
          <table:cell-address table:column="5" table:row="16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4"/>
          </table:previous>
        </table:cell-content-change>
        <table:cell-content-change table:id="ct332">
          <table:cell-address table:column="5" table:row="17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1"/>
          </table:previous>
        </table:cell-content-change>
        <table:cell-content-change table:id="ct333">
          <table:cell-address table:column="5" table:row="18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"/>
          </table:previous>
        </table:cell-content-change>
        <table:cell-content-change table:id="ct334">
          <table:cell-address table:column="5" table:row="19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3"/>
          </table:previous>
        </table:cell-content-change>
        <table:cell-content-change table:id="ct335">
          <table:cell-address table:column="5" table:row="20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4"/>
          </table:previous>
        </table:cell-content-change>
        <table:cell-content-change table:id="ct336">
          <table:cell-address table:column="5" table:row="21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1"/>
          </table:previous>
        </table:cell-content-change>
        <table:cell-content-change table:id="ct337">
          <table:cell-address table:column="5" table:row="22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"/>
          </table:previous>
        </table:cell-content-change>
        <table:cell-content-change table:id="ct338">
          <table:cell-address table:column="5" table:row="23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3"/>
          </table:previous>
        </table:cell-content-change>
        <table:cell-content-change table:id="ct339">
          <table:cell-address table:column="5" table:row="24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4"/>
          </table:previous>
        </table:cell-content-change>
        <table:cell-content-change table:id="ct340">
          <table:cell-address table:column="5" table:row="25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5"/>
          </table:previous>
        </table:cell-content-change>
        <table:cell-content-change table:id="ct341">
          <table:cell-address table:column="5" table:row="26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1"/>
          </table:previous>
        </table:cell-content-change>
        <table:cell-content-change table:id="ct342">
          <table:cell-address table:column="5" table:row="27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"/>
          </table:previous>
        </table:cell-content-change>
        <table:cell-content-change table:id="ct343">
          <table:cell-address table:column="5" table:row="28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3"/>
          </table:previous>
        </table:cell-content-change>
        <table:cell-content-change table:id="ct344">
          <table:cell-address table:column="5" table:row="29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4"/>
          </table:previous>
        </table:cell-content-change>
        <table:cell-content-change table:id="ct345">
          <table:cell-address table:column="5" table:row="30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5"/>
          </table:previous>
        </table:cell-content-change>
        <table:cell-content-change table:id="ct346">
          <table:cell-address table:column="5" table:row="31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1"/>
          </table:previous>
        </table:cell-content-change>
        <table:cell-content-change table:id="ct347">
          <table:cell-address table:column="5" table:row="32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"/>
          </table:previous>
        </table:cell-content-change>
        <table:cell-content-change table:id="ct348">
          <table:cell-address table:column="5" table:row="33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3"/>
          </table:previous>
        </table:cell-content-change>
        <table:cell-content-change table:id="ct349">
          <table:cell-address table:column="5" table:row="34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4"/>
          </table:previous>
        </table:cell-content-change>
        <table:cell-content-change table:id="ct350">
          <table:cell-address table:column="5" table:row="35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5"/>
          </table:previous>
        </table:cell-content-change>
        <table:cell-content-change table:id="ct351">
          <table:cell-address table:column="5" table:row="36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1"/>
          </table:previous>
        </table:cell-content-change>
        <table:cell-content-change table:id="ct352">
          <table:cell-address table:column="5" table:row="37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"/>
          </table:previous>
        </table:cell-content-change>
        <table:cell-content-change table:id="ct353">
          <table:cell-address table:column="5" table:row="38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3"/>
          </table:previous>
        </table:cell-content-change>
        <table:cell-content-change table:id="ct354">
          <table:cell-address table:column="5" table:row="39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4"/>
          </table:previous>
        </table:cell-content-change>
        <table:cell-content-change table:id="ct355">
          <table:cell-address table:column="5" table:row="40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5"/>
          </table:previous>
        </table:cell-content-change>
        <table:cell-content-change table:id="ct356">
          <table:cell-address table:column="5" table:row="41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1"/>
          </table:previous>
        </table:cell-content-change>
        <table:cell-content-change table:id="ct357">
          <table:cell-address table:column="5" table:row="42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"/>
          </table:previous>
        </table:cell-content-change>
        <table:cell-content-change table:id="ct358">
          <table:cell-address table:column="5" table:row="43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3"/>
          </table:previous>
        </table:cell-content-change>
        <table:cell-content-change table:id="ct359">
          <table:cell-address table:column="5" table:row="44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4"/>
          </table:previous>
        </table:cell-content-change>
        <table:cell-content-change table:id="ct360">
          <table:cell-address table:column="5" table:row="45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5"/>
          </table:previous>
        </table:cell-content-change>
        <table:cell-content-change table:id="ct361">
          <table:cell-address table:column="5" table:row="46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1"/>
          </table:previous>
        </table:cell-content-change>
        <table:cell-content-change table:id="ct362">
          <table:cell-address table:column="5" table:row="47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"/>
          </table:previous>
        </table:cell-content-change>
        <table:cell-content-change table:id="ct363">
          <table:cell-address table:column="5" table:row="48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3"/>
          </table:previous>
        </table:cell-content-change>
        <table:cell-content-change table:id="ct364">
          <table:cell-address table:column="5" table:row="49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4"/>
          </table:previous>
        </table:cell-content-change>
        <table:cell-content-change table:id="ct365">
          <table:cell-address table:column="5" table:row="50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5"/>
          </table:previous>
        </table:cell-content-change>
        <table:cell-content-change table:id="ct366">
          <table:cell-address table:column="5" table:row="51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6"/>
          </table:previous>
        </table:cell-content-change>
        <table:cell-content-change table:id="ct367">
          <table:cell-address table:column="5" table:row="52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1"/>
          </table:previous>
        </table:cell-content-change>
        <table:cell-content-change table:id="ct368">
          <table:cell-address table:column="5" table:row="53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"/>
          </table:previous>
        </table:cell-content-change>
        <table:cell-content-change table:id="ct369">
          <table:cell-address table:column="5" table:row="54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3"/>
          </table:previous>
        </table:cell-content-change>
        <table:cell-content-change table:id="ct370">
          <table:cell-address table:column="5" table:row="55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4"/>
          </table:previous>
        </table:cell-content-change>
        <table:cell-content-change table:id="ct371">
          <table:cell-address table:column="5" table:row="56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5"/>
          </table:previous>
        </table:cell-content-change>
        <table:cell-content-change table:id="ct372">
          <table:cell-address table:column="6" table:row="1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5"/>
          </table:previous>
        </table:cell-content-change>
        <table:cell-content-change table:id="ct373">
          <table:cell-address table:column="6" table:row="2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5"/>
          </table:previous>
        </table:cell-content-change>
        <table:cell-content-change table:id="ct374">
          <table:cell-address table:column="6" table:row="3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5"/>
          </table:previous>
        </table:cell-content-change>
        <table:cell-content-change table:id="ct375">
          <table:cell-address table:column="6" table:row="4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5"/>
          </table:previous>
        </table:cell-content-change>
        <table:cell-content-change table:id="ct376">
          <table:cell-address table:column="6" table:row="5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5"/>
          </table:previous>
        </table:cell-content-change>
        <table:cell-content-change table:id="ct377">
          <table:cell-address table:column="6" table:row="6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5"/>
          </table:previous>
        </table:cell-content-change>
        <table:cell-content-change table:id="ct378">
          <table:cell-address table:column="6" table:row="7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5"/>
          </table:previous>
        </table:cell-content-change>
        <table:cell-content-change table:id="ct379">
          <table:cell-address table:column="6" table:row="8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5"/>
          </table:previous>
        </table:cell-content-change>
        <table:cell-content-change table:id="ct380">
          <table:cell-address table:column="6" table:row="9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5"/>
          </table:previous>
        </table:cell-content-change>
        <table:cell-content-change table:id="ct381">
          <table:cell-address table:column="6" table:row="10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5"/>
          </table:previous>
        </table:cell-content-change>
        <table:cell-content-change table:id="ct382">
          <table:cell-address table:column="6" table:row="11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5"/>
          </table:previous>
        </table:cell-content-change>
        <table:cell-content-change table:id="ct383">
          <table:cell-address table:column="6" table:row="12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5"/>
          </table:previous>
        </table:cell-content-change>
        <table:cell-content-change table:id="ct384">
          <table:cell-address table:column="6" table:row="13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5"/>
          </table:previous>
        </table:cell-content-change>
        <table:cell-content-change table:id="ct385">
          <table:cell-address table:column="6" table:row="14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5"/>
          </table:previous>
        </table:cell-content-change>
        <table:cell-content-change table:id="ct386">
          <table:cell-address table:column="6" table:row="15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5"/>
          </table:previous>
        </table:cell-content-change>
        <table:cell-content-change table:id="ct387">
          <table:cell-address table:column="6" table:row="16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5"/>
          </table:previous>
        </table:cell-content-change>
        <table:cell-content-change table:id="ct388">
          <table:cell-address table:column="6" table:row="17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5"/>
          </table:previous>
        </table:cell-content-change>
        <table:cell-content-change table:id="ct389">
          <table:cell-address table:column="6" table:row="18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5"/>
          </table:previous>
        </table:cell-content-change>
        <table:cell-content-change table:id="ct390">
          <table:cell-address table:column="6" table:row="19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5"/>
          </table:previous>
        </table:cell-content-change>
        <table:cell-content-change table:id="ct391">
          <table:cell-address table:column="6" table:row="20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5"/>
          </table:previous>
        </table:cell-content-change>
        <table:cell-content-change table:id="ct392">
          <table:cell-address table:column="6" table:row="21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393">
          <table:cell-address table:column="6" table:row="22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394">
          <table:cell-address table:column="6" table:row="23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395">
          <table:cell-address table:column="6" table:row="24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396">
          <table:cell-address table:column="6" table:row="25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397">
          <table:cell-address table:column="6" table:row="26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398">
          <table:cell-address table:column="6" table:row="27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399">
          <table:cell-address table:column="6" table:row="28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400">
          <table:cell-address table:column="6" table:row="29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401">
          <table:cell-address table:column="6" table:row="30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402">
          <table:cell-address table:column="6" table:row="31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403">
          <table:cell-address table:column="6" table:row="32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404">
          <table:cell-address table:column="6" table:row="33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405">
          <table:cell-address table:column="6" table:row="34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406">
          <table:cell-address table:column="6" table:row="35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407">
          <table:cell-address table:column="6" table:row="36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408">
          <table:cell-address table:column="6" table:row="37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409">
          <table:cell-address table:column="6" table:row="38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15"/>
          </table:previous>
        </table:cell-content-change>
        <table:cell-content-change table:id="ct410">
          <table:cell-address table:column="6" table:row="39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5"/>
          </table:previous>
        </table:cell-content-change>
        <table:cell-content-change table:id="ct411">
          <table:cell-address table:column="6" table:row="40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412">
          <table:cell-address table:column="6" table:row="41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413">
          <table:cell-address table:column="6" table:row="42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414">
          <table:cell-address table:column="6" table:row="43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15"/>
          </table:previous>
        </table:cell-content-change>
        <table:cell-content-change table:id="ct415">
          <table:cell-address table:column="6" table:row="44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416">
          <table:cell-address table:column="6" table:row="45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5"/>
          </table:previous>
        </table:cell-content-change>
        <table:cell-content-change table:id="ct417">
          <table:cell-address table:column="6" table:row="46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418">
          <table:cell-address table:column="6" table:row="47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419">
          <table:cell-address table:column="6" table:row="48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10"/>
          </table:previous>
        </table:cell-content-change>
        <table:cell-content-change table:id="ct420">
          <table:cell-address table:column="6" table:row="49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18"/>
          </table:previous>
        </table:cell-content-change>
        <table:cell-content-change table:id="ct421">
          <table:cell-address table:column="6" table:row="50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2"/>
          </table:previous>
        </table:cell-content-change>
        <table:cell-content-change table:id="ct422">
          <table:cell-address table:column="6" table:row="51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10"/>
          </table:previous>
        </table:cell-content-change>
        <table:cell-content-change table:id="ct423">
          <table:cell-address table:column="6" table:row="52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424">
          <table:cell-address table:column="6" table:row="53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425">
          <table:cell-address table:column="6" table:row="54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426">
          <table:cell-address table:column="6" table:row="55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427">
          <table:cell-address table:column="6" table:row="56" table:table="3"/>
          <office:change-info>
            <dc:creator> </dc:creator>
            <dc:date>2020-02-06T18:58:01.966000000</dc:date>
          </office:change-info>
          <table:previous>
            <table:change-track-table-cell office:value-type="float" office:value="20"/>
          </table:previous>
        </table:cell-content-change>
        <table:cell-content-change table:id="ct428">
          <table:cell-address table:column="7" table:row="1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Planetary Interiors</text:p>
            </table:change-track-table-cell>
          </table:previous>
        </table:cell-content-change>
        <table:cell-content-change table:id="ct429">
          <table:cell-address table:column="7" table:row="2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Extrasolar Planets</text:p>
            </table:change-track-table-cell>
          </table:previous>
        </table:cell-content-change>
        <table:cell-content-change table:id="ct430">
          <table:cell-address table:column="7" table:row="3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Solar system dynamics</text:p>
            </table:change-track-table-cell>
          </table:previous>
        </table:cell-content-change>
        <table:cell-content-change table:id="ct431">
          <table:cell-address table:column="7" table:row="4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Temperatures on Mars</text:p>
            </table:change-track-table-cell>
          </table:previous>
        </table:cell-content-change>
        <table:cell-content-change table:id="ct432">
          <table:cell-address table:column="7" table:row="5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Planetary Interiors</text:p>
            </table:change-track-table-cell>
          </table:previous>
        </table:cell-content-change>
        <table:cell-content-change table:id="ct433">
          <table:cell-address table:column="7" table:row="6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Extrasolar planets</text:p>
            </table:change-track-table-cell>
          </table:previous>
        </table:cell-content-change>
        <table:cell-content-change table:id="ct434">
          <table:cell-address table:column="7" table:row="7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Solar system dynamics</text:p>
            </table:change-track-table-cell>
          </table:previous>
        </table:cell-content-change>
        <table:cell-content-change table:id="ct435">
          <table:cell-address table:column="7" table:row="8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Temperatures on Mars</text:p>
            </table:change-track-table-cell>
          </table:previous>
        </table:cell-content-change>
        <table:cell-content-change table:id="ct436">
          <table:cell-address table:column="7" table:row="9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Formation of the solar system</text:p>
            </table:change-track-table-cell>
          </table:previous>
        </table:cell-content-change>
        <table:cell-content-change table:id="ct437">
          <table:cell-address table:column="7" table:row="10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Planetary Volcanism and Interiors</text:p>
            </table:change-track-table-cell>
          </table:previous>
        </table:cell-content-change>
        <table:cell-content-change table:id="ct438">
          <table:cell-address table:column="7" table:row="11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Solar system dynamics</text:p>
            </table:change-track-table-cell>
          </table:previous>
        </table:cell-content-change>
        <table:cell-content-change table:id="ct439">
          <table:cell-address table:column="7" table:row="12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Planetary Spectra</text:p>
            </table:change-track-table-cell>
          </table:previous>
        </table:cell-content-change>
        <table:cell-content-change table:id="ct440">
          <table:cell-address table:column="7" table:row="13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Formation of the solar system</text:p>
            </table:change-track-table-cell>
          </table:previous>
        </table:cell-content-change>
        <table:cell-content-change table:id="ct441">
          <table:cell-address table:column="7" table:row="14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Planetary Volcanism and Interiors</text:p>
            </table:change-track-table-cell>
          </table:previous>
        </table:cell-content-change>
        <table:cell-content-change table:id="ct442">
          <table:cell-address table:column="7" table:row="15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Solar system dynamics</text:p>
            </table:change-track-table-cell>
          </table:previous>
        </table:cell-content-change>
        <table:cell-content-change table:id="ct443">
          <table:cell-address table:column="7" table:row="16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Exoplanets and Planetary Spectra</text:p>
            </table:change-track-table-cell>
          </table:previous>
        </table:cell-content-change>
        <table:cell-content-change table:id="ct444">
          <table:cell-address table:column="7" table:row="17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Dynamics and Rings</text:p>
            </table:change-track-table-cell>
          </table:previous>
        </table:cell-content-change>
        <table:cell-content-change table:id="ct445">
          <table:cell-address table:column="7" table:row="18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Planetary Volcanism and Interiors</text:p>
            </table:change-track-table-cell>
          </table:previous>
        </table:cell-content-change>
        <table:cell-content-change table:id="ct446">
          <table:cell-address table:column="7" table:row="19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Radiation</text:p>
            </table:change-track-table-cell>
          </table:previous>
        </table:cell-content-change>
        <table:cell-content-change table:id="ct447">
          <table:cell-address table:column="7" table:row="20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Detecting Exomoons</text:p>
            </table:change-track-table-cell>
          </table:previous>
        </table:cell-content-change>
        <table:cell-content-change table:id="ct448">
          <table:cell-address table:column="7" table:row="21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Dynamics </text:p>
            </table:change-track-table-cell>
          </table:previous>
        </table:cell-content-change>
        <table:cell-content-change table:id="ct449">
          <table:cell-address table:column="7" table:row="22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Volcanism and Planetary Interiors</text:p>
            </table:change-track-table-cell>
          </table:previous>
        </table:cell-content-change>
        <table:cell-content-change table:id="ct450">
          <table:cell-address table:column="7" table:row="23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Solar system formation</text:p>
            </table:change-track-table-cell>
          </table:previous>
        </table:cell-content-change>
        <table:cell-content-change table:id="ct451">
          <table:cell-address table:column="7" table:row="24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Atmospheres</text:p>
            </table:change-track-table-cell>
          </table:previous>
        </table:cell-content-change>
        <table:cell-content-change table:id="ct452">
          <table:cell-address table:column="7" table:row="25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Exoplanets</text:p>
            </table:change-track-table-cell>
          </table:previous>
        </table:cell-content-change>
        <table:cell-content-change table:id="ct453">
          <table:cell-address table:column="7" table:row="26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Solar System Dynamics, Meteorites &amp; Cratering</text:p>
            </table:change-track-table-cell>
          </table:previous>
        </table:cell-content-change>
        <table:cell-content-change table:id="ct454">
          <table:cell-address table:column="7" table:row="27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Volcanism and Planetary Interiors</text:p>
            </table:change-track-table-cell>
          </table:previous>
        </table:cell-content-change>
        <table:cell-content-change table:id="ct455">
          <table:cell-address table:column="7" table:row="28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Magnetism</text:p>
            </table:change-track-table-cell>
          </table:previous>
        </table:cell-content-change>
        <table:cell-content-change table:id="ct456">
          <table:cell-address table:column="7" table:row="29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Atmospheres</text:p>
            </table:change-track-table-cell>
          </table:previous>
        </table:cell-content-change>
        <table:cell-content-change table:id="ct457">
          <table:cell-address table:column="7" table:row="30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Exoplanets</text:p>
            </table:change-track-table-cell>
          </table:previous>
        </table:cell-content-change>
        <table:cell-content-change table:id="ct458">
          <table:cell-address table:column="7" table:row="31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Solar System Dynamics, Meteorites &amp; Cratering</text:p>
            </table:change-track-table-cell>
          </table:previous>
        </table:cell-content-change>
        <table:cell-content-change table:id="ct459">
          <table:cell-address table:column="7" table:row="32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Volcanism and Planetary Interiors</text:p>
            </table:change-track-table-cell>
          </table:previous>
        </table:cell-content-change>
        <table:cell-content-change table:id="ct460">
          <table:cell-address table:column="7" table:row="33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Magnetism</text:p>
            </table:change-track-table-cell>
          </table:previous>
        </table:cell-content-change>
        <table:cell-content-change table:id="ct461">
          <table:cell-address table:column="7" table:row="34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Atmospheres</text:p>
            </table:change-track-table-cell>
          </table:previous>
        </table:cell-content-change>
        <table:cell-content-change table:id="ct462">
          <table:cell-address table:column="7" table:row="35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Exoplanets</text:p>
            </table:change-track-table-cell>
          </table:previous>
        </table:cell-content-change>
        <table:cell-content-change table:id="ct463">
          <table:cell-address table:column="7" table:row="36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Solar System Dynamics, Meteorites &amp; Cratering</text:p>
            </table:change-track-table-cell>
          </table:previous>
        </table:cell-content-change>
        <table:cell-content-change table:id="ct464">
          <table:cell-address table:column="7" table:row="37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Volcanism and Planetary Interiors</text:p>
            </table:change-track-table-cell>
          </table:previous>
        </table:cell-content-change>
        <table:cell-content-change table:id="ct465">
          <table:cell-address table:column="7" table:row="38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Magnetism</text:p>
            </table:change-track-table-cell>
          </table:previous>
        </table:cell-content-change>
        <table:cell-content-change table:id="ct466">
          <table:cell-address table:column="7" table:row="39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Atmospheres</text:p>
            </table:change-track-table-cell>
          </table:previous>
        </table:cell-content-change>
        <table:cell-content-change table:id="ct467">
          <table:cell-address table:column="7" table:row="40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Exoplanets</text:p>
            </table:change-track-table-cell>
          </table:previous>
        </table:cell-content-change>
        <table:cell-content-change table:id="ct468">
          <table:cell-address table:column="7" table:row="41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Solar System Dynamics, Meteorites &amp; Cratering</text:p>
            </table:change-track-table-cell>
          </table:previous>
        </table:cell-content-change>
        <table:cell-content-change table:id="ct469">
          <table:cell-address table:column="7" table:row="42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Volcanism and Planetary Interiors</text:p>
            </table:change-track-table-cell>
          </table:previous>
        </table:cell-content-change>
        <table:cell-content-change table:id="ct470">
          <table:cell-address table:column="7" table:row="43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Magnetism</text:p>
            </table:change-track-table-cell>
          </table:previous>
        </table:cell-content-change>
        <table:cell-content-change table:id="ct471">
          <table:cell-address table:column="7" table:row="44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Atmospheres</text:p>
            </table:change-track-table-cell>
          </table:previous>
        </table:cell-content-change>
        <table:cell-content-change table:id="ct472">
          <table:cell-address table:column="7" table:row="45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Exoplanets</text:p>
            </table:change-track-table-cell>
          </table:previous>
        </table:cell-content-change>
        <table:cell-content-change table:id="ct473">
          <table:cell-address table:column="7" table:row="46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Solar System Dynamics, Meteorites &amp; Cratering</text:p>
            </table:change-track-table-cell>
          </table:previous>
        </table:cell-content-change>
        <table:cell-content-change table:id="ct474">
          <table:cell-address table:column="7" table:row="47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Volcanism and Planetary Interiors</text:p>
            </table:change-track-table-cell>
          </table:previous>
        </table:cell-content-change>
        <table:cell-content-change table:id="ct475">
          <table:cell-address table:column="7" table:row="48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Planetary Oceanography</text:p>
            </table:change-track-table-cell>
          </table:previous>
        </table:cell-content-change>
        <table:cell-content-change table:id="ct476">
          <table:cell-address table:column="7" table:row="49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Planetary Atmospheres</text:p>
            </table:change-track-table-cell>
          </table:previous>
        </table:cell-content-change>
        <table:cell-content-change table:id="ct477">
          <table:cell-address table:column="7" table:row="50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Exoplanets</text:p>
            </table:change-track-table-cell>
          </table:previous>
        </table:cell-content-change>
        <table:cell-content-change table:id="ct478">
          <table:cell-address table:column="7" table:row="51" table:table="3"/>
          <office:change-info>
            <dc:creator> </dc:creator>
            <dc:date>2020-02-06T18:58:01.966000000</dc:date>
          </office:change-info>
          <table:previous>
            <table:change-track-table-cell office:value-type="string">
              <text:p>Minor Bodies &amp; Comets</text:p>
            </table:change-track-table-cell>
          </table:previous>
        </table:cell-content-change>
        <table:cell-content-change table:id="ct479">
          <table:cell-address table:column="7" table:row="52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Small bodies and asteroids</text:p>
            </table:change-track-table-cell>
          </table:previous>
        </table:cell-content-change>
        <table:cell-content-change table:id="ct480">
          <table:cell-address table:column="7" table:row="53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Planetary Volcanism and Interiors</text:p>
            </table:change-track-table-cell>
          </table:previous>
        </table:cell-content-change>
        <table:cell-content-change table:id="ct481">
          <table:cell-address table:column="7" table:row="54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Orbits around a planet with an atmopshere</text:p>
            </table:change-track-table-cell>
          </table:previous>
        </table:cell-content-change>
        <table:cell-content-change table:id="ct482">
          <table:cell-address table:column="7" table:row="55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Planetary Temperatures</text:p>
            </table:change-track-table-cell>
          </table:previous>
        </table:cell-content-change>
        <table:cell-content-change table:id="ct483">
          <table:cell-address table:column="7" table:row="56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Cratering and surface age</text:p>
            </table:change-track-table-cell>
          </table:previous>
        </table:cell-content-change>
        <table:cell-content-change table:id="ct484">
          <table:cell-address table:column="8" table:row="1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85">
          <table:cell-address table:column="8" table:row="2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86">
          <table:cell-address table:column="8" table:row="3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87">
          <table:cell-address table:column="8" table:row="4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88">
          <table:cell-address table:column="8" table:row="5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89">
          <table:cell-address table:column="8" table:row="6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90">
          <table:cell-address table:column="8" table:row="7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91">
          <table:cell-address table:column="8" table:row="8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92">
          <table:cell-address table:column="8" table:row="9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93">
          <table:cell-address table:column="8" table:row="10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94">
          <table:cell-address table:column="8" table:row="11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95">
          <table:cell-address table:column="8" table:row="12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96">
          <table:cell-address table:column="8" table:row="13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97">
          <table:cell-address table:column="8" table:row="14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98">
          <table:cell-address table:column="8" table:row="15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499">
          <table:cell-address table:column="8" table:row="16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00">
          <table:cell-address table:column="8" table:row="17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01">
          <table:cell-address table:column="8" table:row="18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02">
          <table:cell-address table:column="8" table:row="19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03">
          <table:cell-address table:column="8" table:row="20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04">
          <table:cell-address table:column="8" table:row="21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05">
          <table:cell-address table:column="8" table:row="22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06">
          <table:cell-address table:column="8" table:row="23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07">
          <table:cell-address table:column="8" table:row="24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08">
          <table:cell-address table:column="8" table:row="25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09">
          <table:cell-address table:column="8" table:row="26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10">
          <table:cell-address table:column="8" table:row="27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11">
          <table:cell-address table:column="8" table:row="28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12">
          <table:cell-address table:column="8" table:row="29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13">
          <table:cell-address table:column="8" table:row="30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14">
          <table:cell-address table:column="8" table:row="31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15">
          <table:cell-address table:column="8" table:row="32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16">
          <table:cell-address table:column="8" table:row="33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17">
          <table:cell-address table:column="8" table:row="34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18">
          <table:cell-address table:column="8" table:row="35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19">
          <table:cell-address table:column="8" table:row="36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20">
          <table:cell-address table:column="8" table:row="37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21">
          <table:cell-address table:column="8" table:row="38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22">
          <table:cell-address table:column="8" table:row="39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23">
          <table:cell-address table:column="8" table:row="40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24">
          <table:cell-address table:column="8" table:row="41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25">
          <table:cell-address table:column="8" table:row="42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26">
          <table:cell-address table:column="8" table:row="43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27">
          <table:cell-address table:column="8" table:row="44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28">
          <table:cell-address table:column="8" table:row="45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29">
          <table:cell-address table:column="8" table:row="46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30">
          <table:cell-address table:column="8" table:row="47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31">
          <table:cell-address table:column="8" table:row="48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32">
          <table:cell-address table:column="8" table:row="49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33">
          <table:cell-address table:column="8" table:row="50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34">
          <table:cell-address table:column="8" table:row="51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35">
          <table:cell-address table:column="8" table:row="52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36">
          <table:cell-address table:column="8" table:row="53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37">
          <table:cell-address table:column="8" table:row="54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38">
          <table:cell-address table:column="8" table:row="55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39">
          <table:cell-address table:column="8" table:row="56" table:table="3"/>
          <office:change-info>
            <dc:creator> </dc:creator>
            <dc:date>2020-02-06T18:58:01.967000000</dc:date>
          </office:change-info>
          <table:previous>
            <table:change-track-table-cell office:value-type="string">
              <text:p>Filler lecture</text:p>
            </table:change-track-table-cell>
          </table:previous>
        </table:cell-content-change>
        <table:cell-content-change table:id="ct540">
          <table:cell-address table:column="11" table:row="1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41">
          <table:cell-address table:column="11" table:row="2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42">
          <table:cell-address table:column="11" table:row="3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43">
          <table:cell-address table:column="11" table:row="4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44">
          <table:cell-address table:column="11" table:row="5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45">
          <table:cell-address table:column="11" table:row="6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46">
          <table:cell-address table:column="11" table:row="7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47">
          <table:cell-address table:column="11" table:row="8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48">
          <table:cell-address table:column="11" table:row="9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49">
          <table:cell-address table:column="11" table:row="10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50">
          <table:cell-address table:column="11" table:row="11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51">
          <table:cell-address table:column="11" table:row="12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52">
          <table:cell-address table:column="11" table:row="13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53">
          <table:cell-address table:column="11" table:row="14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54">
          <table:cell-address table:column="11" table:row="15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55">
          <table:cell-address table:column="11" table:row="16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56">
          <table:cell-address table:column="11" table:row="17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57">
          <table:cell-address table:column="11" table:row="18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58">
          <table:cell-address table:column="11" table:row="19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59">
          <table:cell-address table:column="11" table:row="20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60">
          <table:cell-address table:column="11" table:row="21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61">
          <table:cell-address table:column="11" table:row="22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62">
          <table:cell-address table:column="11" table:row="23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63">
          <table:cell-address table:column="11" table:row="24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64">
          <table:cell-address table:column="11" table:row="25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65">
          <table:cell-address table:column="11" table:row="26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66">
          <table:cell-address table:column="11" table:row="27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67">
          <table:cell-address table:column="11" table:row="28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68">
          <table:cell-address table:column="11" table:row="29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69">
          <table:cell-address table:column="11" table:row="30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70">
          <table:cell-address table:column="11" table:row="31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71">
          <table:cell-address table:column="11" table:row="32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72">
          <table:cell-address table:column="11" table:row="33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73">
          <table:cell-address table:column="11" table:row="34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74">
          <table:cell-address table:column="11" table:row="35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75">
          <table:cell-address table:column="11" table:row="36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76">
          <table:cell-address table:column="11" table:row="37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77">
          <table:cell-address table:column="11" table:row="38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78">
          <table:cell-address table:column="11" table:row="39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79">
          <table:cell-address table:column="11" table:row="40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80">
          <table:cell-address table:column="11" table:row="41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81">
          <table:cell-address table:column="11" table:row="42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82">
          <table:cell-address table:column="11" table:row="43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83">
          <table:cell-address table:column="11" table:row="44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84">
          <table:cell-address table:column="11" table:row="45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85">
          <table:cell-address table:column="11" table:row="46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Yes</text:p>
            </table:change-track-table-cell>
          </table:previous>
        </table:cell-content-change>
        <table:cell-content-change table:id="ct586">
          <table:cell-address table:column="11" table:row="47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Yes</text:p>
            </table:change-track-table-cell>
          </table:previous>
        </table:cell-content-change>
        <table:cell-content-change table:id="ct587">
          <table:cell-address table:column="11" table:row="48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Yes</text:p>
            </table:change-track-table-cell>
          </table:previous>
        </table:cell-content-change>
        <table:cell-content-change table:id="ct588">
          <table:cell-address table:column="11" table:row="49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Yes</text:p>
            </table:change-track-table-cell>
          </table:previous>
        </table:cell-content-change>
        <table:cell-content-change table:id="ct589">
          <table:cell-address table:column="11" table:row="50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Yes</text:p>
            </table:change-track-table-cell>
          </table:previous>
        </table:cell-content-change>
        <table:cell-content-change table:id="ct590">
          <table:cell-address table:column="11" table:row="51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Yes</text:p>
            </table:change-track-table-cell>
          </table:previous>
        </table:cell-content-change>
        <table:cell-content-change table:id="ct591">
          <table:cell-address table:column="11" table:row="52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92">
          <table:cell-address table:column="11" table:row="53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93">
          <table:cell-address table:column="11" table:row="54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94">
          <table:cell-address table:column="11" table:row="55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95">
          <table:cell-address table:column="11" table:row="56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96">
          <table:cell-address table:column="11" table:row="57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97">
          <table:cell-address table:column="11" table:row="58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98">
          <table:cell-address table:column="11" table:row="59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599">
          <table:cell-address table:column="11" table:row="60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00">
          <table:cell-address table:column="11" table:row="61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01">
          <table:cell-address table:column="11" table:row="62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02">
          <table:cell-address table:column="11" table:row="63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03">
          <table:cell-address table:column="11" table:row="64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04">
          <table:cell-address table:column="11" table:row="65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05">
          <table:cell-address table:column="11" table:row="66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06">
          <table:cell-address table:column="11" table:row="67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07">
          <table:cell-address table:column="11" table:row="68" table:table="3"/>
          <office:change-info>
            <dc:creator> </dc:creator>
            <dc:date>2020-02-06T18:58:10.649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08">
          <table:cell-address table:column="11" table:row="69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09">
          <table:cell-address table:column="11" table:row="70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10">
          <table:cell-address table:column="11" table:row="71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11">
          <table:cell-address table:column="11" table:row="72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12">
          <table:cell-address table:column="11" table:row="73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13">
          <table:cell-address table:column="11" table:row="74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14">
          <table:cell-address table:column="11" table:row="75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15">
          <table:cell-address table:column="11" table:row="76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16">
          <table:cell-address table:column="11" table:row="77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17">
          <table:cell-address table:column="11" table:row="78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18">
          <table:cell-address table:column="11" table:row="79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19">
          <table:cell-address table:column="11" table:row="80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20">
          <table:cell-address table:column="11" table:row="81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21">
          <table:cell-address table:column="11" table:row="82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22">
          <table:cell-address table:column="11" table:row="83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23">
          <table:cell-address table:column="11" table:row="84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24">
          <table:cell-address table:column="11" table:row="85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25">
          <table:cell-address table:column="11" table:row="86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26">
          <table:cell-address table:column="11" table:row="87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27">
          <table:cell-address table:column="11" table:row="88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28">
          <table:cell-address table:column="11" table:row="89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29">
          <table:cell-address table:column="11" table:row="90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30">
          <table:cell-address table:column="11" table:row="91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31">
          <table:cell-address table:column="11" table:row="92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32">
          <table:cell-address table:column="11" table:row="93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33">
          <table:cell-address table:column="11" table:row="94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34">
          <table:cell-address table:column="11" table:row="95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35">
          <table:cell-address table:column="11" table:row="96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36">
          <table:cell-address table:column="11" table:row="97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37">
          <table:cell-address table:column="11" table:row="98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38">
          <table:cell-address table:column="11" table:row="99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39">
          <table:cell-address table:column="11" table:row="100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40">
          <table:cell-address table:column="11" table:row="101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41">
          <table:cell-address table:column="11" table:row="102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42">
          <table:cell-address table:column="11" table:row="103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43">
          <table:cell-address table:column="11" table:row="104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44">
          <table:cell-address table:column="11" table:row="105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45">
          <table:cell-address table:column="11" table:row="106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46">
          <table:cell-address table:column="11" table:row="107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47">
          <table:cell-address table:column="11" table:row="108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48">
          <table:cell-address table:column="11" table:row="109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49">
          <table:cell-address table:column="11" table:row="110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50">
          <table:cell-address table:column="11" table:row="111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51">
          <table:cell-address table:column="11" table:row="112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52">
          <table:cell-address table:column="11" table:row="113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53">
          <table:cell-address table:column="11" table:row="114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54">
          <table:cell-address table:column="11" table:row="115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55">
          <table:cell-address table:column="11" table:row="116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56">
          <table:cell-address table:column="11" table:row="117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57">
          <table:cell-address table:column="11" table:row="118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58">
          <table:cell-address table:column="11" table:row="119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59">
          <table:cell-address table:column="11" table:row="120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60">
          <table:cell-address table:column="11" table:row="121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61">
          <table:cell-address table:column="11" table:row="122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62">
          <table:cell-address table:column="11" table:row="123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63">
          <table:cell-address table:column="11" table:row="124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64">
          <table:cell-address table:column="11" table:row="125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65">
          <table:cell-address table:column="11" table:row="126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66">
          <table:cell-address table:column="11" table:row="127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67">
          <table:cell-address table:column="11" table:row="128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68">
          <table:cell-address table:column="11" table:row="129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69">
          <table:cell-address table:column="11" table:row="130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70">
          <table:cell-address table:column="11" table:row="131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71">
          <table:cell-address table:column="11" table:row="132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72">
          <table:cell-address table:column="11" table:row="133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73">
          <table:cell-address table:column="11" table:row="134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74">
          <table:cell-address table:column="11" table:row="135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75">
          <table:cell-address table:column="11" table:row="136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76">
          <table:cell-address table:column="11" table:row="137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77">
          <table:cell-address table:column="11" table:row="138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78">
          <table:cell-address table:column="11" table:row="139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79">
          <table:cell-address table:column="11" table:row="140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80">
          <table:cell-address table:column="11" table:row="141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81">
          <table:cell-address table:column="11" table:row="142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82">
          <table:cell-address table:column="11" table:row="143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83">
          <table:cell-address table:column="11" table:row="144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84">
          <table:cell-address table:column="11" table:row="145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85">
          <table:cell-address table:column="11" table:row="146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86">
          <table:cell-address table:column="11" table:row="147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87">
          <table:cell-address table:column="11" table:row="148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88">
          <table:cell-address table:column="11" table:row="149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89">
          <table:cell-address table:column="11" table:row="150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90">
          <table:cell-address table:column="11" table:row="151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91">
          <table:cell-address table:column="11" table:row="152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92">
          <table:cell-address table:column="11" table:row="153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93">
          <table:cell-address table:column="11" table:row="154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94">
          <table:cell-address table:column="11" table:row="155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95">
          <table:cell-address table:column="11" table:row="156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96">
          <table:cell-address table:column="11" table:row="157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97">
          <table:cell-address table:column="11" table:row="158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98">
          <table:cell-address table:column="11" table:row="159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699">
          <table:cell-address table:column="11" table:row="160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00">
          <table:cell-address table:column="11" table:row="161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01">
          <table:cell-address table:column="11" table:row="162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02">
          <table:cell-address table:column="11" table:row="163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03">
          <table:cell-address table:column="11" table:row="164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04">
          <table:cell-address table:column="11" table:row="165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05">
          <table:cell-address table:column="11" table:row="166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06">
          <table:cell-address table:column="11" table:row="167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07">
          <table:cell-address table:column="11" table:row="168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08">
          <table:cell-address table:column="11" table:row="169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09">
          <table:cell-address table:column="11" table:row="170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10">
          <table:cell-address table:column="11" table:row="171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11">
          <table:cell-address table:column="11" table:row="172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12">
          <table:cell-address table:column="11" table:row="173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13">
          <table:cell-address table:column="11" table:row="174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14">
          <table:cell-address table:column="11" table:row="175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15">
          <table:cell-address table:column="11" table:row="176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16">
          <table:cell-address table:column="11" table:row="177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17">
          <table:cell-address table:column="11" table:row="178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18">
          <table:cell-address table:column="11" table:row="179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19">
          <table:cell-address table:column="11" table:row="180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20">
          <table:cell-address table:column="11" table:row="181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21">
          <table:cell-address table:column="11" table:row="182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22">
          <table:cell-address table:column="11" table:row="183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23">
          <table:cell-address table:column="11" table:row="184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24">
          <table:cell-address table:column="11" table:row="185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25">
          <table:cell-address table:column="11" table:row="186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26">
          <table:cell-address table:column="11" table:row="187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27">
          <table:cell-address table:column="11" table:row="188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28">
          <table:cell-address table:column="11" table:row="189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29">
          <table:cell-address table:column="11" table:row="190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30">
          <table:cell-address table:column="11" table:row="191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31">
          <table:cell-address table:column="11" table:row="192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32">
          <table:cell-address table:column="11" table:row="193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33">
          <table:cell-address table:column="11" table:row="194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34">
          <table:cell-address table:column="11" table:row="195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35">
          <table:cell-address table:column="11" table:row="196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36">
          <table:cell-address table:column="11" table:row="197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37">
          <table:cell-address table:column="11" table:row="198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38">
          <table:cell-address table:column="11" table:row="199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39">
          <table:cell-address table:column="11" table:row="200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40">
          <table:cell-address table:column="11" table:row="201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41">
          <table:cell-address table:column="11" table:row="202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42">
          <table:cell-address table:column="11" table:row="203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43">
          <table:cell-address table:column="11" table:row="204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44">
          <table:cell-address table:column="11" table:row="205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45">
          <table:cell-address table:column="11" table:row="206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46">
          <table:cell-address table:column="11" table:row="207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47">
          <table:cell-address table:column="11" table:row="208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48">
          <table:cell-address table:column="11" table:row="209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49">
          <table:cell-address table:column="11" table:row="210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50">
          <table:cell-address table:column="11" table:row="211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51">
          <table:cell-address table:column="11" table:row="212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52">
          <table:cell-address table:column="11" table:row="213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53">
          <table:cell-address table:column="11" table:row="214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54">
          <table:cell-address table:column="11" table:row="215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55">
          <table:cell-address table:column="11" table:row="216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56">
          <table:cell-address table:column="11" table:row="217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57">
          <table:cell-address table:column="11" table:row="218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58">
          <table:cell-address table:column="11" table:row="219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59">
          <table:cell-address table:column="11" table:row="220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0">
          <table:cell-address table:column="11" table:row="221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1">
          <table:cell-address table:column="11" table:row="222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2">
          <table:cell-address table:column="11" table:row="223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3">
          <table:cell-address table:column="11" table:row="224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4">
          <table:cell-address table:column="11" table:row="225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5">
          <table:cell-address table:column="11" table:row="226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6">
          <table:cell-address table:column="11" table:row="227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7">
          <table:cell-address table:column="11" table:row="228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8">
          <table:cell-address table:column="11" table:row="229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69">
          <table:cell-address table:column="11" table:row="230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0">
          <table:cell-address table:column="11" table:row="231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1">
          <table:cell-address table:column="11" table:row="232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2">
          <table:cell-address table:column="11" table:row="233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3">
          <table:cell-address table:column="11" table:row="234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4">
          <table:cell-address table:column="11" table:row="235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5">
          <table:cell-address table:column="11" table:row="236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6">
          <table:cell-address table:column="11" table:row="237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7">
          <table:cell-address table:column="11" table:row="238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8">
          <table:cell-address table:column="11" table:row="239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79">
          <table:cell-address table:column="11" table:row="240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0">
          <table:cell-address table:column="11" table:row="241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1">
          <table:cell-address table:column="11" table:row="242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2">
          <table:cell-address table:column="11" table:row="243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3">
          <table:cell-address table:column="11" table:row="244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4">
          <table:cell-address table:column="11" table:row="245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5">
          <table:cell-address table:column="11" table:row="246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6">
          <table:cell-address table:column="11" table:row="247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7">
          <table:cell-address table:column="11" table:row="248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8">
          <table:cell-address table:column="11" table:row="249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89">
          <table:cell-address table:column="11" table:row="250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0">
          <table:cell-address table:column="11" table:row="251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1">
          <table:cell-address table:column="11" table:row="252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2">
          <table:cell-address table:column="11" table:row="253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3">
          <table:cell-address table:column="11" table:row="254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4">
          <table:cell-address table:column="11" table:row="255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5">
          <table:cell-address table:column="11" table:row="256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6">
          <table:cell-address table:column="11" table:row="257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7">
          <table:cell-address table:column="11" table:row="258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8">
          <table:cell-address table:column="11" table:row="259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799">
          <table:cell-address table:column="11" table:row="260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0">
          <table:cell-address table:column="11" table:row="261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1">
          <table:cell-address table:column="11" table:row="262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2">
          <table:cell-address table:column="11" table:row="263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3">
          <table:cell-address table:column="11" table:row="264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4">
          <table:cell-address table:column="11" table:row="265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5">
          <table:cell-address table:column="11" table:row="266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6">
          <table:cell-address table:column="11" table:row="267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7">
          <table:cell-address table:column="11" table:row="268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8">
          <table:cell-address table:column="11" table:row="269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09">
          <table:cell-address table:column="11" table:row="270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0">
          <table:cell-address table:column="11" table:row="271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1">
          <table:cell-address table:column="11" table:row="272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2">
          <table:cell-address table:column="11" table:row="273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3">
          <table:cell-address table:column="11" table:row="274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4">
          <table:cell-address table:column="11" table:row="275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5">
          <table:cell-address table:column="11" table:row="276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6">
          <table:cell-address table:column="11" table:row="277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7">
          <table:cell-address table:column="11" table:row="278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8">
          <table:cell-address table:column="11" table:row="279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19">
          <table:cell-address table:column="11" table:row="280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0">
          <table:cell-address table:column="11" table:row="281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1">
          <table:cell-address table:column="11" table:row="282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2">
          <table:cell-address table:column="11" table:row="283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3">
          <table:cell-address table:column="11" table:row="284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4">
          <table:cell-address table:column="11" table:row="285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5">
          <table:cell-address table:column="11" table:row="286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6">
          <table:cell-address table:column="11" table:row="287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7">
          <table:cell-address table:column="11" table:row="288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8">
          <table:cell-address table:column="11" table:row="289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29">
          <table:cell-address table:column="11" table:row="290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0">
          <table:cell-address table:column="11" table:row="291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1">
          <table:cell-address table:column="11" table:row="292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2">
          <table:cell-address table:column="11" table:row="293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3">
          <table:cell-address table:column="11" table:row="294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4">
          <table:cell-address table:column="11" table:row="295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5">
          <table:cell-address table:column="11" table:row="296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6">
          <table:cell-address table:column="11" table:row="297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7">
          <table:cell-address table:column="11" table:row="298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8">
          <table:cell-address table:column="11" table:row="299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39">
          <table:cell-address table:column="11" table:row="300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0">
          <table:cell-address table:column="11" table:row="301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1">
          <table:cell-address table:column="11" table:row="302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2">
          <table:cell-address table:column="11" table:row="303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3">
          <table:cell-address table:column="11" table:row="304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4">
          <table:cell-address table:column="11" table:row="305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5">
          <table:cell-address table:column="11" table:row="306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6">
          <table:cell-address table:column="11" table:row="307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7">
          <table:cell-address table:column="11" table:row="308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8">
          <table:cell-address table:column="11" table:row="309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49">
          <table:cell-address table:column="11" table:row="310" table:table="3"/>
          <office:change-info>
            <dc:creator> </dc:creator>
            <dc:date>2020-02-06T18:58:10.650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0">
          <table:cell-address table:column="11" table:row="31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1">
          <table:cell-address table:column="11" table:row="31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2">
          <table:cell-address table:column="11" table:row="31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3">
          <table:cell-address table:column="11" table:row="31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4">
          <table:cell-address table:column="11" table:row="31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5">
          <table:cell-address table:column="11" table:row="31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6">
          <table:cell-address table:column="11" table:row="31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7">
          <table:cell-address table:column="11" table:row="31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8">
          <table:cell-address table:column="11" table:row="31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59">
          <table:cell-address table:column="11" table:row="32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0">
          <table:cell-address table:column="11" table:row="32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1">
          <table:cell-address table:column="11" table:row="32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2">
          <table:cell-address table:column="11" table:row="32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3">
          <table:cell-address table:column="11" table:row="32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4">
          <table:cell-address table:column="11" table:row="32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5">
          <table:cell-address table:column="11" table:row="32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6">
          <table:cell-address table:column="11" table:row="32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7">
          <table:cell-address table:column="11" table:row="32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8">
          <table:cell-address table:column="11" table:row="32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69">
          <table:cell-address table:column="11" table:row="33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0">
          <table:cell-address table:column="11" table:row="33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1">
          <table:cell-address table:column="11" table:row="33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2">
          <table:cell-address table:column="11" table:row="33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3">
          <table:cell-address table:column="11" table:row="33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4">
          <table:cell-address table:column="11" table:row="33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5">
          <table:cell-address table:column="11" table:row="33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6">
          <table:cell-address table:column="11" table:row="33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7">
          <table:cell-address table:column="11" table:row="33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8">
          <table:cell-address table:column="11" table:row="33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79">
          <table:cell-address table:column="11" table:row="34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0">
          <table:cell-address table:column="11" table:row="34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1">
          <table:cell-address table:column="11" table:row="34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2">
          <table:cell-address table:column="11" table:row="34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3">
          <table:cell-address table:column="11" table:row="34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4">
          <table:cell-address table:column="11" table:row="34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5">
          <table:cell-address table:column="11" table:row="34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6">
          <table:cell-address table:column="11" table:row="34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7">
          <table:cell-address table:column="11" table:row="34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8">
          <table:cell-address table:column="11" table:row="34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89">
          <table:cell-address table:column="11" table:row="35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0">
          <table:cell-address table:column="11" table:row="35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1">
          <table:cell-address table:column="11" table:row="35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2">
          <table:cell-address table:column="11" table:row="35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3">
          <table:cell-address table:column="11" table:row="35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4">
          <table:cell-address table:column="11" table:row="35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5">
          <table:cell-address table:column="11" table:row="35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6">
          <table:cell-address table:column="11" table:row="35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7">
          <table:cell-address table:column="11" table:row="35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8">
          <table:cell-address table:column="11" table:row="35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899">
          <table:cell-address table:column="11" table:row="36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0">
          <table:cell-address table:column="11" table:row="36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1">
          <table:cell-address table:column="11" table:row="36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2">
          <table:cell-address table:column="11" table:row="36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3">
          <table:cell-address table:column="11" table:row="36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4">
          <table:cell-address table:column="11" table:row="36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5">
          <table:cell-address table:column="11" table:row="36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6">
          <table:cell-address table:column="11" table:row="36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7">
          <table:cell-address table:column="11" table:row="36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8">
          <table:cell-address table:column="11" table:row="36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09">
          <table:cell-address table:column="11" table:row="37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0">
          <table:cell-address table:column="11" table:row="37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1">
          <table:cell-address table:column="11" table:row="37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2">
          <table:cell-address table:column="11" table:row="37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3">
          <table:cell-address table:column="11" table:row="37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4">
          <table:cell-address table:column="11" table:row="37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5">
          <table:cell-address table:column="11" table:row="37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6">
          <table:cell-address table:column="11" table:row="37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7">
          <table:cell-address table:column="11" table:row="37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8">
          <table:cell-address table:column="11" table:row="37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19">
          <table:cell-address table:column="11" table:row="38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0">
          <table:cell-address table:column="11" table:row="38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1">
          <table:cell-address table:column="11" table:row="38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2">
          <table:cell-address table:column="11" table:row="38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3">
          <table:cell-address table:column="11" table:row="38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4">
          <table:cell-address table:column="11" table:row="38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5">
          <table:cell-address table:column="11" table:row="38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6">
          <table:cell-address table:column="11" table:row="38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7">
          <table:cell-address table:column="11" table:row="38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8">
          <table:cell-address table:column="11" table:row="38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29">
          <table:cell-address table:column="11" table:row="39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0">
          <table:cell-address table:column="11" table:row="39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1">
          <table:cell-address table:column="11" table:row="39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2">
          <table:cell-address table:column="11" table:row="39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3">
          <table:cell-address table:column="11" table:row="39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4">
          <table:cell-address table:column="11" table:row="39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5">
          <table:cell-address table:column="11" table:row="39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6">
          <table:cell-address table:column="11" table:row="39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7">
          <table:cell-address table:column="11" table:row="39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8">
          <table:cell-address table:column="11" table:row="39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39">
          <table:cell-address table:column="11" table:row="40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0">
          <table:cell-address table:column="11" table:row="40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1">
          <table:cell-address table:column="11" table:row="40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2">
          <table:cell-address table:column="11" table:row="40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3">
          <table:cell-address table:column="11" table:row="40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4">
          <table:cell-address table:column="11" table:row="40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5">
          <table:cell-address table:column="11" table:row="40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6">
          <table:cell-address table:column="11" table:row="40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7">
          <table:cell-address table:column="11" table:row="40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8">
          <table:cell-address table:column="11" table:row="40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49">
          <table:cell-address table:column="11" table:row="41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0">
          <table:cell-address table:column="11" table:row="41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1">
          <table:cell-address table:column="11" table:row="41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2">
          <table:cell-address table:column="11" table:row="41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3">
          <table:cell-address table:column="11" table:row="41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4">
          <table:cell-address table:column="11" table:row="41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5">
          <table:cell-address table:column="11" table:row="41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6">
          <table:cell-address table:column="11" table:row="41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7">
          <table:cell-address table:column="11" table:row="41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8">
          <table:cell-address table:column="11" table:row="41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59">
          <table:cell-address table:column="11" table:row="42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0">
          <table:cell-address table:column="11" table:row="42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1">
          <table:cell-address table:column="11" table:row="42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2">
          <table:cell-address table:column="11" table:row="42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3">
          <table:cell-address table:column="11" table:row="42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4">
          <table:cell-address table:column="11" table:row="42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5">
          <table:cell-address table:column="11" table:row="42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6">
          <table:cell-address table:column="11" table:row="42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7">
          <table:cell-address table:column="11" table:row="42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8">
          <table:cell-address table:column="11" table:row="42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69">
          <table:cell-address table:column="11" table:row="43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0">
          <table:cell-address table:column="11" table:row="43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1">
          <table:cell-address table:column="11" table:row="43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2">
          <table:cell-address table:column="11" table:row="43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3">
          <table:cell-address table:column="11" table:row="43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4">
          <table:cell-address table:column="11" table:row="43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5">
          <table:cell-address table:column="11" table:row="43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6">
          <table:cell-address table:column="11" table:row="43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7">
          <table:cell-address table:column="11" table:row="43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8">
          <table:cell-address table:column="11" table:row="43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79">
          <table:cell-address table:column="11" table:row="44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0">
          <table:cell-address table:column="11" table:row="44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1">
          <table:cell-address table:column="11" table:row="44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2">
          <table:cell-address table:column="11" table:row="44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3">
          <table:cell-address table:column="11" table:row="44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4">
          <table:cell-address table:column="11" table:row="44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5">
          <table:cell-address table:column="11" table:row="44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6">
          <table:cell-address table:column="11" table:row="44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7">
          <table:cell-address table:column="11" table:row="44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8">
          <table:cell-address table:column="11" table:row="44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89">
          <table:cell-address table:column="11" table:row="45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0">
          <table:cell-address table:column="11" table:row="45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1">
          <table:cell-address table:column="11" table:row="45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2">
          <table:cell-address table:column="11" table:row="45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3">
          <table:cell-address table:column="11" table:row="45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4">
          <table:cell-address table:column="11" table:row="45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5">
          <table:cell-address table:column="11" table:row="45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6">
          <table:cell-address table:column="11" table:row="45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7">
          <table:cell-address table:column="11" table:row="45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8">
          <table:cell-address table:column="11" table:row="45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999">
          <table:cell-address table:column="11" table:row="46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0">
          <table:cell-address table:column="11" table:row="46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1">
          <table:cell-address table:column="11" table:row="46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2">
          <table:cell-address table:column="11" table:row="46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3">
          <table:cell-address table:column="11" table:row="46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4">
          <table:cell-address table:column="11" table:row="46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5">
          <table:cell-address table:column="11" table:row="46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6">
          <table:cell-address table:column="11" table:row="46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7">
          <table:cell-address table:column="11" table:row="46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8">
          <table:cell-address table:column="11" table:row="46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09">
          <table:cell-address table:column="11" table:row="47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0">
          <table:cell-address table:column="11" table:row="47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1">
          <table:cell-address table:column="11" table:row="47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2">
          <table:cell-address table:column="11" table:row="47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3">
          <table:cell-address table:column="11" table:row="47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4">
          <table:cell-address table:column="11" table:row="47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5">
          <table:cell-address table:column="11" table:row="47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6">
          <table:cell-address table:column="11" table:row="47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7">
          <table:cell-address table:column="11" table:row="47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8">
          <table:cell-address table:column="11" table:row="47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19">
          <table:cell-address table:column="11" table:row="48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0">
          <table:cell-address table:column="11" table:row="48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1">
          <table:cell-address table:column="11" table:row="48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2">
          <table:cell-address table:column="11" table:row="48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3">
          <table:cell-address table:column="11" table:row="48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4">
          <table:cell-address table:column="11" table:row="48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5">
          <table:cell-address table:column="11" table:row="48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6">
          <table:cell-address table:column="11" table:row="48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7">
          <table:cell-address table:column="11" table:row="48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8">
          <table:cell-address table:column="11" table:row="48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29">
          <table:cell-address table:column="11" table:row="49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0">
          <table:cell-address table:column="11" table:row="49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1">
          <table:cell-address table:column="11" table:row="49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2">
          <table:cell-address table:column="11" table:row="49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3">
          <table:cell-address table:column="11" table:row="49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4">
          <table:cell-address table:column="11" table:row="49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5">
          <table:cell-address table:column="11" table:row="49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6">
          <table:cell-address table:column="11" table:row="49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7">
          <table:cell-address table:column="11" table:row="49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8">
          <table:cell-address table:column="11" table:row="49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39">
          <table:cell-address table:column="11" table:row="50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0">
          <table:cell-address table:column="11" table:row="50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1">
          <table:cell-address table:column="11" table:row="50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2">
          <table:cell-address table:column="11" table:row="50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3">
          <table:cell-address table:column="11" table:row="50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4">
          <table:cell-address table:column="11" table:row="50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5">
          <table:cell-address table:column="11" table:row="50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6">
          <table:cell-address table:column="11" table:row="50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7">
          <table:cell-address table:column="11" table:row="50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8">
          <table:cell-address table:column="11" table:row="50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49">
          <table:cell-address table:column="11" table:row="51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0">
          <table:cell-address table:column="11" table:row="51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1">
          <table:cell-address table:column="11" table:row="51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2">
          <table:cell-address table:column="11" table:row="51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3">
          <table:cell-address table:column="11" table:row="51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4">
          <table:cell-address table:column="11" table:row="51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5">
          <table:cell-address table:column="11" table:row="51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6">
          <table:cell-address table:column="11" table:row="51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7">
          <table:cell-address table:column="11" table:row="51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8">
          <table:cell-address table:column="11" table:row="51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59">
          <table:cell-address table:column="11" table:row="52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0">
          <table:cell-address table:column="11" table:row="52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1">
          <table:cell-address table:column="11" table:row="52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2">
          <table:cell-address table:column="11" table:row="52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3">
          <table:cell-address table:column="11" table:row="52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4">
          <table:cell-address table:column="11" table:row="52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5">
          <table:cell-address table:column="11" table:row="52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6">
          <table:cell-address table:column="11" table:row="52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7">
          <table:cell-address table:column="11" table:row="52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8">
          <table:cell-address table:column="11" table:row="52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69">
          <table:cell-address table:column="11" table:row="53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0">
          <table:cell-address table:column="11" table:row="53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1">
          <table:cell-address table:column="11" table:row="53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2">
          <table:cell-address table:column="11" table:row="53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3">
          <table:cell-address table:column="11" table:row="53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4">
          <table:cell-address table:column="11" table:row="53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5">
          <table:cell-address table:column="11" table:row="53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6">
          <table:cell-address table:column="11" table:row="53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7">
          <table:cell-address table:column="11" table:row="53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8">
          <table:cell-address table:column="11" table:row="53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79">
          <table:cell-address table:column="11" table:row="54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0">
          <table:cell-address table:column="11" table:row="54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1">
          <table:cell-address table:column="11" table:row="54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2">
          <table:cell-address table:column="11" table:row="54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3">
          <table:cell-address table:column="11" table:row="54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4">
          <table:cell-address table:column="11" table:row="54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5">
          <table:cell-address table:column="11" table:row="54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6">
          <table:cell-address table:column="11" table:row="54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7">
          <table:cell-address table:column="11" table:row="54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8">
          <table:cell-address table:column="11" table:row="54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89">
          <table:cell-address table:column="11" table:row="55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0">
          <table:cell-address table:column="11" table:row="55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1">
          <table:cell-address table:column="11" table:row="55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2">
          <table:cell-address table:column="11" table:row="55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3">
          <table:cell-address table:column="11" table:row="55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4">
          <table:cell-address table:column="11" table:row="55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5">
          <table:cell-address table:column="11" table:row="55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6">
          <table:cell-address table:column="11" table:row="55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7">
          <table:cell-address table:column="11" table:row="55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8">
          <table:cell-address table:column="11" table:row="55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099">
          <table:cell-address table:column="11" table:row="56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0">
          <table:cell-address table:column="11" table:row="56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1">
          <table:cell-address table:column="11" table:row="56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2">
          <table:cell-address table:column="11" table:row="56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3">
          <table:cell-address table:column="11" table:row="56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4">
          <table:cell-address table:column="11" table:row="56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5">
          <table:cell-address table:column="11" table:row="56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6">
          <table:cell-address table:column="11" table:row="56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7">
          <table:cell-address table:column="11" table:row="56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8">
          <table:cell-address table:column="11" table:row="56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09">
          <table:cell-address table:column="11" table:row="57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0">
          <table:cell-address table:column="11" table:row="57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1">
          <table:cell-address table:column="11" table:row="57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2">
          <table:cell-address table:column="11" table:row="57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3">
          <table:cell-address table:column="11" table:row="57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4">
          <table:cell-address table:column="11" table:row="57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5">
          <table:cell-address table:column="11" table:row="57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6">
          <table:cell-address table:column="11" table:row="57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7">
          <table:cell-address table:column="11" table:row="57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8">
          <table:cell-address table:column="11" table:row="57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19">
          <table:cell-address table:column="11" table:row="58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0">
          <table:cell-address table:column="11" table:row="58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1">
          <table:cell-address table:column="11" table:row="58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2">
          <table:cell-address table:column="11" table:row="58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3">
          <table:cell-address table:column="11" table:row="58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4">
          <table:cell-address table:column="11" table:row="58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5">
          <table:cell-address table:column="11" table:row="58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6">
          <table:cell-address table:column="11" table:row="58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7">
          <table:cell-address table:column="11" table:row="58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8">
          <table:cell-address table:column="11" table:row="58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29">
          <table:cell-address table:column="11" table:row="59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0">
          <table:cell-address table:column="11" table:row="59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1">
          <table:cell-address table:column="11" table:row="59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2">
          <table:cell-address table:column="11" table:row="59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3">
          <table:cell-address table:column="11" table:row="59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4">
          <table:cell-address table:column="11" table:row="59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5">
          <table:cell-address table:column="11" table:row="59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6">
          <table:cell-address table:column="11" table:row="59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7">
          <table:cell-address table:column="11" table:row="59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8">
          <table:cell-address table:column="11" table:row="59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39">
          <table:cell-address table:column="11" table:row="60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0">
          <table:cell-address table:column="11" table:row="60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1">
          <table:cell-address table:column="11" table:row="60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2">
          <table:cell-address table:column="11" table:row="60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3">
          <table:cell-address table:column="11" table:row="60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4">
          <table:cell-address table:column="11" table:row="60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5">
          <table:cell-address table:column="11" table:row="60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6">
          <table:cell-address table:column="11" table:row="60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7">
          <table:cell-address table:column="11" table:row="60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8">
          <table:cell-address table:column="11" table:row="60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49">
          <table:cell-address table:column="11" table:row="61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0">
          <table:cell-address table:column="11" table:row="61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1">
          <table:cell-address table:column="11" table:row="612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2">
          <table:cell-address table:column="11" table:row="613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3">
          <table:cell-address table:column="11" table:row="614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4">
          <table:cell-address table:column="11" table:row="615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5">
          <table:cell-address table:column="11" table:row="616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6">
          <table:cell-address table:column="11" table:row="617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7">
          <table:cell-address table:column="11" table:row="618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8">
          <table:cell-address table:column="11" table:row="619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59">
          <table:cell-address table:column="11" table:row="620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0">
          <table:cell-address table:column="11" table:row="621" table:table="3"/>
          <office:change-info>
            <dc:creator> </dc:creator>
            <dc:date>2020-02-06T18:58:10.651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1">
          <table:cell-address table:column="11" table:row="62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2">
          <table:cell-address table:column="11" table:row="62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3">
          <table:cell-address table:column="11" table:row="62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4">
          <table:cell-address table:column="11" table:row="62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5">
          <table:cell-address table:column="11" table:row="62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6">
          <table:cell-address table:column="11" table:row="62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7">
          <table:cell-address table:column="11" table:row="62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8">
          <table:cell-address table:column="11" table:row="62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69">
          <table:cell-address table:column="11" table:row="63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0">
          <table:cell-address table:column="11" table:row="63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1">
          <table:cell-address table:column="11" table:row="63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2">
          <table:cell-address table:column="11" table:row="63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3">
          <table:cell-address table:column="11" table:row="63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4">
          <table:cell-address table:column="11" table:row="63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5">
          <table:cell-address table:column="11" table:row="63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6">
          <table:cell-address table:column="11" table:row="63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7">
          <table:cell-address table:column="11" table:row="63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8">
          <table:cell-address table:column="11" table:row="63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79">
          <table:cell-address table:column="11" table:row="64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0">
          <table:cell-address table:column="11" table:row="64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1">
          <table:cell-address table:column="11" table:row="64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2">
          <table:cell-address table:column="11" table:row="64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3">
          <table:cell-address table:column="11" table:row="64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4">
          <table:cell-address table:column="11" table:row="64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5">
          <table:cell-address table:column="11" table:row="64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6">
          <table:cell-address table:column="11" table:row="64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7">
          <table:cell-address table:column="11" table:row="64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8">
          <table:cell-address table:column="11" table:row="64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89">
          <table:cell-address table:column="11" table:row="65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0">
          <table:cell-address table:column="11" table:row="65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1">
          <table:cell-address table:column="11" table:row="65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2">
          <table:cell-address table:column="11" table:row="65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3">
          <table:cell-address table:column="11" table:row="65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4">
          <table:cell-address table:column="11" table:row="65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5">
          <table:cell-address table:column="11" table:row="65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6">
          <table:cell-address table:column="11" table:row="65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7">
          <table:cell-address table:column="11" table:row="65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8">
          <table:cell-address table:column="11" table:row="65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199">
          <table:cell-address table:column="11" table:row="66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0">
          <table:cell-address table:column="11" table:row="66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1">
          <table:cell-address table:column="11" table:row="66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2">
          <table:cell-address table:column="11" table:row="66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3">
          <table:cell-address table:column="11" table:row="66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4">
          <table:cell-address table:column="11" table:row="66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5">
          <table:cell-address table:column="11" table:row="66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6">
          <table:cell-address table:column="11" table:row="66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7">
          <table:cell-address table:column="11" table:row="66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8">
          <table:cell-address table:column="11" table:row="66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09">
          <table:cell-address table:column="11" table:row="67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0">
          <table:cell-address table:column="11" table:row="67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1">
          <table:cell-address table:column="11" table:row="67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2">
          <table:cell-address table:column="11" table:row="67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3">
          <table:cell-address table:column="11" table:row="67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4">
          <table:cell-address table:column="11" table:row="67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5">
          <table:cell-address table:column="11" table:row="67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6">
          <table:cell-address table:column="11" table:row="67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7">
          <table:cell-address table:column="11" table:row="67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8">
          <table:cell-address table:column="11" table:row="67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19">
          <table:cell-address table:column="11" table:row="68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0">
          <table:cell-address table:column="11" table:row="68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1">
          <table:cell-address table:column="11" table:row="68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2">
          <table:cell-address table:column="11" table:row="68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3">
          <table:cell-address table:column="11" table:row="68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4">
          <table:cell-address table:column="11" table:row="68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5">
          <table:cell-address table:column="11" table:row="68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6">
          <table:cell-address table:column="11" table:row="68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7">
          <table:cell-address table:column="11" table:row="68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8">
          <table:cell-address table:column="11" table:row="68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29">
          <table:cell-address table:column="11" table:row="69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0">
          <table:cell-address table:column="11" table:row="69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1">
          <table:cell-address table:column="11" table:row="69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2">
          <table:cell-address table:column="11" table:row="69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3">
          <table:cell-address table:column="11" table:row="69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4">
          <table:cell-address table:column="11" table:row="69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5">
          <table:cell-address table:column="11" table:row="69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6">
          <table:cell-address table:column="11" table:row="69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7">
          <table:cell-address table:column="11" table:row="69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8">
          <table:cell-address table:column="11" table:row="69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39">
          <table:cell-address table:column="11" table:row="70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0">
          <table:cell-address table:column="11" table:row="70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1">
          <table:cell-address table:column="11" table:row="70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2">
          <table:cell-address table:column="11" table:row="70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3">
          <table:cell-address table:column="11" table:row="70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4">
          <table:cell-address table:column="11" table:row="70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5">
          <table:cell-address table:column="11" table:row="70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6">
          <table:cell-address table:column="11" table:row="70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7">
          <table:cell-address table:column="11" table:row="70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8">
          <table:cell-address table:column="11" table:row="70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49">
          <table:cell-address table:column="11" table:row="71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0">
          <table:cell-address table:column="11" table:row="71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1">
          <table:cell-address table:column="11" table:row="71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2">
          <table:cell-address table:column="11" table:row="71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3">
          <table:cell-address table:column="11" table:row="71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4">
          <table:cell-address table:column="11" table:row="71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5">
          <table:cell-address table:column="11" table:row="71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6">
          <table:cell-address table:column="11" table:row="71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7">
          <table:cell-address table:column="11" table:row="71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8">
          <table:cell-address table:column="11" table:row="71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59">
          <table:cell-address table:column="11" table:row="72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0">
          <table:cell-address table:column="11" table:row="72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1">
          <table:cell-address table:column="11" table:row="72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2">
          <table:cell-address table:column="11" table:row="72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3">
          <table:cell-address table:column="11" table:row="72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4">
          <table:cell-address table:column="11" table:row="72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5">
          <table:cell-address table:column="11" table:row="72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6">
          <table:cell-address table:column="11" table:row="72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7">
          <table:cell-address table:column="11" table:row="72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8">
          <table:cell-address table:column="11" table:row="72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69">
          <table:cell-address table:column="11" table:row="73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0">
          <table:cell-address table:column="11" table:row="73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1">
          <table:cell-address table:column="11" table:row="73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2">
          <table:cell-address table:column="11" table:row="73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3">
          <table:cell-address table:column="11" table:row="73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4">
          <table:cell-address table:column="11" table:row="73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5">
          <table:cell-address table:column="11" table:row="73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6">
          <table:cell-address table:column="11" table:row="73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7">
          <table:cell-address table:column="11" table:row="73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8">
          <table:cell-address table:column="11" table:row="73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79">
          <table:cell-address table:column="11" table:row="74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0">
          <table:cell-address table:column="11" table:row="74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1">
          <table:cell-address table:column="11" table:row="74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2">
          <table:cell-address table:column="11" table:row="74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3">
          <table:cell-address table:column="11" table:row="74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4">
          <table:cell-address table:column="11" table:row="74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5">
          <table:cell-address table:column="11" table:row="74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6">
          <table:cell-address table:column="11" table:row="74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7">
          <table:cell-address table:column="11" table:row="74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8">
          <table:cell-address table:column="11" table:row="74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89">
          <table:cell-address table:column="11" table:row="75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0">
          <table:cell-address table:column="11" table:row="75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1">
          <table:cell-address table:column="11" table:row="75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2">
          <table:cell-address table:column="11" table:row="75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3">
          <table:cell-address table:column="11" table:row="75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4">
          <table:cell-address table:column="11" table:row="75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5">
          <table:cell-address table:column="11" table:row="75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6">
          <table:cell-address table:column="11" table:row="75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7">
          <table:cell-address table:column="11" table:row="75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8">
          <table:cell-address table:column="11" table:row="75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299">
          <table:cell-address table:column="11" table:row="76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0">
          <table:cell-address table:column="11" table:row="76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1">
          <table:cell-address table:column="11" table:row="76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2">
          <table:cell-address table:column="11" table:row="76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3">
          <table:cell-address table:column="11" table:row="76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4">
          <table:cell-address table:column="11" table:row="76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5">
          <table:cell-address table:column="11" table:row="76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6">
          <table:cell-address table:column="11" table:row="76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7">
          <table:cell-address table:column="11" table:row="76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8">
          <table:cell-address table:column="11" table:row="76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09">
          <table:cell-address table:column="11" table:row="77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0">
          <table:cell-address table:column="11" table:row="77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1">
          <table:cell-address table:column="11" table:row="77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2">
          <table:cell-address table:column="11" table:row="77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3">
          <table:cell-address table:column="11" table:row="77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4">
          <table:cell-address table:column="11" table:row="77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5">
          <table:cell-address table:column="11" table:row="77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6">
          <table:cell-address table:column="11" table:row="77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7">
          <table:cell-address table:column="11" table:row="77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8">
          <table:cell-address table:column="11" table:row="77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19">
          <table:cell-address table:column="11" table:row="78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0">
          <table:cell-address table:column="11" table:row="78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1">
          <table:cell-address table:column="11" table:row="78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2">
          <table:cell-address table:column="11" table:row="78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3">
          <table:cell-address table:column="11" table:row="78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4">
          <table:cell-address table:column="11" table:row="78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5">
          <table:cell-address table:column="11" table:row="78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6">
          <table:cell-address table:column="11" table:row="78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7">
          <table:cell-address table:column="11" table:row="78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8">
          <table:cell-address table:column="11" table:row="78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29">
          <table:cell-address table:column="11" table:row="79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0">
          <table:cell-address table:column="11" table:row="79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1">
          <table:cell-address table:column="11" table:row="79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2">
          <table:cell-address table:column="11" table:row="79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3">
          <table:cell-address table:column="11" table:row="79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4">
          <table:cell-address table:column="11" table:row="79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5">
          <table:cell-address table:column="11" table:row="79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6">
          <table:cell-address table:column="11" table:row="79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7">
          <table:cell-address table:column="11" table:row="79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8">
          <table:cell-address table:column="11" table:row="79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39">
          <table:cell-address table:column="11" table:row="80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0">
          <table:cell-address table:column="11" table:row="80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1">
          <table:cell-address table:column="11" table:row="80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2">
          <table:cell-address table:column="11" table:row="80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3">
          <table:cell-address table:column="11" table:row="80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4">
          <table:cell-address table:column="11" table:row="80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5">
          <table:cell-address table:column="11" table:row="80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6">
          <table:cell-address table:column="11" table:row="80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7">
          <table:cell-address table:column="11" table:row="80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8">
          <table:cell-address table:column="11" table:row="80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49">
          <table:cell-address table:column="11" table:row="81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0">
          <table:cell-address table:column="11" table:row="81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1">
          <table:cell-address table:column="11" table:row="81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2">
          <table:cell-address table:column="11" table:row="81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3">
          <table:cell-address table:column="11" table:row="81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4">
          <table:cell-address table:column="11" table:row="81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5">
          <table:cell-address table:column="11" table:row="81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6">
          <table:cell-address table:column="11" table:row="81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7">
          <table:cell-address table:column="11" table:row="81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8">
          <table:cell-address table:column="11" table:row="81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59">
          <table:cell-address table:column="11" table:row="82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0">
          <table:cell-address table:column="11" table:row="82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1">
          <table:cell-address table:column="11" table:row="82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2">
          <table:cell-address table:column="11" table:row="82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3">
          <table:cell-address table:column="11" table:row="82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4">
          <table:cell-address table:column="11" table:row="82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5">
          <table:cell-address table:column="11" table:row="82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6">
          <table:cell-address table:column="11" table:row="82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7">
          <table:cell-address table:column="11" table:row="82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8">
          <table:cell-address table:column="11" table:row="82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69">
          <table:cell-address table:column="11" table:row="83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0">
          <table:cell-address table:column="11" table:row="83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1">
          <table:cell-address table:column="11" table:row="83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2">
          <table:cell-address table:column="11" table:row="83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3">
          <table:cell-address table:column="11" table:row="83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4">
          <table:cell-address table:column="11" table:row="83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5">
          <table:cell-address table:column="11" table:row="83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6">
          <table:cell-address table:column="11" table:row="83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7">
          <table:cell-address table:column="11" table:row="83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8">
          <table:cell-address table:column="11" table:row="83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79">
          <table:cell-address table:column="11" table:row="84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0">
          <table:cell-address table:column="11" table:row="84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1">
          <table:cell-address table:column="11" table:row="84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2">
          <table:cell-address table:column="11" table:row="84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3">
          <table:cell-address table:column="11" table:row="84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4">
          <table:cell-address table:column="11" table:row="84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5">
          <table:cell-address table:column="11" table:row="84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6">
          <table:cell-address table:column="11" table:row="84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7">
          <table:cell-address table:column="11" table:row="84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8">
          <table:cell-address table:column="11" table:row="84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89">
          <table:cell-address table:column="11" table:row="85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0">
          <table:cell-address table:column="11" table:row="85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1">
          <table:cell-address table:column="11" table:row="85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2">
          <table:cell-address table:column="11" table:row="85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3">
          <table:cell-address table:column="11" table:row="85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4">
          <table:cell-address table:column="11" table:row="85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5">
          <table:cell-address table:column="11" table:row="85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6">
          <table:cell-address table:column="11" table:row="85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7">
          <table:cell-address table:column="11" table:row="85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8">
          <table:cell-address table:column="11" table:row="85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399">
          <table:cell-address table:column="11" table:row="86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0">
          <table:cell-address table:column="11" table:row="86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1">
          <table:cell-address table:column="11" table:row="86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2">
          <table:cell-address table:column="11" table:row="86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3">
          <table:cell-address table:column="11" table:row="86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4">
          <table:cell-address table:column="11" table:row="86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5">
          <table:cell-address table:column="11" table:row="86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6">
          <table:cell-address table:column="11" table:row="86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7">
          <table:cell-address table:column="11" table:row="86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8">
          <table:cell-address table:column="11" table:row="86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09">
          <table:cell-address table:column="11" table:row="87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0">
          <table:cell-address table:column="11" table:row="87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1">
          <table:cell-address table:column="11" table:row="87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2">
          <table:cell-address table:column="11" table:row="87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3">
          <table:cell-address table:column="11" table:row="87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4">
          <table:cell-address table:column="11" table:row="87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5">
          <table:cell-address table:column="11" table:row="87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6">
          <table:cell-address table:column="11" table:row="87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7">
          <table:cell-address table:column="11" table:row="87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8">
          <table:cell-address table:column="11" table:row="87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19">
          <table:cell-address table:column="11" table:row="88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0">
          <table:cell-address table:column="11" table:row="88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1">
          <table:cell-address table:column="11" table:row="88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2">
          <table:cell-address table:column="11" table:row="88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3">
          <table:cell-address table:column="11" table:row="88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4">
          <table:cell-address table:column="11" table:row="88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5">
          <table:cell-address table:column="11" table:row="88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6">
          <table:cell-address table:column="11" table:row="88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7">
          <table:cell-address table:column="11" table:row="88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8">
          <table:cell-address table:column="11" table:row="88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29">
          <table:cell-address table:column="11" table:row="89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0">
          <table:cell-address table:column="11" table:row="89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1">
          <table:cell-address table:column="11" table:row="89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2">
          <table:cell-address table:column="11" table:row="89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3">
          <table:cell-address table:column="11" table:row="89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4">
          <table:cell-address table:column="11" table:row="89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5">
          <table:cell-address table:column="11" table:row="89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6">
          <table:cell-address table:column="11" table:row="89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7">
          <table:cell-address table:column="11" table:row="89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8">
          <table:cell-address table:column="11" table:row="89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39">
          <table:cell-address table:column="11" table:row="90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0">
          <table:cell-address table:column="11" table:row="90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1">
          <table:cell-address table:column="11" table:row="90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2">
          <table:cell-address table:column="11" table:row="90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3">
          <table:cell-address table:column="11" table:row="90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4">
          <table:cell-address table:column="11" table:row="90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5">
          <table:cell-address table:column="11" table:row="90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6">
          <table:cell-address table:column="11" table:row="90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7">
          <table:cell-address table:column="11" table:row="90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8">
          <table:cell-address table:column="11" table:row="90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49">
          <table:cell-address table:column="11" table:row="91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0">
          <table:cell-address table:column="11" table:row="91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1">
          <table:cell-address table:column="11" table:row="91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2">
          <table:cell-address table:column="11" table:row="91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3">
          <table:cell-address table:column="11" table:row="91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4">
          <table:cell-address table:column="11" table:row="91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5">
          <table:cell-address table:column="11" table:row="91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6">
          <table:cell-address table:column="11" table:row="91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7">
          <table:cell-address table:column="11" table:row="91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8">
          <table:cell-address table:column="11" table:row="91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59">
          <table:cell-address table:column="11" table:row="92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60">
          <table:cell-address table:column="11" table:row="92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61">
          <table:cell-address table:column="11" table:row="92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62">
          <table:cell-address table:column="11" table:row="92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63">
          <table:cell-address table:column="11" table:row="92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64">
          <table:cell-address table:column="11" table:row="92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65">
          <table:cell-address table:column="11" table:row="926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66">
          <table:cell-address table:column="11" table:row="927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67">
          <table:cell-address table:column="11" table:row="928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68">
          <table:cell-address table:column="11" table:row="929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69">
          <table:cell-address table:column="11" table:row="930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70">
          <table:cell-address table:column="11" table:row="931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71">
          <table:cell-address table:column="11" table:row="932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72">
          <table:cell-address table:column="11" table:row="933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73">
          <table:cell-address table:column="11" table:row="934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74">
          <table:cell-address table:column="11" table:row="935" table:table="3"/>
          <office:change-info>
            <dc:creator> </dc:creator>
            <dc:date>2020-02-06T18:58:10.652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75">
          <table:cell-address table:column="11" table:row="936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76">
          <table:cell-address table:column="11" table:row="937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77">
          <table:cell-address table:column="11" table:row="938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78">
          <table:cell-address table:column="11" table:row="939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79">
          <table:cell-address table:column="11" table:row="940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80">
          <table:cell-address table:column="11" table:row="941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81">
          <table:cell-address table:column="11" table:row="942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82">
          <table:cell-address table:column="11" table:row="943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83">
          <table:cell-address table:column="11" table:row="944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84">
          <table:cell-address table:column="11" table:row="945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85">
          <table:cell-address table:column="11" table:row="946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86">
          <table:cell-address table:column="11" table:row="947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87">
          <table:cell-address table:column="11" table:row="948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88">
          <table:cell-address table:column="11" table:row="949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89">
          <table:cell-address table:column="11" table:row="950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90">
          <table:cell-address table:column="11" table:row="951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91">
          <table:cell-address table:column="11" table:row="952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92">
          <table:cell-address table:column="11" table:row="953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93">
          <table:cell-address table:column="11" table:row="954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94">
          <table:cell-address table:column="11" table:row="955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95">
          <table:cell-address table:column="11" table:row="956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96">
          <table:cell-address table:column="11" table:row="957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97">
          <table:cell-address table:column="11" table:row="958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98">
          <table:cell-address table:column="11" table:row="959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499">
          <table:cell-address table:column="11" table:row="960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00">
          <table:cell-address table:column="11" table:row="961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01">
          <table:cell-address table:column="11" table:row="962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02">
          <table:cell-address table:column="11" table:row="963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03">
          <table:cell-address table:column="11" table:row="964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04">
          <table:cell-address table:column="11" table:row="965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05">
          <table:cell-address table:column="11" table:row="966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06">
          <table:cell-address table:column="11" table:row="967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07">
          <table:cell-address table:column="11" table:row="968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08">
          <table:cell-address table:column="11" table:row="969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09">
          <table:cell-address table:column="11" table:row="970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10">
          <table:cell-address table:column="11" table:row="971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11">
          <table:cell-address table:column="11" table:row="972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12">
          <table:cell-address table:column="11" table:row="973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13">
          <table:cell-address table:column="11" table:row="974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14">
          <table:cell-address table:column="11" table:row="975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15">
          <table:cell-address table:column="11" table:row="976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16">
          <table:cell-address table:column="11" table:row="977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17">
          <table:cell-address table:column="11" table:row="978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18">
          <table:cell-address table:column="11" table:row="979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19">
          <table:cell-address table:column="11" table:row="980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20">
          <table:cell-address table:column="11" table:row="981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21">
          <table:cell-address table:column="11" table:row="982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22">
          <table:cell-address table:column="11" table:row="983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23">
          <table:cell-address table:column="11" table:row="984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24">
          <table:cell-address table:column="11" table:row="985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25">
          <table:cell-address table:column="11" table:row="986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26">
          <table:cell-address table:column="11" table:row="987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27">
          <table:cell-address table:column="11" table:row="988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28">
          <table:cell-address table:column="11" table:row="989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29">
          <table:cell-address table:column="11" table:row="990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30">
          <table:cell-address table:column="11" table:row="991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31">
          <table:cell-address table:column="11" table:row="992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32">
          <table:cell-address table:column="11" table:row="993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33">
          <table:cell-address table:column="11" table:row="994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34">
          <table:cell-address table:column="11" table:row="995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35">
          <table:cell-address table:column="11" table:row="996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36">
          <table:cell-address table:column="11" table:row="997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37">
          <table:cell-address table:column="11" table:row="998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38">
          <table:cell-address table:column="11" table:row="999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No</text:p>
            </table:change-track-table-cell>
          </table:previous>
        </table:cell-content-change>
        <table:cell-content-change table:id="ct1539">
          <table:cell-address table:column="13" table:row="1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40">
          <table:cell-address table:column="13" table:row="2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41">
          <table:cell-address table:column="13" table:row="3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42">
          <table:cell-address table:column="13" table:row="4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43">
          <table:cell-address table:column="13" table:row="5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44">
          <table:cell-address table:column="13" table:row="6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45">
          <table:cell-address table:column="13" table:row="7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46">
          <table:cell-address table:column="13" table:row="8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47">
          <table:cell-address table:column="13" table:row="9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48">
          <table:cell-address table:column="13" table:row="10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49">
          <table:cell-address table:column="13" table:row="11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50">
          <table:cell-address table:column="13" table:row="12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51">
          <table:cell-address table:column="13" table:row="13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52">
          <table:cell-address table:column="13" table:row="14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53">
          <table:cell-address table:column="13" table:row="15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54">
          <table:cell-address table:column="13" table:row="16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55">
          <table:cell-address table:column="13" table:row="17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56">
          <table:cell-address table:column="13" table:row="18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57">
          <table:cell-address table:column="13" table:row="19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58">
          <table:cell-address table:column="13" table:row="20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59">
          <table:cell-address table:column="13" table:row="21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60">
          <table:cell-address table:column="13" table:row="22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61">
          <table:cell-address table:column="13" table:row="23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62">
          <table:cell-address table:column="13" table:row="24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63">
          <table:cell-address table:column="13" table:row="25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64">
          <table:cell-address table:column="13" table:row="26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65">
          <table:cell-address table:column="13" table:row="27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66">
          <table:cell-address table:column="13" table:row="28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67">
          <table:cell-address table:column="13" table:row="29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68">
          <table:cell-address table:column="13" table:row="30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69">
          <table:cell-address table:column="13" table:row="31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70">
          <table:cell-address table:column="13" table:row="32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71">
          <table:cell-address table:column="13" table:row="33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72">
          <table:cell-address table:column="13" table:row="34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73">
          <table:cell-address table:column="13" table:row="35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74">
          <table:cell-address table:column="13" table:row="36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75">
          <table:cell-address table:column="13" table:row="37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76">
          <table:cell-address table:column="13" table:row="38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77">
          <table:cell-address table:column="13" table:row="39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78">
          <table:cell-address table:column="13" table:row="40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79">
          <table:cell-address table:column="13" table:row="41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80">
          <table:cell-address table:column="13" table:row="42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81">
          <table:cell-address table:column="13" table:row="43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82">
          <table:cell-address table:column="13" table:row="44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83">
          <table:cell-address table:column="13" table:row="45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84">
          <table:cell-address table:column="13" table:row="46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85">
          <table:cell-address table:column="13" table:row="47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86">
          <table:cell-address table:column="13" table:row="48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87">
          <table:cell-address table:column="13" table:row="49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88">
          <table:cell-address table:column="13" table:row="50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89">
          <table:cell-address table:column="13" table:row="51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90">
          <table:cell-address table:column="13" table:row="52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91">
          <table:cell-address table:column="13" table:row="53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92">
          <table:cell-address table:column="13" table:row="54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93">
          <table:cell-address table:column="13" table:row="55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94">
          <table:cell-address table:column="13" table:row="56" table:table="3"/>
          <office:change-info>
            <dc:creator> </dc:creator>
            <dc:date>2020-02-06T18:58:10.653000000</dc:date>
          </office:change-info>
          <table:previous>
            <table:change-track-table-cell office:value-type="string">
              <text:p>English</text:p>
            </table:change-track-table-cell>
          </table:previous>
        </table:cell-content-change>
        <table:cell-content-change table:id="ct1595">
          <table:cell-address table:column="10" table:row="17" table:table="3"/>
          <office:change-info>
            <dc:creator> </dc:creator>
            <dc:date>2020-02-06T18:58:17.754000000</dc:date>
          </office:change-info>
          <table:previous>
            <table:change-track-table-cell office:value-type="string">
              <text:p>A</text:p>
            </table:change-track-table-cell>
          </table:previous>
        </table:cell-content-change>
        <table:cell-content-change table:id="ct1596">
          <table:cell-address table:column="10" table:row="18" table:table="3"/>
          <office:change-info>
            <dc:creator> </dc:creator>
            <dc:date>2020-02-06T18:58:17.754000000</dc:date>
          </office:change-info>
          <table:previous>
            <table:change-track-table-cell office:value-type="string">
              <text:p>A</text:p>
            </table:change-track-table-cell>
          </table:previous>
        </table:cell-content-change>
        <table:cell-content-change table:id="ct1597">
          <table:cell-address table:column="10" table:row="19" table:table="3"/>
          <office:change-info>
            <dc:creator> </dc:creator>
            <dc:date>2020-02-06T18:58:17.754000000</dc:date>
          </office:change-info>
          <table:previous>
            <table:change-track-table-cell office:value-type="string">
              <text:p>A</text:p>
            </table:change-track-table-cell>
          </table:previous>
        </table:cell-content-change>
        <table:cell-content-change table:id="ct1598">
          <table:cell-address table:column="10" table:row="20" table:table="3"/>
          <office:change-info>
            <dc:creator> </dc:creator>
            <dc:date>2020-02-06T18:58:17.754000000</dc:date>
          </office:change-info>
          <table:previous>
            <table:change-track-table-cell office:value-type="string">
              <text:p>A</text:p>
            </table:change-track-table-cell>
          </table:previous>
        </table:cell-content-change>
        <table:cell-content-change table:id="ct1599">
          <table:cell-address table:column="10" table:row="31" table:table="3"/>
          <office:change-info>
            <dc:creator> </dc:creator>
            <dc:date>2020-02-06T18:58:17.754000000</dc:date>
          </office:change-info>
          <table:previous>
            <table:change-track-table-cell office:value-type="string">
              <text:p>B</text:p>
            </table:change-track-table-cell>
          </table:previous>
        </table:cell-content-change>
        <table:cell-content-change table:id="ct1600">
          <table:cell-address table:column="10" table:row="32" table:table="3"/>
          <office:change-info>
            <dc:creator> </dc:creator>
            <dc:date>2020-02-06T18:58:17.754000000</dc:date>
          </office:change-info>
          <table:previous>
            <table:change-track-table-cell office:value-type="string">
              <text:p>B</text:p>
            </table:change-track-table-cell>
          </table:previous>
        </table:cell-content-change>
        <table:cell-content-change table:id="ct1601">
          <table:cell-address table:column="10" table:row="33" table:table="3"/>
          <office:change-info>
            <dc:creator> </dc:creator>
            <dc:date>2020-02-06T18:58:17.754000000</dc:date>
          </office:change-info>
          <table:previous>
            <table:change-track-table-cell office:value-type="string">
              <text:p>B</text:p>
            </table:change-track-table-cell>
          </table:previous>
        </table:cell-content-change>
        <table:cell-content-change table:id="ct1602">
          <table:cell-address table:column="10" table:row="34" table:table="3"/>
          <office:change-info>
            <dc:creator> </dc:creator>
            <dc:date>2020-02-06T18:58:17.754000000</dc:date>
          </office:change-info>
          <table:previous>
            <table:change-track-table-cell office:value-type="string">
              <text:p>B</text:p>
            </table:change-track-table-cell>
          </table:previous>
        </table:cell-content-change>
        <table:cell-content-change table:id="ct1603">
          <table:cell-address table:column="10" table:row="35" table:table="3"/>
          <office:change-info>
            <dc:creator> </dc:creator>
            <dc:date>2020-02-06T18:58:17.754000000</dc:date>
          </office:change-info>
          <table:previous>
            <table:change-track-table-cell office:value-type="string">
              <text:p>B</text:p>
            </table:change-track-table-cell>
          </table:previous>
        </table:cell-content-change>
        <table:cell-content-change table:id="ct1604">
          <table:cell-address table:column="0" table:row="1" table:table="1"/>
          <office:change-info>
            <dc:creator> </dc:creator>
            <dc:date>2020-02-06T18:58:39.065000000</dc:date>
          </office:change-info>
          <table:previous>
            <table:change-track-table-cell office:value-type="float" office:value="2"/>
          </table:previous>
        </table:cell-content-change>
        <table:cell-content-change table:id="ct1605">
          <table:cell-address table:column="0" table:row="2" table:table="1"/>
          <office:change-info>
            <dc:creator> </dc:creator>
            <dc:date>2020-02-06T18:58:39.641000000</dc:date>
          </office:change-info>
          <table:previous>
            <table:change-track-table-cell/>
          </table:previous>
        </table:cell-content-change>
        <table:cell-content-change table:id="ct1606">
          <table:cell-address table:column="0" table:row="3" table:table="1"/>
          <office:change-info>
            <dc:creator> </dc:creator>
            <dc:date>2020-02-06T18:58:40.230000000</dc:date>
          </office:change-info>
          <table:previous>
            <table:change-track-table-cell/>
          </table:previous>
        </table:cell-content-change>
        <table:cell-content-change table:id="ct1607">
          <table:cell-address table:column="0" table:row="4" table:table="1"/>
          <office:change-info>
            <dc:creator> </dc:creator>
            <dc:date>2020-02-06T18:58:40.875000000</dc:date>
          </office:change-info>
          <table:previous>
            <table:change-track-table-cell/>
          </table:previous>
        </table:cell-content-change>
        <table:cell-content-change table:id="ct1608">
          <table:cell-address table:column="0" table:row="5" table:table="1"/>
          <office:change-info>
            <dc:creator> </dc:creator>
            <dc:date>2020-02-06T18:58:41.465000000</dc:date>
          </office:change-info>
          <table:previous>
            <table:change-track-table-cell/>
          </table:previous>
        </table:cell-content-change>
        <table:cell-content-change table:id="ct1609">
          <table:cell-address table:column="0" table:row="6" table:table="1"/>
          <office:change-info>
            <dc:creator> </dc:creator>
            <dc:date>2020-02-06T18:58:41.782000000</dc:date>
          </office:change-info>
          <table:previous>
            <table:change-track-table-cell/>
          </table:previous>
        </table:cell-content-change>
        <table:cell-content-change table:id="ct1610">
          <table:cell-address table:column="0" table:row="7" table:table="1"/>
          <office:change-info>
            <dc:creator> </dc:creator>
            <dc:date>2020-02-06T18:58:42.879000000</dc:date>
          </office:change-info>
          <table:previous>
            <table:change-track-table-cell/>
          </table:previous>
        </table:cell-content-change>
        <table:cell-content-change table:id="ct1611">
          <table:cell-address table:column="1" table:row="2" table:table="1"/>
          <office:change-info>
            <dc:creator> </dc:creator>
            <dc:date>2020-02-06T18:58:44.092000000</dc:date>
          </office:change-info>
          <table:previous>
            <table:change-track-table-cell/>
          </table:previous>
        </table:cell-content-change>
        <table:cell-content-change table:id="ct1612">
          <table:cell-address table:column="1" table:row="3" table:table="1"/>
          <office:change-info>
            <dc:creator> </dc:creator>
            <dc:date>2020-02-06T18:58:44.365000000</dc:date>
          </office:change-info>
          <table:previous>
            <table:change-track-table-cell/>
          </table:previous>
        </table:cell-content-change>
        <table:cell-content-change table:id="ct1613">
          <table:cell-address table:column="1" table:row="4" table:table="1"/>
          <office:change-info>
            <dc:creator> </dc:creator>
            <dc:date>2020-02-06T18:58:44.727000000</dc:date>
          </office:change-info>
          <table:previous>
            <table:change-track-table-cell/>
          </table:previous>
        </table:cell-content-change>
        <table:cell-content-change table:id="ct1614">
          <table:cell-address table:column="1" table:row="5" table:table="1"/>
          <office:change-info>
            <dc:creator> </dc:creator>
            <dc:date>2020-02-06T18:58:45.037000000</dc:date>
          </office:change-info>
          <table:previous>
            <table:change-track-table-cell/>
          </table:previous>
        </table:cell-content-change>
        <table:cell-content-change table:id="ct1615">
          <table:cell-address table:column="1" table:row="6" table:table="1"/>
          <office:change-info>
            <dc:creator> </dc:creator>
            <dc:date>2020-02-06T18:58:47.690000000</dc:date>
          </office:change-info>
          <table:previous>
            <table:change-track-table-cell/>
          </table:previous>
        </table:cell-content-change>
        <table:cell-content-change table:id="ct1616">
          <table:cell-address table:column="1" table:row="7" table:table="1"/>
          <office:change-info>
            <dc:creator> </dc:creator>
            <dc:date>2020-02-06T18:58:48.890000000</dc:date>
          </office:change-info>
          <table:previous>
            <table:change-track-table-cell/>
          </table:previous>
        </table:cell-content-change>
        <table:cell-content-change table:id="ct1617">
          <table:cell-address table:column="0" table:row="4" table:table="1"/>
          <office:change-info>
            <dc:creator> </dc:creator>
            <dc:date>2020-02-06T18:58:56.592000000</dc:date>
          </office:change-info>
          <table:previous table:id="ct1607">
            <table:change-track-table-cell office:value-type="float" office:value="4"/>
          </table:previous>
        </table:cell-content-change>
        <table:cell-content-change table:id="ct1618">
          <table:cell-address table:column="0" table:row="5" table:table="1"/>
          <office:change-info>
            <dc:creator> </dc:creator>
            <dc:date>2020-02-06T18:58:56.890000000</dc:date>
          </office:change-info>
          <table:previous table:id="ct1608">
            <table:change-track-table-cell office:value-type="float" office:value="4"/>
          </table:previous>
        </table:cell-content-change>
        <table:cell-content-change table:id="ct1619">
          <table:cell-address table:column="0" table:row="6" table:table="1"/>
          <office:change-info>
            <dc:creator> </dc:creator>
            <dc:date>2020-02-06T18:58:57.091000000</dc:date>
          </office:change-info>
          <table:previous table:id="ct1609">
            <table:change-track-table-cell office:value-type="float" office:value="4"/>
          </table:previous>
        </table:cell-content-change>
        <table:cell-content-change table:id="ct1620">
          <table:cell-address table:column="0" table:row="7" table:table="1"/>
          <office:change-info>
            <dc:creator> </dc:creator>
            <dc:date>2020-02-06T18:58:57.399000000</dc:date>
          </office:change-info>
          <table:previous table:id="ct1610">
            <table:change-track-table-cell office:value-type="float" office:value="4"/>
          </table:previous>
        </table:cell-content-change>
      </table:tracked-changes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text-length-is-between(2,12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2" table:condition="of:cell-content-is-whole-number() and cell-content-is-between(1,5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3" table:condition="of:cell-content-is-whole-number() and cell-content-is-between(1,2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4" table:condition="of:cell-content-is-date() and cell-content-is-between(36526,401768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5" table:condition="of:cell-content-is-whole-number() and cell-content-is-between(0,1001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6" table:condition="of:cell-content-is-decimal-number() and cell-content-is-between(0,1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7" table:condition="of:cell-content-is-whole-number() and cell-content-is-between(1,31536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8" table:condition="of:cell-content-is-in-list([.$A$2:.$A$29])" table:allow-empty-cell="true" table:display-list="unsorted" table:base-cell-address="OldExams.B2">
          <table:help-message table:display="true"/>
          <table:error-message table:message-type="stop" table:display="true"/>
        </table:content-validation>
        <table:content-validation table:name="val9" table:condition="of:cell-content-is-whole-number() and cell-content-is-between(0,100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0" table:condition="of:cell-content-is-whole-number() and cell-content-is-between(1,1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1" table:condition="of:cell-content-is-whole-number() and cell-content-is-between(0,100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2" table:condition="of:cell-content-is-in-list([Lectures.$C$2:.$C$1000])" table:allow-empty-cell="true" table:display-list="unsorted" table:base-cell-address="OldExams.I2">
          <table:help-message table:display="true"/>
          <table:error-message table:message-type="stop" table:display="true"/>
        </table:content-validation>
        <table:content-validation table:name="val13" table:condition="of:cell-content-is-in-list([Lectures.$C$2:.$C$1048576])" table:allow-empty-cell="true" table:display-list="unsorted" table:base-cell-address="Exercises.F2">
          <table:help-message table:display="true"/>
          <table:error-message table:message-type="stop" table:display="true"/>
        </table:content-validation>
        <table:content-validation table:name="val14" table:condition="of:cell-content-is-in-list([Lectures.$C$2:.$C$1048576])" table:allow-empty-cell="true" table:display-list="unsorted" table:base-cell-address="StudyMaterial.F2">
          <table:help-message table:display="true"/>
          <table:error-message table:message-type="stop" table:display="true"/>
        </table:content-validation>
        <table:content-validation table:name="val15" table:condition="of:cell-content-is-date() and cell-content-is-between(36526,401434)" table:allow-empty-cell="true" table:base-cell-address="Course.A1">
          <table:help-message table:display="true"/>
          <table:error-message table:message-type="stop" table:display="true"/>
        </table:content-validation>
        <table:content-validation table:name="val16" table:condition="of:cell-content-is-whole-number() and cell-content-is-between(1,9999999999999)" table:allow-empty-cell="true" table:base-cell-address="Course.A1">
          <table:help-message table:display="true"/>
          <table:error-message table:message-type="stop" table:display="true"/>
        </table:content-validation>
      </table:content-validations>
      <table:table table:name="Course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1" table:default-cell-style-name="ce5"/>
        <table:table-column table:style-name="co2" table:default-cell-style-name="ce5"/>
        <table:table-column table:style-name="co3" table:number-columns-repeated="62" table:default-cell-style-name="ce5"/>
        <table:table-row table:style-name="ro1">
          <table:table-cell table:style-name="ce23" office:value-type="string" calcext:value-type="string">
            <text:p>Course name</text:p>
          </table:table-cell>
          <table:table-cell table:style-name="ce23" office:value-type="string" calcext:value-type="string">
            <text:p>Course code</text:p>
          </table:table-cell>
          <table:table-cell table:style-name="ce23" office:value-type="string" calcext:value-type="string">
            <text:p>Taskwarrior project code: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Natural Computing</text:p>
          </table:table-cell>
          <table:table-cell table:style-name="ce6" office:value-type="string" calcext:value-type="string">
            <text:p>NWI-IMC042</text:p>
          </table:table-cell>
          <table:table-cell table:style-name="ce6" table:content-validation-name="val1" office:value-type="string" calcext:value-type="string">
            <text:p>uni.nat</text:p>
          </table:table-cell>
          <table:table-cell table:number-columns-repeated="61"/>
        </table:table-row>
        <table:table-row table:style-name="ro1" table:number-rows-repeated="104857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ectures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16"/>
        <table:table-column table:style-name="co3" table:number-columns-repeated="59" table:default-cell-style-name="ce5"/>
        <table:table-row table:style-name="ro1">
          <table:table-cell table:style-name="ce23" office:value-type="string" calcext:value-type="string">
            <text:p>Period</text:p>
          </table:table-cell>
          <table:table-cell table:style-name="ce23" office:value-type="string" calcext:value-type="string">
            <text:p>Week</text:p>
          </table:table-cell>
          <table:table-cell table:style-name="ce23" office:value-type="string" calcext:value-type="string">
            <text:p>Lecture topic</text:p>
          </table:table-cell>
          <table:table-cell table:style-name="ce23" office:value-type="string" calcext:value-type="string">
            <text:p>Lecture number</text:p>
          </table:table-cell>
          <table:table-cell table:style-name="ce31" office:value-type="string" calcext:value-type="string">
            <text:p>date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1" calcext:value-type="float">
            <text:p>1</text:p>
          </table:table-cell>
          <table:table-cell table:style-name="ce6" office:value-type="string" calcext:value-type="string">
            <text:p>Evolutionairy Computing ½</text:p>
          </table:table-cell>
          <table:table-cell table:style-name="ce6" office:value-type="float" office:value="1" calcext:value-type="float">
            <text:p>1</text:p>
          </table:table-cell>
          <table:table-cell table:style-name="ce15" table:content-validation-name="val4" office:value-type="date" office:date-value="2020-02-04" calcext:value-type="date">
            <text:p>2020-02-04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2" calcext:value-type="float">
            <text:p>2</text:p>
          </table:table-cell>
          <table:table-cell table:style-name="ce6" office:value-type="string" calcext:value-type="string">
            <text:p>Evolutionairy Computing 2/2</text:p>
          </table:table-cell>
          <table:table-cell table:style-name="ce6"/>
          <table:table-cell table:style-name="ce15" table:content-validation-name="val4" office:value-type="date" office:date-value="2020-02-11" calcext:value-type="date">
            <text:p>2020-02-11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3" calcext:value-type="float">
            <text:p>3</text:p>
          </table:table-cell>
          <table:table-cell table:style-name="ce6" office:value-type="string" calcext:value-type="string">
            <text:p>Swarm Intelligence</text:p>
          </table:table-cell>
          <table:table-cell table:style-name="ce6"/>
          <table:table-cell table:style-name="ce15" table:content-validation-name="val4" office:value-type="date" office:date-value="2020-02-18" calcext:value-type="date">
            <text:p>2020-02-18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4" calcext:value-type="float">
            <text:p>4</text:p>
          </table:table-cell>
          <table:table-cell table:style-name="ce6" office:value-type="string" calcext:value-type="string">
            <text:p>Cellular Automata ½</text:p>
          </table:table-cell>
          <table:table-cell table:style-name="ce6"/>
          <table:table-cell table:style-name="ce15" table:content-validation-name="val4" office:value-type="date" office:date-value="2020-03-03" calcext:value-type="date">
            <text:p>2020-03-03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5" calcext:value-type="float">
            <text:p>5</text:p>
          </table:table-cell>
          <table:table-cell table:style-name="ce6" office:value-type="string" calcext:value-type="string">
            <text:p>Cellular Automata 2/2</text:p>
          </table:table-cell>
          <table:table-cell table:style-name="ce6"/>
          <table:table-cell table:style-name="ce15" table:content-validation-name="val4" office:value-type="date" office:date-value="2020-03-10" calcext:value-type="date">
            <text:p>2020-03-10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6" calcext:value-type="float">
            <text:p>6</text:p>
          </table:table-cell>
          <table:table-cell table:style-name="ce6" office:value-type="string" calcext:value-type="string">
            <text:p>Artificial Immune Systems</text:p>
          </table:table-cell>
          <table:table-cell table:style-name="ce6"/>
          <table:table-cell table:style-name="ce15" table:content-validation-name="val4" office:value-type="date" office:date-value="2020-03-17" calcext:value-type="date">
            <text:p>2020-03-17</text:p>
          </table:table-cell>
          <table:table-cell table:number-columns-repeated="59"/>
        </table:table-row>
        <table:table-row table:style-name="ro1">
          <table:table-cell table:style-name="ce6" table:content-validation-name="val2" office:value-type="float" office:value="3" calcext:value-type="float">
            <text:p>3</text:p>
          </table:table-cell>
          <table:table-cell table:style-name="ce6" table:content-validation-name="val3" office:value-type="float" office:value="7" calcext:value-type="float">
            <text:p>7</text:p>
          </table:table-cell>
          <table:table-cell table:style-name="ce6" office:value-type="string" calcext:value-type="string">
            <text:p>Ensemble Learning</text:p>
          </table:table-cell>
          <table:table-cell table:style-name="ce6"/>
          <table:table-cell table:style-name="ce15" table:content-validation-name="val4" office:value-type="date" office:date-value="2020-04-14" calcext:value-type="date">
            <text:p>2020-04-14</text:p>
          </table:table-cell>
          <table:table-cell table:number-columns-repeated="59"/>
        </table:table-row>
        <table:table-row table:style-name="ro1" table:number-rows-repeated="992">
          <table:table-cell table:style-name="ce6" table:content-validation-name="val2"/>
          <table:table-cell table:style-name="ce6" table:content-validation-name="val3"/>
          <table:table-cell table:style-name="ce6" table:number-columns-repeated="2"/>
          <table:table-cell table:style-name="ce15" table:content-validation-name="val4"/>
          <table:table-cell table:number-columns-repeated="59"/>
        </table:table-row>
        <table:table-row table:style-name="ro1" table:number-rows-repeated="1047575"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number-columns-repeated="59"/>
        </table:table-row>
        <table:table-row table:style-name="ro1">
          <table:table-cell table:content-validation-name="val2"/>
          <table:table-cell table:content-validation-name="val3"/>
          <table:table-cell table:number-columns-repeated="2"/>
          <table:table-cell table:content-validation-name="val4"/>
          <table:table-cell table:number-columns-repeated="59"/>
        </table:table-row>
      </table:table>
      <table:table table:name="Assignments" table:style-name="ta2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33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3" table:default-cell-style-name="ce1"/>
        <table:table-column table:style-name="co3" table:number-columns-repeated="54" table:default-cell-style-name="ce5"/>
        <table:table-row table:style-name="ro1">
          <table:table-cell table:style-name="ce23" office:value-type="string" calcext:value-type="string">
            <text:p>Nr</text:p>
          </table:table-cell>
          <table:table-cell table:style-name="ce23" office:value-type="string" calcext:value-type="string">
            <text:p>Cal</text:p>
          </table:table-cell>
          <table:table-cell table:style-name="ce23" office:value-type="string" calcext:value-type="string">
            <text:p>Tw</text:p>
          </table:table-cell>
          <table:table-cell table:style-name="ce23" office:value-type="string" calcext:value-type="string">
            <text:p>Topic</text:p>
          </table:table-cell>
          <table:table-cell table:style-name="ce23" office:value-type="string" calcext:value-type="string">
            <text:p>Available</text:p>
          </table:table-cell>
          <table:table-cell table:style-name="ce32" office:value-type="string" calcext:value-type="string">
            <text:p>Due</text:p>
          </table:table-cell>
          <table:table-cell table:style-name="ce23" office:value-type="string" calcext:value-type="string">
            <text:p>Source Due</text:p>
          </table:table-cell>
          <table:table-cell table:style-name="ce23" office:value-type="string" calcext:value-type="string">
            <text:p>Weight</text:p>
          </table:table-cell>
          <table:table-cell table:style-name="ce23" office:value-type="string" calcext:value-type="string">
            <text:p>Source weight</text:p>
          </table:table-cell>
          <table:table-cell table:style-name="ce24" office:value-type="string" calcext:value-type="string">
            <text:p>Duration[mins]</text:p>
          </table:table-cell>
          <table:table-cell table:number-columns-repeated="54"/>
        </table:table-row>
        <table:table-row table:style-name="ro1">
          <table:table-cell table:style-name="ce6" table:content-validation-name="val5" office:value-type="float" office:value="1" calcext:value-type="float">
            <text:p>1</text:p>
          </table:table-cell>
          <table:table-cell table:style-name="ce6"/>
          <table:table-cell table:style-name="ce8"/>
          <table:table-cell table:style-name="ce6" office:value-type="string" calcext:value-type="string">
            <text:p>Evolutionary Computing</text:p>
          </table:table-cell>
          <table:table-cell table:style-name="ce6"/>
          <table:table-cell table:style-name="ce15" table:content-validation-name="val4" office:value-type="date" office:date-value="2020-02-17T13:30:00" calcext:value-type="date">
            <text:p>2020-02-17</text:p>
          </table:table-cell>
          <table:table-cell table:style-name="ce6" office:value-type="string" calcext:value-type="string">
            <text:p>Course schedule</text:p>
          </table:table-cell>
          <table:table-cell table:style-name="ce6" table:content-validation-name="val6" office:value-type="float" office:value="0.08" calcext:value-type="float">
            <text:p>0.08</text:p>
          </table:table-cell>
          <table:table-cell table:style-name="ce6" office:value-type="string" calcext:value-type="string">
            <text:p>Study guide</text:p>
          </table:table-cell>
          <table:table-cell table:style-name="ce26" table:content-validation-name="val7" office:value-type="float" office:value="240" calcext:value-type="float">
            <text:p>240</text:p>
          </table:table-cell>
          <table:table-cell table:number-columns-repeated="54"/>
        </table:table-row>
        <table:table-row table:style-name="ro1">
          <table:table-cell table:style-name="ce6" table:content-validation-name="val5" office:value-type="float" office:value="2" calcext:value-type="float">
            <text:p>2</text:p>
          </table:table-cell>
          <table:table-cell table:style-name="ce6"/>
          <table:table-cell table:style-name="ce8"/>
          <table:table-cell table:style-name="ce6" office:value-type="string" calcext:value-type="string">
            <text:p>Swarm Intelligence</text:p>
          </table:table-cell>
          <table:table-cell table:style-name="ce6"/>
          <table:table-cell table:style-name="ce15" table:content-validation-name="val4" office:value-type="date" office:date-value="2020-03-02T13:30:00" calcext:value-type="date">
            <text:p>2020-03-02</text:p>
          </table:table-cell>
          <table:table-cell table:style-name="ce6" office:value-type="string" calcext:value-type="string">
            <text:p>Course schedule</text:p>
          </table:table-cell>
          <table:table-cell table:style-name="ce6" table:content-validation-name="val6" office:value-type="float" office:value="0.08" calcext:value-type="float">
            <text:p>0.08</text:p>
          </table:table-cell>
          <table:table-cell table:style-name="ce6" office:value-type="string" calcext:value-type="string">
            <text:p>Study guide</text:p>
          </table:table-cell>
          <table:table-cell table:style-name="ce26" table:content-validation-name="val7" office:value-type="float" office:value="240" calcext:value-type="float">
            <text:p>240</text:p>
          </table:table-cell>
          <table:table-cell table:number-columns-repeated="54"/>
        </table:table-row>
        <table:table-row table:style-name="ro1">
          <table:table-cell table:style-name="ce6" table:content-validation-name="val5" office:value-type="float" office:value="3" calcext:value-type="float">
            <text:p>3</text:p>
          </table:table-cell>
          <table:table-cell table:style-name="ce6" table:number-columns-repeated="2"/>
          <table:table-cell table:style-name="ce6" office:value-type="string" calcext:value-type="string">
            <text:p>Cellular Automata</text:p>
          </table:table-cell>
          <table:table-cell table:style-name="ce8"/>
          <table:table-cell table:style-name="ce15" table:content-validation-name="val4" office:value-type="date" office:date-value="2020-03-16T13:30:00" calcext:value-type="date">
            <text:p>2020-03-16</text:p>
          </table:table-cell>
          <table:table-cell table:style-name="ce6" office:value-type="string" calcext:value-type="string">
            <text:p>Course schedule</text:p>
          </table:table-cell>
          <table:table-cell table:style-name="ce6" table:content-validation-name="val6" office:value-type="float" office:value="0.08" calcext:value-type="float">
            <text:p>0.08</text:p>
          </table:table-cell>
          <table:table-cell table:style-name="ce6" office:value-type="string" calcext:value-type="string">
            <text:p>Study guide</text:p>
          </table:table-cell>
          <table:table-cell table:style-name="ce26" table:content-validation-name="val7" office:value-type="float" office:value="240" calcext:value-type="float">
            <text:p>240</text:p>
          </table:table-cell>
          <table:table-cell table:number-columns-repeated="54"/>
        </table:table-row>
        <table:table-row table:style-name="ro1">
          <table:table-cell table:style-name="ce6" table:content-validation-name="val5" office:value-type="float" office:value="4" calcext:value-type="float">
            <text:p>4</text:p>
          </table:table-cell>
          <table:table-cell table:style-name="ce6" table:number-columns-repeated="2"/>
          <table:table-cell table:style-name="ce6" office:value-type="string" calcext:value-type="string">
            <text:p>Artificial Immune Systems</text:p>
          </table:table-cell>
          <table:table-cell table:style-name="ce6"/>
          <table:table-cell table:style-name="ce15" table:content-validation-name="val4" office:value-type="date" office:date-value="2020-04-13T13:30:00" calcext:value-type="date">
            <text:p>2020-04-13</text:p>
          </table:table-cell>
          <table:table-cell table:style-name="ce6" office:value-type="string" calcext:value-type="string">
            <text:p>Course schedule</text:p>
          </table:table-cell>
          <table:table-cell table:style-name="ce6" table:content-validation-name="val6" office:value-type="float" office:value="0.08" calcext:value-type="float">
            <text:p>0.08</text:p>
          </table:table-cell>
          <table:table-cell table:style-name="ce6" office:value-type="string" calcext:value-type="string">
            <text:p>Study guide</text:p>
          </table:table-cell>
          <table:table-cell table:style-name="ce26" table:content-validation-name="val7" office:value-type="float" office:value="240" calcext:value-type="float">
            <text:p>240</text:p>
          </table:table-cell>
          <table:table-cell table:number-columns-repeated="54"/>
        </table:table-row>
        <table:table-row table:style-name="ro1">
          <table:table-cell table:style-name="ce6" table:content-validation-name="val5" office:value-type="float" office:value="5" calcext:value-type="float">
            <text:p>5</text:p>
          </table:table-cell>
          <table:table-cell table:style-name="ce6" table:number-columns-repeated="2"/>
          <table:table-cell table:style-name="ce6" office:value-type="string" calcext:value-type="string">
            <text:p>Ensemble Learning</text:p>
          </table:table-cell>
          <table:table-cell table:style-name="ce6"/>
          <table:table-cell table:style-name="ce15" table:content-validation-name="val4" office:value-type="date" office:date-value="2020-04-21T13:30:00" calcext:value-type="date">
            <text:p>2020-04-21</text:p>
          </table:table-cell>
          <table:table-cell table:style-name="ce6" office:value-type="string" calcext:value-type="string">
            <text:p>Course schedule</text:p>
          </table:table-cell>
          <table:table-cell table:style-name="ce6" table:content-validation-name="val6" office:value-type="float" office:value="0.08" calcext:value-type="float">
            <text:p>0.08</text:p>
          </table:table-cell>
          <table:table-cell table:style-name="ce6" office:value-type="string" calcext:value-type="string">
            <text:p>Study guide</text:p>
          </table:table-cell>
          <table:table-cell table:style-name="ce26" table:content-validation-name="val7" office:value-type="float" office:value="240" calcext:value-type="float">
            <text:p>240</text:p>
          </table:table-cell>
          <table:table-cell table:number-columns-repeated="54"/>
        </table:table-row>
        <table:table-row table:style-name="ro1">
          <table:table-cell table:style-name="ce6" table:content-validation-name="val5" office:value-type="float" office:value="6" calcext:value-type="float">
            <text:p>6</text:p>
          </table:table-cell>
          <table:table-cell table:style-name="ce6" table:number-columns-repeated="2"/>
          <table:table-cell table:style-name="ce6" office:value-type="string" calcext:value-type="string">
            <text:p>Project proposal</text:p>
          </table:table-cell>
          <table:table-cell table:style-name="ce6"/>
          <table:table-cell table:style-name="ce15" table:content-validation-name="val4" office:value-type="date" office:date-value="2020-04-28T13:30:00" calcext:value-type="date">
            <text:p>2020-04-28</text:p>
          </table:table-cell>
          <table:table-cell table:style-name="ce6" office:value-type="string" calcext:value-type="string">
            <text:p>Course schedule</text:p>
          </table:table-cell>
          <table:table-cell table:style-name="ce6" table:content-validation-name="val6" office:value-type="float" office:value="0" calcext:value-type="float">
            <text:p>0</text:p>
          </table:table-cell>
          <table:table-cell table:style-name="ce6" office:value-type="string" calcext:value-type="string">
            <text:p>Study guide</text:p>
          </table:table-cell>
          <table:table-cell table:style-name="ce26" table:content-validation-name="val7" office:value-type="float" office:value="240" calcext:value-type="float">
            <text:p>240</text:p>
          </table:table-cell>
          <table:table-cell table:number-columns-repeated="54"/>
        </table:table-row>
        <table:table-row table:style-name="ro1">
          <table:table-cell table:style-name="ce6" table:content-validation-name="val5" office:value-type="float" office:value="7" calcext:value-type="float">
            <text:p>7</text:p>
          </table:table-cell>
          <table:table-cell table:style-name="ce6" table:number-columns-repeated="2"/>
          <table:table-cell table:style-name="ce6" office:value-type="string" calcext:value-type="string">
            <text:p>Slide flash talk</text:p>
          </table:table-cell>
          <table:table-cell table:style-name="ce6"/>
          <table:table-cell table:style-name="ce15" table:content-validation-name="val4" office:value-type="date" office:date-value="2020-05-18T13:30:00" calcext:value-type="date">
            <text:p>2020-05-18</text:p>
          </table:table-cell>
          <table:table-cell table:style-name="ce6" office:value-type="string" calcext:value-type="string">
            <text:p>Course schedule</text:p>
          </table:table-cell>
          <table:table-cell table:style-name="ce6" table:content-validation-name="val6" office:value-type="float" office:value="0" calcext:value-type="float">
            <text:p>0</text:p>
          </table:table-cell>
          <table:table-cell table:style-name="ce6" office:value-type="string" calcext:value-type="string">
            <text:p>Study guide</text:p>
          </table:table-cell>
          <table:table-cell table:style-name="ce26" table:content-validation-name="val7" office:value-type="float" office:value="120" calcext:value-type="float">
            <text:p>120</text:p>
          </table:table-cell>
          <table:table-cell table:number-columns-repeated="54"/>
        </table:table-row>
        <table:table-row table:style-name="ro1">
          <table:table-cell table:style-name="ce6" table:content-validation-name="val5" office:value-type="float" office:value="8" calcext:value-type="float">
            <text:p>8</text:p>
          </table:table-cell>
          <table:table-cell table:style-name="ce6" table:number-columns-repeated="2"/>
          <table:table-cell table:style-name="ce6" office:value-type="string" calcext:value-type="string">
            <text:p>Project report deadline</text:p>
          </table:table-cell>
          <table:table-cell table:style-name="ce6"/>
          <table:table-cell table:style-name="ce15" table:content-validation-name="val4" office:value-type="date" office:date-value="2020-06-10T13:30:00" calcext:value-type="date">
            <text:p>2020-06-10</text:p>
          </table:table-cell>
          <table:table-cell table:style-name="ce6" office:value-type="string" calcext:value-type="string">
            <text:p>Course schedule</text:p>
          </table:table-cell>
          <table:table-cell table:style-name="ce6" table:content-validation-name="val6" office:value-type="float" office:value="0.6" calcext:value-type="float">
            <text:p>0.6</text:p>
          </table:table-cell>
          <table:table-cell table:style-name="ce6" office:value-type="string" calcext:value-type="string">
            <text:p>Study guide</text:p>
          </table:table-cell>
          <table:table-cell table:style-name="ce26" table:content-validation-name="val7" office:value-type="float" office:value="800" calcext:value-type="float">
            <text:p>800</text:p>
          </table:table-cell>
          <table:table-cell table:number-columns-repeated="54"/>
        </table:table-row>
        <table:table-row table:style-name="ro1" table:number-rows-repeated="991">
          <table:table-cell table:style-name="ce6" table:content-validation-name="val5"/>
          <table:table-cell table:style-name="ce6" table:number-columns-repeated="4"/>
          <table:table-cell table:style-name="ce15" table:content-validation-name="val4"/>
          <table:table-cell table:style-name="ce6"/>
          <table:table-cell table:style-name="ce6" table:content-validation-name="val6"/>
          <table:table-cell table:style-name="ce6"/>
          <table:table-cell table:style-name="ce26" table:content-validation-name="val7"/>
          <table:table-cell table:number-columns-repeated="54"/>
        </table:table-row>
        <table:table-row table:style-name="ro1" table:number-rows-repeated="1047534">
          <table:table-cell table:number-columns-repeated="5"/>
          <table:table-cell table:content-validation-name="val4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 table:number-rows-repeated="40">
          <table:table-cell table:number-columns-repeated="5"/>
          <table:table-cell table:content-validation-name="val4"/>
          <table:table-cell table:number-columns-repeated="58"/>
        </table:table-row>
        <table:table-row table:style-name="ro1">
          <table:table-cell table:number-columns-repeated="5"/>
          <table:table-cell table:content-validation-name="val4"/>
          <table:table-cell table:number-columns-repeated="58"/>
        </table:table-row>
      </table:table>
      <table:table table:name="OldExams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15" table:default-cell-style-name="ce1"/>
        <table:table-column table:style-name="co18" table:default-cell-style-name="ce40"/>
        <table:table-column table:style-name="co19" table:default-cell-style-name="ce1"/>
        <table:table-column table:style-name="co20" table:default-cell-style-name="ce2"/>
        <table:table-column table:style-name="co21" table:default-cell-style-name="ce1"/>
        <table:table-column table:style-name="co22" table:default-cell-style-name="ce1"/>
        <table:table-column table:style-name="co16" table:default-cell-style-name="ce1"/>
        <table:table-column table:style-name="co23" table:default-cell-style-name="ce1"/>
        <table:table-column table:style-name="co24" table:default-cell-style-name="ce40"/>
        <table:table-column table:style-name="co25" table:default-cell-style-name="ce40"/>
        <table:table-column table:style-name="co26" table:default-cell-style-name="ce1"/>
        <table:table-column table:style-name="co27" table:number-columns-repeated="2" table:default-cell-style-name="ce1"/>
        <table:table-column table:style-name="co28" table:default-cell-style-name="ce1"/>
        <table:table-column table:style-name="co3" table:number-columns-repeated="50" table:default-cell-style-name="ce1"/>
        <table:table-row table:style-name="ro1">
          <table:table-cell table:style-name="ce13" office:value-type="string" calcext:value-type="string">
            <text:p>Exam sources</text:p>
          </table:table-cell>
          <table:table-cell table:style-name="ce19" office:value-type="string" calcext:value-type="string">
            <office:annotation draw:style-name="gr1" draw:text-style-name="P2" svg:width="108pt" svg:height="60.01pt" svg:x="139.49pt" svg:y="0pt" draw:caption-point-x="-9.3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Here you can see where you can find your exam.</text:span></text:p>
            </office:annotation>
            <text:p>Source</text:p>
          </table:table-cell>
          <table:table-cell table:style-name="ce13" office:value-type="string" calcext:value-type="string">
            <text:p>Nr</text:p>
          </table:table-cell>
          <table:table-cell table:style-name="ce20" office:value-type="string" calcext:value-type="string">
            <text:p>Date</text:p>
          </table:table-cell>
          <table:table-cell table:style-name="ce13" office:value-type="string" calcext:value-type="string">
            <text:p>Nr of Exercises</text:p>
          </table:table-cell>
          <table:table-cell table:style-name="ce13" office:value-type="string" calcext:value-type="string">
            <text:p>Exerc. Id</text:p>
          </table:table-cell>
          <table:table-cell table:style-name="ce13" office:value-type="string" calcext:value-type="string">
            <text:p>Weight</text:p>
          </table:table-cell>
          <table:table-cell table:style-name="ce13" office:value-type="string" calcext:value-type="string">
            <text:p>Topic</text:p>
          </table:table-cell>
          <table:table-cell table:style-name="ce19" office:value-type="string" calcext:value-type="string">
            <text:p>Lect. Topic</text:p>
          </table:table-cell>
          <table:table-cell table:style-name="ce19" office:value-type="string" calcext:value-type="string">
            <text:p>Due</text:p>
          </table:table-cell>
          <table:table-cell table:style-name="ce13" office:value-type="string" calcext:value-type="string">
            <office:annotation draw:style-name="gr2" draw:text-style-name="P2" svg:width="203.24pt" svg:height="255.74pt" svg:x="695.99pt" svg:y="0pt" draw:caption-point-x="2.72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Here you see who is allocated to which exam. (Allocation is pseudo-anonymized by letters.)</text:span></text:p>
              <text:p text:style-name="P1"><text:span text:style-name="T2"/></text:p>
              <text:p text:style-name="P1"><text:span text:style-name="T2">IF ALL EXAMS are already allocated, please find an exam in the drive or mega or where-ever and add it to the list, and allocate yourself to it. Ensure you pick a new exam that doesn't already have solutions :)</text:span></text:p>
            </office:annotation>
            <text:p>Public Hash</text:p>
          </table:table-cell>
          <table:table-cell table:style-name="ce13" office:value-type="string" calcext:value-type="string">
            <office:annotation draw:style-name="gr3" draw:text-style-name="P2" svg:width="163.5pt" svg:height="181.5pt" svg:x="741.74pt" svg:y="0pt" draw:caption-point-x="30.47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If the exam solution is already in the drive, please pick another exam.</text:span></text:p>
              <text:p text:style-name="P1"><text:span text:style-name="T2"/></text:p>
              <text:p text:style-name="P1"><text:span text:style-name="T2">(Feel free to upload the solutions, if they don't contain a name, in the private repo as pull request.)</text:span></text:p>
            </office:annotation>
            <text:p>Sol. In drive</text:p>
          </table:table-cell>
          <table:table-cell table:style-name="ce13" office:value-type="string" calcext:value-type="string">
            <text:p>Completed</text:p>
          </table:table-cell>
          <table:table-cell table:style-name="ce13" office:value-type="string" calcext:value-type="string">
            <office:annotation draw:style-name="gr4" draw:text-style-name="P2" svg:width="162pt" svg:height="182.24pt" svg:x="893.25pt" svg:y="0pt" draw:caption-point-x="27.44pt" draw:caption-point-y="0.28pt">
              <dc:creator>a</dc:creator>
              <dc:date>2020-01-17T00:00:00</dc:date>
              <text:p text:style-name="P1"><text:span text:style-name="T1">a:</text:span></text:p>
              <text:p text:style-name="P1"><text:span text:style-name="T2">If the exam solution is already in the drive, please pick another exam.</text:span></text:p>
              <text:p text:style-name="P1"><text:span text:style-name="T2"/></text:p>
              <text:p text:style-name="P1"><text:span text:style-name="T2">(Feel free to upload the solutions, if they don't contain a name, in the private repo as pull request.)</text:span></text:p>
            </office:annotation>
            <text:p>Language</text:p>
          </table:table-cell>
          <table:table-cell table:style-name="ce13" office:value-type="string" calcext:value-type="string">
            <text:p>Comments:</text:p>
          </table:table-cell>
          <table:table-cell table:style-name="ce12"/>
          <table:table-cell table:number-columns-repeated="48"/>
        </table:table-row>
        <table:table-row table:style-name="ro1">
          <table:table-cell table:style-name="ce38" office:value-type="string" calcext:value-type="string">
            <text:p>Old Course</text:p>
          </table:table-cell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];[Lectures.C$1:.E100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office:value-type="string" calcext:value-type="string">
            <text:p>Brightspace</text:p>
          </table:table-cell>
          <table:table-cell table:style-name="ce38" table:content-validation-name="val8"/>
          <table:table-cell table:style-name="ce41" table:content-validation-name="val9"/>
          <table:table-cell table:style-name="ce17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];[Lectures.C$1:.E100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office:value-type="string" calcext:value-type="string">
            <text:p>Studeersnel</text:p>
          </table:table-cell>
          <table:table-cell table:style-name="ce38" table:content-validation-name="val8"/>
          <table:table-cell table:style-name="ce41" table:content-validation-name="val9"/>
          <table:table-cell table:style-name="ce17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];[Lectures.C$1:.E100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office:value-type="string" calcext:value-type="string">
            <text:p>Aerostudents</text:p>
          </table:table-cell>
          <table:table-cell table:style-name="ce38" table:content-validation-name="val8"/>
          <table:table-cell table:style-name="ce41" table:content-validation-name="val9"/>
          <table:table-cell table:style-name="ce17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];[Lectures.C$1:.E100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office:value-type="string" calcext:value-type="string">
            <text:p>Goldmine</text:p>
          </table:table-cell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];[Lectures.C$1:.E100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];[Lectures.C$1:.E100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];[Lectures.C$1:.E100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];[Lectures.C$1:.E100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];[Lectures.C$1:.E100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];[Lectures.C$1:.E100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];[Lectures.C$1:.E101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];[Lectures.C$1:.E101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];[Lectures.C$1:.E101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];[Lectures.C$1:.E100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];[Lectures.C$1:.E101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];[Lectures.C$1:.E101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];[Lectures.C$1:.E101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];[Lectures.C$1:.E101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];[Lectures.C$1:.E101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];[Lectures.C$1:.E101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];[Lectures.C$1:.E101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];[Lectures.C$1:.E101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];[Lectures.C$1:.E101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];[Lectures.C$1:.E101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];[Lectures.C$1:.E102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];[Lectures.C$1:.E102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];[Lectures.C$1:.E102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];[Lectures.C$1:.E102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];[Lectures.C$1:.E102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];[Lectures.C$1:.E102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];[Lectures.C$1:.E103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];[Lectures.C$1:.E103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];[Lectures.C$1:.E103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];[Lectures.C$1:.E103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];[Lectures.C$1:.E103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6"/>
          <table:table-cell table:style-name="ce38"/>
          <table:table-cell table:style-name="ce6"/>
          <table:table-cell table:style-name="ce7"/>
          <table:table-cell table:style-name="ce6" table:number-columns-repeated="4"/>
          <table:table-cell table:style-name="ce38" table:content-validation-name="val12"/>
          <table:table-cell table:style-name="ce18" table:content-validation-name="val4" table:formula="of:=VLOOKUP([.I37];[Lectures.C$1:.E1035];3;0)" office:value-type="string" office:string-value="" calcext:value-type="error">
            <text:p>#N/A</text:p>
          </table:table-cell>
          <table:table-cell table:style-name="ce38"/>
          <table:table-cell table:style-name="ce6"/>
          <table:table-cell table:style-name="ce38" table:number-columns-repeated="4"/>
          <table:table-cell table:number-columns-repeated="48"/>
        </table:table-row>
        <table:table-row table:style-name="ro1">
          <table:table-cell table:style-name="ce6"/>
          <table:table-cell table:style-name="ce38"/>
          <table:table-cell table:style-name="ce6"/>
          <table:table-cell table:style-name="ce7"/>
          <table:table-cell table:style-name="ce6" table:number-columns-repeated="4"/>
          <table:table-cell table:style-name="ce38" table:content-validation-name="val12"/>
          <table:table-cell table:style-name="ce18" table:content-validation-name="val4" table:formula="of:=VLOOKUP([.I38];[Lectures.C$1:.E1036];3;0)" office:value-type="string" office:string-value="" calcext:value-type="error">
            <text:p>#N/A</text:p>
          </table:table-cell>
          <table:table-cell table:style-name="ce38"/>
          <table:table-cell table:style-name="ce6"/>
          <table:table-cell table:style-name="ce38" table:number-columns-repeated="4"/>
          <table:table-cell table:number-columns-repeated="48"/>
        </table:table-row>
        <table:table-row table:style-name="ro1">
          <table:table-cell table:style-name="ce6"/>
          <table:table-cell table:style-name="ce38"/>
          <table:table-cell table:style-name="ce6"/>
          <table:table-cell table:style-name="ce7"/>
          <table:table-cell table:style-name="ce6" table:number-columns-repeated="4"/>
          <table:table-cell table:style-name="ce38" table:content-validation-name="val12"/>
          <table:table-cell table:style-name="ce18" table:content-validation-name="val4" table:formula="of:=VLOOKUP([.I39];[Lectures.C$1:.E1037];3;0)" office:value-type="string" office:string-value="" calcext:value-type="error">
            <text:p>#N/A</text:p>
          </table:table-cell>
          <table:table-cell table:style-name="ce38"/>
          <table:table-cell table:style-name="ce6"/>
          <table:table-cell table:style-name="ce38" table:number-columns-repeated="4"/>
          <table:table-cell table:number-columns-repeated="48"/>
        </table:table-row>
        <table:table-row table:style-name="ro1">
          <table:table-cell table:style-name="ce6"/>
          <table:table-cell table:style-name="ce38"/>
          <table:table-cell table:style-name="ce6"/>
          <table:table-cell table:style-name="ce7"/>
          <table:table-cell table:style-name="ce6" table:number-columns-repeated="4"/>
          <table:table-cell table:style-name="ce38" table:content-validation-name="val12"/>
          <table:table-cell table:style-name="ce18" table:content-validation-name="val4" table:formula="of:=VLOOKUP([.I40];[Lectures.C$1:.E1038];3;0)" office:value-type="string" office:string-value="" calcext:value-type="error">
            <text:p>#N/A</text:p>
          </table:table-cell>
          <table:table-cell table:style-name="ce38"/>
          <table:table-cell table:style-name="ce6"/>
          <table:table-cell table:style-name="ce38" table:number-columns-repeated="4"/>
          <table:table-cell table:number-columns-repeated="48"/>
        </table:table-row>
        <table:table-row table:style-name="ro1">
          <table:table-cell table:style-name="ce6"/>
          <table:table-cell table:style-name="ce38"/>
          <table:table-cell table:style-name="ce6"/>
          <table:table-cell table:style-name="ce7"/>
          <table:table-cell table:style-name="ce6" table:number-columns-repeated="4"/>
          <table:table-cell table:style-name="ce38" table:content-validation-name="val12"/>
          <table:table-cell table:style-name="ce18" table:content-validation-name="val4" table:formula="of:=VLOOKUP([.I41];[Lectures.C$1:.E1039];3;0)" office:value-type="string" office:string-value="" calcext:value-type="error">
            <text:p>#N/A</text:p>
          </table:table-cell>
          <table:table-cell table:style-name="ce38"/>
          <table:table-cell table:style-name="ce6"/>
          <table:table-cell table:style-name="ce38" table:number-columns-repeated="4"/>
          <table:table-cell table:number-columns-repeated="48"/>
        </table:table-row>
        <table:table-row table:style-name="ro1">
          <table:table-cell table:style-name="ce6"/>
          <table:table-cell table:style-name="ce38"/>
          <table:table-cell table:style-name="ce6"/>
          <table:table-cell table:style-name="ce7"/>
          <table:table-cell table:style-name="ce6" table:number-columns-repeated="4"/>
          <table:table-cell table:style-name="ce38" table:content-validation-name="val12"/>
          <table:table-cell table:style-name="ce18" table:content-validation-name="val4" table:formula="of:=VLOOKUP([.I42];[Lectures.C$1:.E1040];3;0)" office:value-type="string" office:string-value="" calcext:value-type="error">
            <text:p>#N/A</text:p>
          </table:table-cell>
          <table:table-cell table:style-name="ce38"/>
          <table:table-cell table:style-name="ce6"/>
          <table:table-cell table:style-name="ce38" table:number-columns-repeated="4"/>
          <table:table-cell table:number-columns-repeated="48"/>
        </table:table-row>
        <table:table-row table:style-name="ro1">
          <table:table-cell table:style-name="ce6"/>
          <table:table-cell table:style-name="ce38"/>
          <table:table-cell table:style-name="ce6"/>
          <table:table-cell table:style-name="ce7"/>
          <table:table-cell table:style-name="ce6" table:number-columns-repeated="4"/>
          <table:table-cell table:style-name="ce38" table:content-validation-name="val12"/>
          <table:table-cell table:style-name="ce18" table:content-validation-name="val4" table:formula="of:=VLOOKUP([.I43];[Lectures.C$1:.E104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6"/>
          <table:table-cell table:style-name="ce38"/>
          <table:table-cell table:style-name="ce6"/>
          <table:table-cell table:style-name="ce7"/>
          <table:table-cell table:style-name="ce6" table:number-columns-repeated="4"/>
          <table:table-cell table:style-name="ce38" table:content-validation-name="val12"/>
          <table:table-cell table:style-name="ce18" table:content-validation-name="val4" table:formula="of:=VLOOKUP([.I44];[Lectures.C$1:.E104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6"/>
          <table:table-cell table:style-name="ce38"/>
          <table:table-cell table:style-name="ce6"/>
          <table:table-cell table:style-name="ce7"/>
          <table:table-cell table:style-name="ce6" table:number-columns-repeated="4"/>
          <table:table-cell table:style-name="ce38" table:content-validation-name="val12"/>
          <table:table-cell table:style-name="ce18" table:content-validation-name="val4" table:formula="of:=VLOOKUP([.I45];[Lectures.C$1:.E104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6"/>
          <table:table-cell table:style-name="ce38"/>
          <table:table-cell table:style-name="ce6"/>
          <table:table-cell table:style-name="ce7"/>
          <table:table-cell table:style-name="ce6" table:number-columns-repeated="4"/>
          <table:table-cell table:style-name="ce38" table:content-validation-name="val12"/>
          <table:table-cell table:style-name="ce18" table:content-validation-name="val4" table:formula="of:=VLOOKUP([.I46];[Lectures.C$1:.E104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6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];[Lectures.C$1:.E104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];[Lectures.C$1:.E104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];[Lectures.C$1:.E104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];[Lectures.C$1:.E104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];[Lectures.C$1:.E104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];[Lectures.C$1:.E105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];[Lectures.C$1:.E105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];[Lectures.C$1:.E105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];[Lectures.C$1:.E105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];[Lectures.C$1:.E105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];[Lectures.C$1:.E105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6" table:number-columns-repeated="2"/>
          <table:table-cell table:style-name="ce7"/>
          <table:table-cell table:style-name="ce6" table:number-columns-repeated="4"/>
          <table:table-cell table:style-name="ce6" table:content-validation-name="val12"/>
          <table:table-cell table:style-name="ce18" table:content-validation-name="val4" table:formula="of:=VLOOKUP([.I58];[Lectures.C$1:.E105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6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6" table:content-validation-name="val12"/>
          <table:table-cell table:style-name="ce18" table:content-validation-name="val4" table:formula="of:=VLOOKUP([.I59];[Lectures.C$1:.E105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6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6" table:content-validation-name="val12"/>
          <table:table-cell table:style-name="ce18" table:content-validation-name="val4" table:formula="of:=VLOOKUP([.I60];[Lectures.C$1:.E105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6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6" table:content-validation-name="val12"/>
          <table:table-cell table:style-name="ce18" table:content-validation-name="val4" table:formula="of:=VLOOKUP([.I61];[Lectures.C$1:.E105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];[Lectures.C$1:.E106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];[Lectures.C$1:.E106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];[Lectures.C$1:.E106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];[Lectures.C$1:.E106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];[Lectures.C$1:.E106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];[Lectures.C$1:.E106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];[Lectures.C$1:.E106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];[Lectures.C$1:.E106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];[Lectures.C$1:.E106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];[Lectures.C$1:.E106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];[Lectures.C$1:.E107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];[Lectures.C$1:.E107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];[Lectures.C$1:.E107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];[Lectures.C$1:.E107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];[Lectures.C$1:.E107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];[Lectures.C$1:.E107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];[Lectures.C$1:.E107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];[Lectures.C$1:.E107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];[Lectures.C$1:.E107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];[Lectures.C$1:.E107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];[Lectures.C$1:.E108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];[Lectures.C$1:.E108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];[Lectures.C$1:.E108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];[Lectures.C$1:.E108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];[Lectures.C$1:.E108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];[Lectures.C$1:.E108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];[Lectures.C$1:.E108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];[Lectures.C$1:.E108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];[Lectures.C$1:.E108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];[Lectures.C$1:.E108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];[Lectures.C$1:.E108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];[Lectures.C$1:.E108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];[Lectures.C$1:.E108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];[Lectures.C$1:.E108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];[Lectures.C$1:.E109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];[Lectures.C$1:.E109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];[Lectures.C$1:.E109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];[Lectures.C$1:.E109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0];[Lectures.C$1:.E109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1];[Lectures.C$1:.E109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2];[Lectures.C$1:.E109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3];[Lectures.C$1:.E109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4];[Lectures.C$1:.E109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5];[Lectures.C$1:.E109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6];[Lectures.C$1:.E110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7];[Lectures.C$1:.E110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8];[Lectures.C$1:.E110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9];[Lectures.C$1:.E110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0];[Lectures.C$1:.E110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1];[Lectures.C$1:.E110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2];[Lectures.C$1:.E110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3];[Lectures.C$1:.E110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4];[Lectures.C$1:.E110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5];[Lectures.C$1:.E110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6];[Lectures.C$1:.E111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7];[Lectures.C$1:.E111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8];[Lectures.C$1:.E111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19];[Lectures.C$1:.E111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0];[Lectures.C$1:.E111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1];[Lectures.C$1:.E111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2];[Lectures.C$1:.E111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3];[Lectures.C$1:.E111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4];[Lectures.C$1:.E111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5];[Lectures.C$1:.E111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6];[Lectures.C$1:.E112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7];[Lectures.C$1:.E112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8];[Lectures.C$1:.E112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29];[Lectures.C$1:.E112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0];[Lectures.C$1:.E112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1];[Lectures.C$1:.E112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2];[Lectures.C$1:.E112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3];[Lectures.C$1:.E112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4];[Lectures.C$1:.E112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5];[Lectures.C$1:.E112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6];[Lectures.C$1:.E113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7];[Lectures.C$1:.E113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8];[Lectures.C$1:.E113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39];[Lectures.C$1:.E113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0];[Lectures.C$1:.E113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1];[Lectures.C$1:.E113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2];[Lectures.C$1:.E113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3];[Lectures.C$1:.E113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4];[Lectures.C$1:.E113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5];[Lectures.C$1:.E113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6];[Lectures.C$1:.E114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7];[Lectures.C$1:.E114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8];[Lectures.C$1:.E114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49];[Lectures.C$1:.E114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0];[Lectures.C$1:.E114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1];[Lectures.C$1:.E114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2];[Lectures.C$1:.E114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3];[Lectures.C$1:.E114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4];[Lectures.C$1:.E114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5];[Lectures.C$1:.E114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6];[Lectures.C$1:.E115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7];[Lectures.C$1:.E115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8];[Lectures.C$1:.E115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59];[Lectures.C$1:.E115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0];[Lectures.C$1:.E115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1];[Lectures.C$1:.E115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2];[Lectures.C$1:.E115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3];[Lectures.C$1:.E115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4];[Lectures.C$1:.E115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5];[Lectures.C$1:.E115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6];[Lectures.C$1:.E116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7];[Lectures.C$1:.E116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8];[Lectures.C$1:.E116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69];[Lectures.C$1:.E116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0];[Lectures.C$1:.E116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1];[Lectures.C$1:.E116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2];[Lectures.C$1:.E116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3];[Lectures.C$1:.E116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4];[Lectures.C$1:.E116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5];[Lectures.C$1:.E116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6];[Lectures.C$1:.E117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7];[Lectures.C$1:.E117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8];[Lectures.C$1:.E117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79];[Lectures.C$1:.E117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0];[Lectures.C$1:.E117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1];[Lectures.C$1:.E117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2];[Lectures.C$1:.E117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3];[Lectures.C$1:.E117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4];[Lectures.C$1:.E117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5];[Lectures.C$1:.E117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6];[Lectures.C$1:.E118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7];[Lectures.C$1:.E118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8];[Lectures.C$1:.E118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89];[Lectures.C$1:.E118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0];[Lectures.C$1:.E118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1];[Lectures.C$1:.E118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2];[Lectures.C$1:.E118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3];[Lectures.C$1:.E118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4];[Lectures.C$1:.E118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5];[Lectures.C$1:.E118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6];[Lectures.C$1:.E119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7];[Lectures.C$1:.E119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8];[Lectures.C$1:.E119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99];[Lectures.C$1:.E119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0];[Lectures.C$1:.E119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1];[Lectures.C$1:.E119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2];[Lectures.C$1:.E119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3];[Lectures.C$1:.E119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4];[Lectures.C$1:.E119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5];[Lectures.C$1:.E119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6];[Lectures.C$1:.E120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7];[Lectures.C$1:.E120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8];[Lectures.C$1:.E120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09];[Lectures.C$1:.E120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0];[Lectures.C$1:.E120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1];[Lectures.C$1:.E120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2];[Lectures.C$1:.E120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3];[Lectures.C$1:.E120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4];[Lectures.C$1:.E120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5];[Lectures.C$1:.E120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6];[Lectures.C$1:.E121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7];[Lectures.C$1:.E121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8];[Lectures.C$1:.E121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19];[Lectures.C$1:.E121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0];[Lectures.C$1:.E121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1];[Lectures.C$1:.E121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2];[Lectures.C$1:.E121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3];[Lectures.C$1:.E121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4];[Lectures.C$1:.E121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5];[Lectures.C$1:.E121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6];[Lectures.C$1:.E122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7];[Lectures.C$1:.E122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8];[Lectures.C$1:.E122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29];[Lectures.C$1:.E122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0];[Lectures.C$1:.E122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1];[Lectures.C$1:.E122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2];[Lectures.C$1:.E122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3];[Lectures.C$1:.E122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4];[Lectures.C$1:.E122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5];[Lectures.C$1:.E122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6];[Lectures.C$1:.E123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7];[Lectures.C$1:.E123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8];[Lectures.C$1:.E123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39];[Lectures.C$1:.E123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0];[Lectures.C$1:.E123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1];[Lectures.C$1:.E123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2];[Lectures.C$1:.E123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3];[Lectures.C$1:.E123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4];[Lectures.C$1:.E123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5];[Lectures.C$1:.E123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6];[Lectures.C$1:.E124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7];[Lectures.C$1:.E124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8];[Lectures.C$1:.E124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49];[Lectures.C$1:.E124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0];[Lectures.C$1:.E124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1];[Lectures.C$1:.E124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2];[Lectures.C$1:.E124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3];[Lectures.C$1:.E124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4];[Lectures.C$1:.E124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5];[Lectures.C$1:.E124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6];[Lectures.C$1:.E125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7];[Lectures.C$1:.E125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8];[Lectures.C$1:.E125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59];[Lectures.C$1:.E125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0];[Lectures.C$1:.E125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1];[Lectures.C$1:.E125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2];[Lectures.C$1:.E125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3];[Lectures.C$1:.E125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4];[Lectures.C$1:.E125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5];[Lectures.C$1:.E125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6];[Lectures.C$1:.E126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7];[Lectures.C$1:.E126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8];[Lectures.C$1:.E126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69];[Lectures.C$1:.E126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0];[Lectures.C$1:.E126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1];[Lectures.C$1:.E126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2];[Lectures.C$1:.E127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3];[Lectures.C$1:.E127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4];[Lectures.C$1:.E127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5];[Lectures.C$1:.E127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6];[Lectures.C$1:.E127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7];[Lectures.C$1:.E127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8];[Lectures.C$1:.E127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79];[Lectures.C$1:.E127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0];[Lectures.C$1:.E127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1];[Lectures.C$1:.E127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2];[Lectures.C$1:.E128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3];[Lectures.C$1:.E128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4];[Lectures.C$1:.E128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5];[Lectures.C$1:.E128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6];[Lectures.C$1:.E128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7];[Lectures.C$1:.E128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8];[Lectures.C$1:.E128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89];[Lectures.C$1:.E128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0];[Lectures.C$1:.E128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1];[Lectures.C$1:.E128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2];[Lectures.C$1:.E129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3];[Lectures.C$1:.E129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4];[Lectures.C$1:.E129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5];[Lectures.C$1:.E129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6];[Lectures.C$1:.E129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7];[Lectures.C$1:.E129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8];[Lectures.C$1:.E129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299];[Lectures.C$1:.E129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0];[Lectures.C$1:.E129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1];[Lectures.C$1:.E129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2];[Lectures.C$1:.E130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3];[Lectures.C$1:.E130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4];[Lectures.C$1:.E130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5];[Lectures.C$1:.E130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6];[Lectures.C$1:.E130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7];[Lectures.C$1:.E130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8];[Lectures.C$1:.E130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09];[Lectures.C$1:.E130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0];[Lectures.C$1:.E130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1];[Lectures.C$1:.E130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2];[Lectures.C$1:.E131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3];[Lectures.C$1:.E131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4];[Lectures.C$1:.E131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5];[Lectures.C$1:.E131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6];[Lectures.C$1:.E131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7];[Lectures.C$1:.E131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8];[Lectures.C$1:.E131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19];[Lectures.C$1:.E131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0];[Lectures.C$1:.E131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1];[Lectures.C$1:.E131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2];[Lectures.C$1:.E132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3];[Lectures.C$1:.E132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4];[Lectures.C$1:.E132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5];[Lectures.C$1:.E132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6];[Lectures.C$1:.E132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7];[Lectures.C$1:.E132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8];[Lectures.C$1:.E132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29];[Lectures.C$1:.E132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0];[Lectures.C$1:.E132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1];[Lectures.C$1:.E132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2];[Lectures.C$1:.E133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3];[Lectures.C$1:.E133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4];[Lectures.C$1:.E133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5];[Lectures.C$1:.E133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6];[Lectures.C$1:.E133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7];[Lectures.C$1:.E133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8];[Lectures.C$1:.E133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39];[Lectures.C$1:.E133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0];[Lectures.C$1:.E133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1];[Lectures.C$1:.E133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2];[Lectures.C$1:.E134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3];[Lectures.C$1:.E134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4];[Lectures.C$1:.E134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5];[Lectures.C$1:.E134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6];[Lectures.C$1:.E134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7];[Lectures.C$1:.E134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8];[Lectures.C$1:.E134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49];[Lectures.C$1:.E134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0];[Lectures.C$1:.E134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1];[Lectures.C$1:.E134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2];[Lectures.C$1:.E135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3];[Lectures.C$1:.E135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4];[Lectures.C$1:.E135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5];[Lectures.C$1:.E135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6];[Lectures.C$1:.E135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7];[Lectures.C$1:.E135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8];[Lectures.C$1:.E135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59];[Lectures.C$1:.E135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0];[Lectures.C$1:.E135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1];[Lectures.C$1:.E135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2];[Lectures.C$1:.E136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3];[Lectures.C$1:.E136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4];[Lectures.C$1:.E136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5];[Lectures.C$1:.E136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6];[Lectures.C$1:.E136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7];[Lectures.C$1:.E136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8];[Lectures.C$1:.E136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69];[Lectures.C$1:.E136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70];[Lectures.C$1:.E136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71];[Lectures.C$1:.E136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72];[Lectures.C$1:.E137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73];[Lectures.C$1:.E137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74];[Lectures.C$1:.E137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75];[Lectures.C$1:.E137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76];[Lectures.C$1:.E137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77];[Lectures.C$1:.E137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78];[Lectures.C$1:.E137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79];[Lectures.C$1:.E137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80];[Lectures.C$1:.E137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81];[Lectures.C$1:.E137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82];[Lectures.C$1:.E138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83];[Lectures.C$1:.E138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84];[Lectures.C$1:.E138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85];[Lectures.C$1:.E138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86];[Lectures.C$1:.E138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87];[Lectures.C$1:.E138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88];[Lectures.C$1:.E138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89];[Lectures.C$1:.E138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90];[Lectures.C$1:.E138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91];[Lectures.C$1:.E138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92];[Lectures.C$1:.E139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93];[Lectures.C$1:.E139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94];[Lectures.C$1:.E139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95];[Lectures.C$1:.E139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96];[Lectures.C$1:.E139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97];[Lectures.C$1:.E139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98];[Lectures.C$1:.E139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399];[Lectures.C$1:.E139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00];[Lectures.C$1:.E139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01];[Lectures.C$1:.E139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02];[Lectures.C$1:.E140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03];[Lectures.C$1:.E140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04];[Lectures.C$1:.E140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05];[Lectures.C$1:.E140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06];[Lectures.C$1:.E140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07];[Lectures.C$1:.E140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08];[Lectures.C$1:.E140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09];[Lectures.C$1:.E140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10];[Lectures.C$1:.E140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11];[Lectures.C$1:.E140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12];[Lectures.C$1:.E141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13];[Lectures.C$1:.E141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14];[Lectures.C$1:.E141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15];[Lectures.C$1:.E141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16];[Lectures.C$1:.E141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17];[Lectures.C$1:.E141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18];[Lectures.C$1:.E141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19];[Lectures.C$1:.E141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20];[Lectures.C$1:.E141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21];[Lectures.C$1:.E141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22];[Lectures.C$1:.E142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23];[Lectures.C$1:.E142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24];[Lectures.C$1:.E142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25];[Lectures.C$1:.E142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26];[Lectures.C$1:.E142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27];[Lectures.C$1:.E142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28];[Lectures.C$1:.E142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29];[Lectures.C$1:.E142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30];[Lectures.C$1:.E142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31];[Lectures.C$1:.E142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32];[Lectures.C$1:.E143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33];[Lectures.C$1:.E143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34];[Lectures.C$1:.E143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35];[Lectures.C$1:.E143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36];[Lectures.C$1:.E143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37];[Lectures.C$1:.E143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38];[Lectures.C$1:.E143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39];[Lectures.C$1:.E143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40];[Lectures.C$1:.E143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41];[Lectures.C$1:.E143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42];[Lectures.C$1:.E144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43];[Lectures.C$1:.E144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44];[Lectures.C$1:.E144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45];[Lectures.C$1:.E144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46];[Lectures.C$1:.E144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47];[Lectures.C$1:.E144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48];[Lectures.C$1:.E144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49];[Lectures.C$1:.E144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50];[Lectures.C$1:.E144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51];[Lectures.C$1:.E144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52];[Lectures.C$1:.E145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53];[Lectures.C$1:.E145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54];[Lectures.C$1:.E145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55];[Lectures.C$1:.E145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56];[Lectures.C$1:.E145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57];[Lectures.C$1:.E145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58];[Lectures.C$1:.E145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59];[Lectures.C$1:.E145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60];[Lectures.C$1:.E145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61];[Lectures.C$1:.E145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62];[Lectures.C$1:.E146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63];[Lectures.C$1:.E146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64];[Lectures.C$1:.E146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65];[Lectures.C$1:.E146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66];[Lectures.C$1:.E146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67];[Lectures.C$1:.E146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68];[Lectures.C$1:.E146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69];[Lectures.C$1:.E146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0];[Lectures.C$1:.E146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1];[Lectures.C$1:.E146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2];[Lectures.C$1:.E147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3];[Lectures.C$1:.E147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4];[Lectures.C$1:.E147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5];[Lectures.C$1:.E147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6];[Lectures.C$1:.E147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7];[Lectures.C$1:.E147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8];[Lectures.C$1:.E147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79];[Lectures.C$1:.E147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0];[Lectures.C$1:.E147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1];[Lectures.C$1:.E147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2];[Lectures.C$1:.E148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3];[Lectures.C$1:.E148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4];[Lectures.C$1:.E148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5];[Lectures.C$1:.E148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6];[Lectures.C$1:.E148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7];[Lectures.C$1:.E148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8];[Lectures.C$1:.E148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89];[Lectures.C$1:.E148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0];[Lectures.C$1:.E148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1];[Lectures.C$1:.E148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2];[Lectures.C$1:.E149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3];[Lectures.C$1:.E149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4];[Lectures.C$1:.E149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5];[Lectures.C$1:.E149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6];[Lectures.C$1:.E149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7];[Lectures.C$1:.E149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8];[Lectures.C$1:.E149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499];[Lectures.C$1:.E149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0];[Lectures.C$1:.E149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1];[Lectures.C$1:.E149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2];[Lectures.C$1:.E150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3];[Lectures.C$1:.E150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4];[Lectures.C$1:.E150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5];[Lectures.C$1:.E150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6];[Lectures.C$1:.E150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7];[Lectures.C$1:.E150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8];[Lectures.C$1:.E150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09];[Lectures.C$1:.E150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0];[Lectures.C$1:.E150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1];[Lectures.C$1:.E150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2];[Lectures.C$1:.E151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3];[Lectures.C$1:.E151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4];[Lectures.C$1:.E151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5];[Lectures.C$1:.E151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6];[Lectures.C$1:.E151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7];[Lectures.C$1:.E151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8];[Lectures.C$1:.E151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19];[Lectures.C$1:.E151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0];[Lectures.C$1:.E151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1];[Lectures.C$1:.E151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2];[Lectures.C$1:.E152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3];[Lectures.C$1:.E152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4];[Lectures.C$1:.E152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5];[Lectures.C$1:.E152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6];[Lectures.C$1:.E152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7];[Lectures.C$1:.E152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8];[Lectures.C$1:.E152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29];[Lectures.C$1:.E152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0];[Lectures.C$1:.E152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1];[Lectures.C$1:.E152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2];[Lectures.C$1:.E153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3];[Lectures.C$1:.E153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4];[Lectures.C$1:.E153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5];[Lectures.C$1:.E153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6];[Lectures.C$1:.E153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7];[Lectures.C$1:.E153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8];[Lectures.C$1:.E153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39];[Lectures.C$1:.E153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0];[Lectures.C$1:.E153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1];[Lectures.C$1:.E153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2];[Lectures.C$1:.E154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3];[Lectures.C$1:.E154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4];[Lectures.C$1:.E154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5];[Lectures.C$1:.E154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6];[Lectures.C$1:.E154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7];[Lectures.C$1:.E154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8];[Lectures.C$1:.E154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49];[Lectures.C$1:.E154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0];[Lectures.C$1:.E154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1];[Lectures.C$1:.E154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2];[Lectures.C$1:.E155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3];[Lectures.C$1:.E155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4];[Lectures.C$1:.E155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5];[Lectures.C$1:.E155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6];[Lectures.C$1:.E155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7];[Lectures.C$1:.E155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8];[Lectures.C$1:.E155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59];[Lectures.C$1:.E155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0];[Lectures.C$1:.E155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1];[Lectures.C$1:.E155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2];[Lectures.C$1:.E156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3];[Lectures.C$1:.E156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4];[Lectures.C$1:.E156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5];[Lectures.C$1:.E156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6];[Lectures.C$1:.E156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7];[Lectures.C$1:.E156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8];[Lectures.C$1:.E156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69];[Lectures.C$1:.E156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0];[Lectures.C$1:.E156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1];[Lectures.C$1:.E156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2];[Lectures.C$1:.E157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3];[Lectures.C$1:.E157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4];[Lectures.C$1:.E157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5];[Lectures.C$1:.E157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6];[Lectures.C$1:.E157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7];[Lectures.C$1:.E157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8];[Lectures.C$1:.E157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79];[Lectures.C$1:.E157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80];[Lectures.C$1:.E157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81];[Lectures.C$1:.E157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82];[Lectures.C$1:.E158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83];[Lectures.C$1:.E158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84];[Lectures.C$1:.E158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85];[Lectures.C$1:.E158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86];[Lectures.C$1:.E158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87];[Lectures.C$1:.E158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88];[Lectures.C$1:.E158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89];[Lectures.C$1:.E158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90];[Lectures.C$1:.E158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91];[Lectures.C$1:.E158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92];[Lectures.C$1:.E159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93];[Lectures.C$1:.E159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94];[Lectures.C$1:.E159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95];[Lectures.C$1:.E159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96];[Lectures.C$1:.E159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97];[Lectures.C$1:.E159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98];[Lectures.C$1:.E159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599];[Lectures.C$1:.E159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00];[Lectures.C$1:.E159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01];[Lectures.C$1:.E159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02];[Lectures.C$1:.E160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03];[Lectures.C$1:.E160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04];[Lectures.C$1:.E160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05];[Lectures.C$1:.E160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06];[Lectures.C$1:.E160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07];[Lectures.C$1:.E160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08];[Lectures.C$1:.E160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09];[Lectures.C$1:.E160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10];[Lectures.C$1:.E160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11];[Lectures.C$1:.E160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12];[Lectures.C$1:.E161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13];[Lectures.C$1:.E161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14];[Lectures.C$1:.E161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15];[Lectures.C$1:.E161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16];[Lectures.C$1:.E161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17];[Lectures.C$1:.E161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18];[Lectures.C$1:.E161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19];[Lectures.C$1:.E161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0];[Lectures.C$1:.E161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1];[Lectures.C$1:.E161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2];[Lectures.C$1:.E162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3];[Lectures.C$1:.E162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4];[Lectures.C$1:.E162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5];[Lectures.C$1:.E162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6];[Lectures.C$1:.E162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7];[Lectures.C$1:.E162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8];[Lectures.C$1:.E162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29];[Lectures.C$1:.E162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0];[Lectures.C$1:.E162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1];[Lectures.C$1:.E162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2];[Lectures.C$1:.E163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3];[Lectures.C$1:.E163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4];[Lectures.C$1:.E163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5];[Lectures.C$1:.E163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6];[Lectures.C$1:.E163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7];[Lectures.C$1:.E163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8];[Lectures.C$1:.E163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39];[Lectures.C$1:.E163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0];[Lectures.C$1:.E163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1];[Lectures.C$1:.E163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2];[Lectures.C$1:.E164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3];[Lectures.C$1:.E164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4];[Lectures.C$1:.E164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5];[Lectures.C$1:.E164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6];[Lectures.C$1:.E164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7];[Lectures.C$1:.E164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8];[Lectures.C$1:.E164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49];[Lectures.C$1:.E164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0];[Lectures.C$1:.E164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1];[Lectures.C$1:.E164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2];[Lectures.C$1:.E165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3];[Lectures.C$1:.E165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4];[Lectures.C$1:.E165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5];[Lectures.C$1:.E165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6];[Lectures.C$1:.E165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7];[Lectures.C$1:.E165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8];[Lectures.C$1:.E165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59];[Lectures.C$1:.E165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0];[Lectures.C$1:.E165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1];[Lectures.C$1:.E165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2];[Lectures.C$1:.E166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3];[Lectures.C$1:.E166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4];[Lectures.C$1:.E166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5];[Lectures.C$1:.E166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6];[Lectures.C$1:.E166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7];[Lectures.C$1:.E166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8];[Lectures.C$1:.E166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69];[Lectures.C$1:.E166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0];[Lectures.C$1:.E166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1];[Lectures.C$1:.E166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2];[Lectures.C$1:.E167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3];[Lectures.C$1:.E167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4];[Lectures.C$1:.E167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5];[Lectures.C$1:.E167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6];[Lectures.C$1:.E167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7];[Lectures.C$1:.E167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8];[Lectures.C$1:.E167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79];[Lectures.C$1:.E167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0];[Lectures.C$1:.E167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1];[Lectures.C$1:.E167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2];[Lectures.C$1:.E168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3];[Lectures.C$1:.E168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4];[Lectures.C$1:.E168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5];[Lectures.C$1:.E168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6];[Lectures.C$1:.E168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7];[Lectures.C$1:.E168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8];[Lectures.C$1:.E168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89];[Lectures.C$1:.E168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0];[Lectures.C$1:.E168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1];[Lectures.C$1:.E168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2];[Lectures.C$1:.E169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3];[Lectures.C$1:.E169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4];[Lectures.C$1:.E169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5];[Lectures.C$1:.E169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6];[Lectures.C$1:.E169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7];[Lectures.C$1:.E169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8];[Lectures.C$1:.E169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699];[Lectures.C$1:.E169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0];[Lectures.C$1:.E169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1];[Lectures.C$1:.E169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2];[Lectures.C$1:.E170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3];[Lectures.C$1:.E170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4];[Lectures.C$1:.E170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5];[Lectures.C$1:.E170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6];[Lectures.C$1:.E170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7];[Lectures.C$1:.E170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8];[Lectures.C$1:.E170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09];[Lectures.C$1:.E170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0];[Lectures.C$1:.E170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1];[Lectures.C$1:.E170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2];[Lectures.C$1:.E171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3];[Lectures.C$1:.E171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4];[Lectures.C$1:.E171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5];[Lectures.C$1:.E171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6];[Lectures.C$1:.E171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7];[Lectures.C$1:.E171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8];[Lectures.C$1:.E171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19];[Lectures.C$1:.E171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0];[Lectures.C$1:.E171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1];[Lectures.C$1:.E171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2];[Lectures.C$1:.E172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3];[Lectures.C$1:.E172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4];[Lectures.C$1:.E172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5];[Lectures.C$1:.E172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6];[Lectures.C$1:.E172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7];[Lectures.C$1:.E172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8];[Lectures.C$1:.E172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29];[Lectures.C$1:.E172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0];[Lectures.C$1:.E172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1];[Lectures.C$1:.E172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2];[Lectures.C$1:.E173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3];[Lectures.C$1:.E173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4];[Lectures.C$1:.E173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5];[Lectures.C$1:.E173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6];[Lectures.C$1:.E173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7];[Lectures.C$1:.E173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8];[Lectures.C$1:.E173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39];[Lectures.C$1:.E173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0];[Lectures.C$1:.E173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1];[Lectures.C$1:.E173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2];[Lectures.C$1:.E174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3];[Lectures.C$1:.E174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4];[Lectures.C$1:.E174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5];[Lectures.C$1:.E174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6];[Lectures.C$1:.E174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7];[Lectures.C$1:.E174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8];[Lectures.C$1:.E174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49];[Lectures.C$1:.E174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0];[Lectures.C$1:.E174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1];[Lectures.C$1:.E174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2];[Lectures.C$1:.E175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3];[Lectures.C$1:.E175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4];[Lectures.C$1:.E175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5];[Lectures.C$1:.E175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6];[Lectures.C$1:.E175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7];[Lectures.C$1:.E175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8];[Lectures.C$1:.E175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59];[Lectures.C$1:.E175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0];[Lectures.C$1:.E175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1];[Lectures.C$1:.E175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2];[Lectures.C$1:.E176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3];[Lectures.C$1:.E176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4];[Lectures.C$1:.E176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5];[Lectures.C$1:.E176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6];[Lectures.C$1:.E176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7];[Lectures.C$1:.E176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8];[Lectures.C$1:.E176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69];[Lectures.C$1:.E176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0];[Lectures.C$1:.E176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1];[Lectures.C$1:.E176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2];[Lectures.C$1:.E177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3];[Lectures.C$1:.E177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4];[Lectures.C$1:.E177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5];[Lectures.C$1:.E177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6];[Lectures.C$1:.E177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7];[Lectures.C$1:.E177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8];[Lectures.C$1:.E177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79];[Lectures.C$1:.E177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0];[Lectures.C$1:.E177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1];[Lectures.C$1:.E177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2];[Lectures.C$1:.E178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3];[Lectures.C$1:.E178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4];[Lectures.C$1:.E178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5];[Lectures.C$1:.E178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6];[Lectures.C$1:.E178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7];[Lectures.C$1:.E178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8];[Lectures.C$1:.E178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89];[Lectures.C$1:.E178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0];[Lectures.C$1:.E178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1];[Lectures.C$1:.E178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2];[Lectures.C$1:.E179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3];[Lectures.C$1:.E179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4];[Lectures.C$1:.E179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5];[Lectures.C$1:.E179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6];[Lectures.C$1:.E179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7];[Lectures.C$1:.E179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8];[Lectures.C$1:.E179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799];[Lectures.C$1:.E179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0];[Lectures.C$1:.E179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1];[Lectures.C$1:.E179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2];[Lectures.C$1:.E180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3];[Lectures.C$1:.E180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4];[Lectures.C$1:.E180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5];[Lectures.C$1:.E180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6];[Lectures.C$1:.E180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7];[Lectures.C$1:.E180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8];[Lectures.C$1:.E180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09];[Lectures.C$1:.E180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0];[Lectures.C$1:.E180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1];[Lectures.C$1:.E180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2];[Lectures.C$1:.E181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3];[Lectures.C$1:.E181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4];[Lectures.C$1:.E181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5];[Lectures.C$1:.E181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6];[Lectures.C$1:.E181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7];[Lectures.C$1:.E181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8];[Lectures.C$1:.E181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19];[Lectures.C$1:.E181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0];[Lectures.C$1:.E181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1];[Lectures.C$1:.E181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2];[Lectures.C$1:.E182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3];[Lectures.C$1:.E182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4];[Lectures.C$1:.E182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5];[Lectures.C$1:.E182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6];[Lectures.C$1:.E182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7];[Lectures.C$1:.E182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8];[Lectures.C$1:.E182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29];[Lectures.C$1:.E182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0];[Lectures.C$1:.E182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1];[Lectures.C$1:.E182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2];[Lectures.C$1:.E183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3];[Lectures.C$1:.E183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4];[Lectures.C$1:.E183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5];[Lectures.C$1:.E183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6];[Lectures.C$1:.E183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7];[Lectures.C$1:.E183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8];[Lectures.C$1:.E183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39];[Lectures.C$1:.E183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0];[Lectures.C$1:.E183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1];[Lectures.C$1:.E183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2];[Lectures.C$1:.E184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3];[Lectures.C$1:.E184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4];[Lectures.C$1:.E184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5];[Lectures.C$1:.E184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6];[Lectures.C$1:.E184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7];[Lectures.C$1:.E184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8];[Lectures.C$1:.E184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49];[Lectures.C$1:.E184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0];[Lectures.C$1:.E184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1];[Lectures.C$1:.E184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2];[Lectures.C$1:.E185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3];[Lectures.C$1:.E185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4];[Lectures.C$1:.E185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5];[Lectures.C$1:.E185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6];[Lectures.C$1:.E185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7];[Lectures.C$1:.E185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8];[Lectures.C$1:.E185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59];[Lectures.C$1:.E185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0];[Lectures.C$1:.E185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1];[Lectures.C$1:.E185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2];[Lectures.C$1:.E186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3];[Lectures.C$1:.E186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4];[Lectures.C$1:.E186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5];[Lectures.C$1:.E186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6];[Lectures.C$1:.E186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7];[Lectures.C$1:.E186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8];[Lectures.C$1:.E186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69];[Lectures.C$1:.E186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0];[Lectures.C$1:.E186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1];[Lectures.C$1:.E186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2];[Lectures.C$1:.E187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3];[Lectures.C$1:.E187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4];[Lectures.C$1:.E187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5];[Lectures.C$1:.E187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6];[Lectures.C$1:.E187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7];[Lectures.C$1:.E187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8];[Lectures.C$1:.E187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79];[Lectures.C$1:.E187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0];[Lectures.C$1:.E187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1];[Lectures.C$1:.E187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2];[Lectures.C$1:.E188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3];[Lectures.C$1:.E188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4];[Lectures.C$1:.E188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5];[Lectures.C$1:.E188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6];[Lectures.C$1:.E188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7];[Lectures.C$1:.E188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8];[Lectures.C$1:.E188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89];[Lectures.C$1:.E188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0];[Lectures.C$1:.E188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1];[Lectures.C$1:.E188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2];[Lectures.C$1:.E189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3];[Lectures.C$1:.E189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4];[Lectures.C$1:.E189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5];[Lectures.C$1:.E189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6];[Lectures.C$1:.E189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7];[Lectures.C$1:.E189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8];[Lectures.C$1:.E189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899];[Lectures.C$1:.E189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0];[Lectures.C$1:.E189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1];[Lectures.C$1:.E189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2];[Lectures.C$1:.E190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3];[Lectures.C$1:.E190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4];[Lectures.C$1:.E190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5];[Lectures.C$1:.E190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6];[Lectures.C$1:.E190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7];[Lectures.C$1:.E190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8];[Lectures.C$1:.E190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09];[Lectures.C$1:.E190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0];[Lectures.C$1:.E190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1];[Lectures.C$1:.E190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2];[Lectures.C$1:.E191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3];[Lectures.C$1:.E191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4];[Lectures.C$1:.E191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5];[Lectures.C$1:.E191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6];[Lectures.C$1:.E191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/>
          <table:table-cell table:style-name="ce38" table:content-validation-name="val8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7];[Lectures.C$1:.E191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8];[Lectures.C$1:.E191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19];[Lectures.C$1:.E191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0];[Lectures.C$1:.E191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1];[Lectures.C$1:.E191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2];[Lectures.C$1:.E192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3];[Lectures.C$1:.E192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4];[Lectures.C$1:.E192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5];[Lectures.C$1:.E192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6];[Lectures.C$1:.E192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7];[Lectures.C$1:.E192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8];[Lectures.C$1:.E192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29];[Lectures.C$1:.E192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0];[Lectures.C$1:.E192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1];[Lectures.C$1:.E192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2];[Lectures.C$1:.E193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3];[Lectures.C$1:.E193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4];[Lectures.C$1:.E193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5];[Lectures.C$1:.E193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6];[Lectures.C$1:.E193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7];[Lectures.C$1:.E193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8];[Lectures.C$1:.E193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39];[Lectures.C$1:.E193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0];[Lectures.C$1:.E193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1];[Lectures.C$1:.E193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2];[Lectures.C$1:.E194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3];[Lectures.C$1:.E194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4];[Lectures.C$1:.E194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5];[Lectures.C$1:.E194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6];[Lectures.C$1:.E194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7];[Lectures.C$1:.E194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8];[Lectures.C$1:.E194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49];[Lectures.C$1:.E194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0];[Lectures.C$1:.E194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1];[Lectures.C$1:.E194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2];[Lectures.C$1:.E195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3];[Lectures.C$1:.E195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4];[Lectures.C$1:.E195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5];[Lectures.C$1:.E195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6];[Lectures.C$1:.E195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7];[Lectures.C$1:.E195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8];[Lectures.C$1:.E195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59];[Lectures.C$1:.E195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0];[Lectures.C$1:.E195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1];[Lectures.C$1:.E195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2];[Lectures.C$1:.E196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3];[Lectures.C$1:.E196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4];[Lectures.C$1:.E196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5];[Lectures.C$1:.E196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6];[Lectures.C$1:.E196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7];[Lectures.C$1:.E196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8];[Lectures.C$1:.E196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69];[Lectures.C$1:.E196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0];[Lectures.C$1:.E196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1];[Lectures.C$1:.E196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2];[Lectures.C$1:.E197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3];[Lectures.C$1:.E197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4];[Lectures.C$1:.E197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5];[Lectures.C$1:.E197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6];[Lectures.C$1:.E197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7];[Lectures.C$1:.E197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8];[Lectures.C$1:.E197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79];[Lectures.C$1:.E197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0];[Lectures.C$1:.E197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1];[Lectures.C$1:.E197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2];[Lectures.C$1:.E198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3];[Lectures.C$1:.E198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4];[Lectures.C$1:.E198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5];[Lectures.C$1:.E198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6];[Lectures.C$1:.E198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7];[Lectures.C$1:.E198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8];[Lectures.C$1:.E198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89];[Lectures.C$1:.E198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0];[Lectures.C$1:.E198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1];[Lectures.C$1:.E1989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2];[Lectures.C$1:.E1990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3];[Lectures.C$1:.E1991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4];[Lectures.C$1:.E1992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5];[Lectures.C$1:.E1993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6];[Lectures.C$1:.E1994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7];[Lectures.C$1:.E1995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8];[Lectures.C$1:.E1996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999];[Lectures.C$1:.E1997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>
          <table:table-cell table:style-name="ce38" table:number-columns-repeated="2"/>
          <table:table-cell table:style-name="ce41" table:content-validation-name="val9"/>
          <table:table-cell table:style-name="ce17" table:content-validation-name="val4"/>
          <table:table-cell table:style-name="ce41" table:content-validation-name="val10" table:number-columns-repeated="2"/>
          <table:table-cell table:style-name="ce41" table:content-validation-name="val11"/>
          <table:table-cell table:style-name="ce38"/>
          <table:table-cell table:style-name="ce38" table:content-validation-name="val12"/>
          <table:table-cell table:style-name="ce18" table:content-validation-name="val4" table:formula="of:=VLOOKUP([.I1000];[Lectures.C$1:.E1998];3;0)" office:value-type="string" office:string-value="" calcext:value-type="error">
            <text:p>#N/A</text:p>
          </table:table-cell>
          <table:table-cell table:style-name="ce38" table:number-columns-repeated="6"/>
          <table:table-cell table:number-columns-repeated="48"/>
        </table:table-row>
        <table:table-row table:style-name="ro1" table:number-rows-repeated="149">
          <table:table-cell table:number-columns-repeated="2"/>
          <table:table-cell table:content-validation-name="val9"/>
          <table:table-cell table:content-validation-name="val4"/>
          <table:table-cell table:content-validation-name="val10" table:number-columns-repeated="2"/>
          <table:table-cell table:content-validation-name="val11"/>
          <table:table-cell table:number-columns-repeated="2"/>
          <table:table-cell table:style-name="ce11" table:content-validation-name="val4"/>
          <table:table-cell table:number-columns-repeated="54"/>
        </table:table-row>
        <table:table-row table:style-name="ro1" table:number-rows-repeated="1047426">
          <table:table-cell table:number-columns-repeated="2"/>
          <table:table-cell table:content-validation-name="val9"/>
          <table:table-cell table:content-validation-name="val4"/>
          <table:table-cell table:content-validation-name="val10" table:number-columns-repeated="2"/>
          <table:table-cell table:content-validation-name="val11"/>
          <table:table-cell table:number-columns-repeated="2"/>
          <table:table-cell table:content-validation-name="val4"/>
          <table:table-cell table:number-columns-repeated="54"/>
        </table:table-row>
        <table:table-row table:style-name="ro1">
          <table:table-cell table:number-columns-repeated="2"/>
          <table:table-cell table:content-validation-name="val9"/>
          <table:table-cell table:content-validation-name="val4"/>
          <table:table-cell table:content-validation-name="val10" table:number-columns-repeated="2"/>
          <table:table-cell table:content-validation-name="val11"/>
          <table:table-cell table:number-columns-repeated="2"/>
          <table:table-cell table:content-validation-name="val4"/>
          <table:table-cell table:number-columns-repeated="54"/>
        </table:table-row>
      </table:table>
      <table:table table:name="Exercises" table:style-name="ta2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29" table:default-cell-style-name="ce5"/>
        <table:table-column table:style-name="co10" table:default-cell-style-name="ce5"/>
        <table:table-column table:style-name="co11" table:default-cell-style-name="ce5"/>
        <table:table-column table:style-name="co30" table:default-cell-style-name="ce5"/>
        <table:table-column table:style-name="co31" table:default-cell-style-name="ce5"/>
        <table:table-column table:style-name="co32" table:default-cell-style-name="ce1"/>
        <table:table-column table:style-name="co33" table:default-cell-style-name="ce2"/>
        <table:table-column table:style-name="co3" table:number-columns-repeated="57" table:default-cell-style-name="ce1"/>
        <table:table-row table:style-name="ro1">
          <table:table-cell table:style-name="ce23" office:value-type="string" calcext:value-type="string">
            <text:p>Nr</text:p>
          </table:table-cell>
          <table:table-cell table:style-name="ce23" office:value-type="string" calcext:value-type="string">
            <text:p>Cal</text:p>
          </table:table-cell>
          <table:table-cell table:style-name="ce23" office:value-type="string" calcext:value-type="string">
            <text:p>Tw</text:p>
          </table:table-cell>
          <table:table-cell table:style-name="ce23" office:value-type="string" calcext:value-type="string">
            <text:p>Available</text:p>
          </table:table-cell>
          <table:table-cell table:style-name="ce23" office:value-type="string" calcext:value-type="string">
            <text:p>Topic</text:p>
          </table:table-cell>
          <table:table-cell table:style-name="ce24" office:value-type="string" calcext:value-type="string">
            <text:p>Lecture topic</text:p>
          </table:table-cell>
          <table:table-cell table:style-name="ce25" office:value-type="string" calcext:value-type="string">
            <text:p>Due date</text:p>
          </table:table-cell>
          <table:table-cell table:style-name="ce24" office:value-type="string" calcext:value-type="string">
            <text:p>Duration[mins]</text:p>
          </table:table-cell>
          <table:table-cell table:style-name="ce24"/>
          <table:table-cell table:number-columns-repeated="55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];[Lectures.C$1:.E10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];[Lectures.C$1:.E10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];[Lectures.C$1:.E10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];[Lectures.C$1:.E10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];[Lectures.C$1:.E10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];[Lectures.C$1:.E10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];[Lectures.C$1:.E10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];[Lectures.C$1:.E10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];[Lectures.C$1:.E10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];[Lectures.C$1:.E10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];[Lectures.C$1:.E10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];[Lectures.C$1:.E10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];[Lectures.C$1:.E10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];[Lectures.C$1:.E10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];[Lectures.C$1:.E10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];[Lectures.C$1:.E10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];[Lectures.C$1:.E10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];[Lectures.C$1:.E10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];[Lectures.C$1:.E10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];[Lectures.C$1:.E10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];[Lectures.C$1:.E10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];[Lectures.C$1:.E10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];[Lectures.C$1:.E10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];[Lectures.C$1:.E10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];[Lectures.C$1:.E10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];[Lectures.C$1:.E10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];[Lectures.C$1:.E10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];[Lectures.C$1:.E10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];[Lectures.C$1:.E10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];[Lectures.C$1:.E10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];[Lectures.C$1:.E10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];[Lectures.C$1:.E10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];[Lectures.C$1:.E10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];[Lectures.C$1:.E10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];[Lectures.C$1:.E10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];[Lectures.C$1:.E10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];[Lectures.C$1:.E10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];[Lectures.C$1:.E10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];[Lectures.C$1:.E10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];[Lectures.C$1:.E10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];[Lectures.C$1:.E10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];[Lectures.C$1:.E10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];[Lectures.C$1:.E10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];[Lectures.C$1:.E10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];[Lectures.C$1:.E10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];[Lectures.C$1:.E10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];[Lectures.C$1:.E10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];[Lectures.C$1:.E10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];[Lectures.C$1:.E10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];[Lectures.C$1:.E10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];[Lectures.C$1:.E10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];[Lectures.C$1:.E10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];[Lectures.C$1:.E10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];[Lectures.C$1:.E10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];[Lectures.C$1:.E10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];[Lectures.C$1:.E10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];[Lectures.C$1:.E10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];[Lectures.C$1:.E10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];[Lectures.C$1:.E10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];[Lectures.C$1:.E10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];[Lectures.C$1:.E10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];[Lectures.C$1:.E10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];[Lectures.C$1:.E10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];[Lectures.C$1:.E10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];[Lectures.C$1:.E10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];[Lectures.C$1:.E10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];[Lectures.C$1:.E10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];[Lectures.C$1:.E10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];[Lectures.C$1:.E10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];[Lectures.C$1:.E10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];[Lectures.C$1:.E10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];[Lectures.C$1:.E10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];[Lectures.C$1:.E10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];[Lectures.C$1:.E10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];[Lectures.C$1:.E10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7];[Lectures.C$1:.E10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8];[Lectures.C$1:.E10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9];[Lectures.C$1:.E10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0];[Lectures.C$1:.E10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1];[Lectures.C$1:.E10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2];[Lectures.C$1:.E10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3];[Lectures.C$1:.E10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4];[Lectures.C$1:.E10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5];[Lectures.C$1:.E10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6];[Lectures.C$1:.E11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7];[Lectures.C$1:.E11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8];[Lectures.C$1:.E11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89];[Lectures.C$1:.E11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0];[Lectures.C$1:.E11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1];[Lectures.C$1:.E11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2];[Lectures.C$1:.E11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3];[Lectures.C$1:.E11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4];[Lectures.C$1:.E11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5];[Lectures.C$1:.E11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6];[Lectures.C$1:.E11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7];[Lectures.C$1:.E11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8];[Lectures.C$1:.E11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99];[Lectures.C$1:.E11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0];[Lectures.C$1:.E11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1];[Lectures.C$1:.E11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2];[Lectures.C$1:.E11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3];[Lectures.C$1:.E11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4];[Lectures.C$1:.E11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5];[Lectures.C$1:.E11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6];[Lectures.C$1:.E11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7];[Lectures.C$1:.E11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8];[Lectures.C$1:.E11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09];[Lectures.C$1:.E11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0];[Lectures.C$1:.E11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1];[Lectures.C$1:.E11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2];[Lectures.C$1:.E11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3];[Lectures.C$1:.E11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4];[Lectures.C$1:.E11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5];[Lectures.C$1:.E11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6];[Lectures.C$1:.E11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7];[Lectures.C$1:.E11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8];[Lectures.C$1:.E11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19];[Lectures.C$1:.E11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0];[Lectures.C$1:.E11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1];[Lectures.C$1:.E11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2];[Lectures.C$1:.E11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3];[Lectures.C$1:.E11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4];[Lectures.C$1:.E11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5];[Lectures.C$1:.E11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6];[Lectures.C$1:.E11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7];[Lectures.C$1:.E11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8];[Lectures.C$1:.E11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29];[Lectures.C$1:.E11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0];[Lectures.C$1:.E11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1];[Lectures.C$1:.E11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2];[Lectures.C$1:.E11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3];[Lectures.C$1:.E11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4];[Lectures.C$1:.E11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5];[Lectures.C$1:.E11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6];[Lectures.C$1:.E11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7];[Lectures.C$1:.E11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8];[Lectures.C$1:.E11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39];[Lectures.C$1:.E11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0];[Lectures.C$1:.E11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1];[Lectures.C$1:.E11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2];[Lectures.C$1:.E11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3];[Lectures.C$1:.E11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4];[Lectures.C$1:.E11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5];[Lectures.C$1:.E11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6];[Lectures.C$1:.E11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7];[Lectures.C$1:.E11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8];[Lectures.C$1:.E11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49];[Lectures.C$1:.E11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0];[Lectures.C$1:.E11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1];[Lectures.C$1:.E11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2];[Lectures.C$1:.E11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3];[Lectures.C$1:.E11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4];[Lectures.C$1:.E11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5];[Lectures.C$1:.E11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6];[Lectures.C$1:.E11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7];[Lectures.C$1:.E11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8];[Lectures.C$1:.E11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59];[Lectures.C$1:.E11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0];[Lectures.C$1:.E11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1];[Lectures.C$1:.E11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2];[Lectures.C$1:.E11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3];[Lectures.C$1:.E11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4];[Lectures.C$1:.E11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5];[Lectures.C$1:.E11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6];[Lectures.C$1:.E11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7];[Lectures.C$1:.E11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8];[Lectures.C$1:.E11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69];[Lectures.C$1:.E11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0];[Lectures.C$1:.E11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1];[Lectures.C$1:.E11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2];[Lectures.C$1:.E11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3];[Lectures.C$1:.E11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4];[Lectures.C$1:.E11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5];[Lectures.C$1:.E11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6];[Lectures.C$1:.E11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7];[Lectures.C$1:.E11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8];[Lectures.C$1:.E11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79];[Lectures.C$1:.E11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0];[Lectures.C$1:.E11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1];[Lectures.C$1:.E11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2];[Lectures.C$1:.E11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3];[Lectures.C$1:.E11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4];[Lectures.C$1:.E11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5];[Lectures.C$1:.E11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6];[Lectures.C$1:.E12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7];[Lectures.C$1:.E12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8];[Lectures.C$1:.E12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89];[Lectures.C$1:.E12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0];[Lectures.C$1:.E12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1];[Lectures.C$1:.E12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2];[Lectures.C$1:.E12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3];[Lectures.C$1:.E12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4];[Lectures.C$1:.E12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5];[Lectures.C$1:.E12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6];[Lectures.C$1:.E12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7];[Lectures.C$1:.E12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8];[Lectures.C$1:.E12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199];[Lectures.C$1:.E12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0];[Lectures.C$1:.E12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1];[Lectures.C$1:.E12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2];[Lectures.C$1:.E12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3];[Lectures.C$1:.E12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4];[Lectures.C$1:.E12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5];[Lectures.C$1:.E12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6];[Lectures.C$1:.E12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7];[Lectures.C$1:.E12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8];[Lectures.C$1:.E12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09];[Lectures.C$1:.E12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0];[Lectures.C$1:.E12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1];[Lectures.C$1:.E12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2];[Lectures.C$1:.E12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3];[Lectures.C$1:.E12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4];[Lectures.C$1:.E12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5];[Lectures.C$1:.E12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6];[Lectures.C$1:.E12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7];[Lectures.C$1:.E12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8];[Lectures.C$1:.E12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19];[Lectures.C$1:.E12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0];[Lectures.C$1:.E12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1];[Lectures.C$1:.E12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2];[Lectures.C$1:.E12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3];[Lectures.C$1:.E12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4];[Lectures.C$1:.E12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5];[Lectures.C$1:.E12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6];[Lectures.C$1:.E12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7];[Lectures.C$1:.E12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8];[Lectures.C$1:.E12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29];[Lectures.C$1:.E12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0];[Lectures.C$1:.E12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1];[Lectures.C$1:.E12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2];[Lectures.C$1:.E12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3];[Lectures.C$1:.E12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4];[Lectures.C$1:.E12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5];[Lectures.C$1:.E12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6];[Lectures.C$1:.E12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7];[Lectures.C$1:.E12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8];[Lectures.C$1:.E12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39];[Lectures.C$1:.E12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0];[Lectures.C$1:.E12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1];[Lectures.C$1:.E12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2];[Lectures.C$1:.E12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3];[Lectures.C$1:.E12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4];[Lectures.C$1:.E12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5];[Lectures.C$1:.E12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6];[Lectures.C$1:.E12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7];[Lectures.C$1:.E12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8];[Lectures.C$1:.E12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49];[Lectures.C$1:.E12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0];[Lectures.C$1:.E12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1];[Lectures.C$1:.E12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2];[Lectures.C$1:.E12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3];[Lectures.C$1:.E12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4];[Lectures.C$1:.E12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5];[Lectures.C$1:.E12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6];[Lectures.C$1:.E12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7];[Lectures.C$1:.E12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8];[Lectures.C$1:.E12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59];[Lectures.C$1:.E12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0];[Lectures.C$1:.E12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1];[Lectures.C$1:.E12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2];[Lectures.C$1:.E12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3];[Lectures.C$1:.E12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4];[Lectures.C$1:.E12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5];[Lectures.C$1:.E12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6];[Lectures.C$1:.E12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7];[Lectures.C$1:.E12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8];[Lectures.C$1:.E12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69];[Lectures.C$1:.E12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0];[Lectures.C$1:.E12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1];[Lectures.C$1:.E12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2];[Lectures.C$1:.E12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3];[Lectures.C$1:.E12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4];[Lectures.C$1:.E12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5];[Lectures.C$1:.E12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6];[Lectures.C$1:.E12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7];[Lectures.C$1:.E12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8];[Lectures.C$1:.E12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79];[Lectures.C$1:.E12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0];[Lectures.C$1:.E12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1];[Lectures.C$1:.E12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2];[Lectures.C$1:.E12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3];[Lectures.C$1:.E12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4];[Lectures.C$1:.E12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5];[Lectures.C$1:.E12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6];[Lectures.C$1:.E13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7];[Lectures.C$1:.E13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8];[Lectures.C$1:.E13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89];[Lectures.C$1:.E13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0];[Lectures.C$1:.E13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1];[Lectures.C$1:.E13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2];[Lectures.C$1:.E13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3];[Lectures.C$1:.E13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4];[Lectures.C$1:.E13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5];[Lectures.C$1:.E13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6];[Lectures.C$1:.E13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7];[Lectures.C$1:.E13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8];[Lectures.C$1:.E13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299];[Lectures.C$1:.E13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0];[Lectures.C$1:.E13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1];[Lectures.C$1:.E13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2];[Lectures.C$1:.E13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3];[Lectures.C$1:.E13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4];[Lectures.C$1:.E13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5];[Lectures.C$1:.E13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6];[Lectures.C$1:.E13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7];[Lectures.C$1:.E13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8];[Lectures.C$1:.E13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09];[Lectures.C$1:.E13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0];[Lectures.C$1:.E13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1];[Lectures.C$1:.E13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2];[Lectures.C$1:.E13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3];[Lectures.C$1:.E13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4];[Lectures.C$1:.E13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5];[Lectures.C$1:.E13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6];[Lectures.C$1:.E13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7];[Lectures.C$1:.E13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8];[Lectures.C$1:.E13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19];[Lectures.C$1:.E13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0];[Lectures.C$1:.E13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1];[Lectures.C$1:.E13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2];[Lectures.C$1:.E13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3];[Lectures.C$1:.E13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4];[Lectures.C$1:.E13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5];[Lectures.C$1:.E13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6];[Lectures.C$1:.E13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7];[Lectures.C$1:.E13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8];[Lectures.C$1:.E13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29];[Lectures.C$1:.E13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0];[Lectures.C$1:.E13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1];[Lectures.C$1:.E13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2];[Lectures.C$1:.E13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3];[Lectures.C$1:.E13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4];[Lectures.C$1:.E13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5];[Lectures.C$1:.E13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6];[Lectures.C$1:.E13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7];[Lectures.C$1:.E13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8];[Lectures.C$1:.E13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39];[Lectures.C$1:.E13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0];[Lectures.C$1:.E13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1];[Lectures.C$1:.E13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2];[Lectures.C$1:.E13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3];[Lectures.C$1:.E13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4];[Lectures.C$1:.E13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5];[Lectures.C$1:.E13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6];[Lectures.C$1:.E13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7];[Lectures.C$1:.E13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8];[Lectures.C$1:.E13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49];[Lectures.C$1:.E13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0];[Lectures.C$1:.E13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1];[Lectures.C$1:.E13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2];[Lectures.C$1:.E13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3];[Lectures.C$1:.E13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4];[Lectures.C$1:.E13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5];[Lectures.C$1:.E13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6];[Lectures.C$1:.E13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7];[Lectures.C$1:.E13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8];[Lectures.C$1:.E13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59];[Lectures.C$1:.E13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0];[Lectures.C$1:.E13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1];[Lectures.C$1:.E13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2];[Lectures.C$1:.E13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3];[Lectures.C$1:.E13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4];[Lectures.C$1:.E13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5];[Lectures.C$1:.E13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6];[Lectures.C$1:.E13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7];[Lectures.C$1:.E13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8];[Lectures.C$1:.E13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69];[Lectures.C$1:.E13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0];[Lectures.C$1:.E13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1];[Lectures.C$1:.E13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2];[Lectures.C$1:.E13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3];[Lectures.C$1:.E13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4];[Lectures.C$1:.E13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5];[Lectures.C$1:.E13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6];[Lectures.C$1:.E13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7];[Lectures.C$1:.E13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8];[Lectures.C$1:.E13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79];[Lectures.C$1:.E13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0];[Lectures.C$1:.E13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1];[Lectures.C$1:.E13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2];[Lectures.C$1:.E13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3];[Lectures.C$1:.E13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4];[Lectures.C$1:.E13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5];[Lectures.C$1:.E13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6];[Lectures.C$1:.E14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7];[Lectures.C$1:.E14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8];[Lectures.C$1:.E14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89];[Lectures.C$1:.E14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0];[Lectures.C$1:.E14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1];[Lectures.C$1:.E14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2];[Lectures.C$1:.E14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3];[Lectures.C$1:.E14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4];[Lectures.C$1:.E14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5];[Lectures.C$1:.E14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6];[Lectures.C$1:.E14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7];[Lectures.C$1:.E14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8];[Lectures.C$1:.E14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399];[Lectures.C$1:.E14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0];[Lectures.C$1:.E14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1];[Lectures.C$1:.E14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2];[Lectures.C$1:.E14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3];[Lectures.C$1:.E14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4];[Lectures.C$1:.E14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5];[Lectures.C$1:.E14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6];[Lectures.C$1:.E14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7];[Lectures.C$1:.E14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8];[Lectures.C$1:.E14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09];[Lectures.C$1:.E14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0];[Lectures.C$1:.E14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1];[Lectures.C$1:.E14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2];[Lectures.C$1:.E14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3];[Lectures.C$1:.E14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4];[Lectures.C$1:.E14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5];[Lectures.C$1:.E14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6];[Lectures.C$1:.E14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7];[Lectures.C$1:.E14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8];[Lectures.C$1:.E14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19];[Lectures.C$1:.E14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0];[Lectures.C$1:.E14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1];[Lectures.C$1:.E14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2];[Lectures.C$1:.E14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3];[Lectures.C$1:.E14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4];[Lectures.C$1:.E14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5];[Lectures.C$1:.E14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6];[Lectures.C$1:.E14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7];[Lectures.C$1:.E14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8];[Lectures.C$1:.E14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29];[Lectures.C$1:.E14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0];[Lectures.C$1:.E14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1];[Lectures.C$1:.E14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2];[Lectures.C$1:.E14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3];[Lectures.C$1:.E14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4];[Lectures.C$1:.E14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5];[Lectures.C$1:.E14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6];[Lectures.C$1:.E14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7];[Lectures.C$1:.E14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8];[Lectures.C$1:.E14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39];[Lectures.C$1:.E14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0];[Lectures.C$1:.E14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1];[Lectures.C$1:.E14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2];[Lectures.C$1:.E14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3];[Lectures.C$1:.E14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4];[Lectures.C$1:.E14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5];[Lectures.C$1:.E14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6];[Lectures.C$1:.E14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7];[Lectures.C$1:.E14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8];[Lectures.C$1:.E14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49];[Lectures.C$1:.E14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0];[Lectures.C$1:.E14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1];[Lectures.C$1:.E14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2];[Lectures.C$1:.E14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3];[Lectures.C$1:.E14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4];[Lectures.C$1:.E14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5];[Lectures.C$1:.E14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6];[Lectures.C$1:.E14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7];[Lectures.C$1:.E14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8];[Lectures.C$1:.E14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59];[Lectures.C$1:.E14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0];[Lectures.C$1:.E14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1];[Lectures.C$1:.E14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2];[Lectures.C$1:.E14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3];[Lectures.C$1:.E14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4];[Lectures.C$1:.E14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5];[Lectures.C$1:.E14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6];[Lectures.C$1:.E14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7];[Lectures.C$1:.E14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8];[Lectures.C$1:.E14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69];[Lectures.C$1:.E14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0];[Lectures.C$1:.E14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1];[Lectures.C$1:.E14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2];[Lectures.C$1:.E14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3];[Lectures.C$1:.E14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4];[Lectures.C$1:.E14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5];[Lectures.C$1:.E14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6];[Lectures.C$1:.E14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7];[Lectures.C$1:.E14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8];[Lectures.C$1:.E14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79];[Lectures.C$1:.E14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0];[Lectures.C$1:.E14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1];[Lectures.C$1:.E14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2];[Lectures.C$1:.E14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3];[Lectures.C$1:.E14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4];[Lectures.C$1:.E14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5];[Lectures.C$1:.E14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6];[Lectures.C$1:.E15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7];[Lectures.C$1:.E15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8];[Lectures.C$1:.E15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89];[Lectures.C$1:.E15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0];[Lectures.C$1:.E15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1];[Lectures.C$1:.E15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2];[Lectures.C$1:.E15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3];[Lectures.C$1:.E15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4];[Lectures.C$1:.E15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5];[Lectures.C$1:.E15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6];[Lectures.C$1:.E15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7];[Lectures.C$1:.E15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8];[Lectures.C$1:.E15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499];[Lectures.C$1:.E15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0];[Lectures.C$1:.E15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1];[Lectures.C$1:.E15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2];[Lectures.C$1:.E15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3];[Lectures.C$1:.E15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4];[Lectures.C$1:.E15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5];[Lectures.C$1:.E15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6];[Lectures.C$1:.E15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7];[Lectures.C$1:.E15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8];[Lectures.C$1:.E15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09];[Lectures.C$1:.E15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0];[Lectures.C$1:.E15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1];[Lectures.C$1:.E15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2];[Lectures.C$1:.E15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3];[Lectures.C$1:.E15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4];[Lectures.C$1:.E15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5];[Lectures.C$1:.E15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6];[Lectures.C$1:.E15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7];[Lectures.C$1:.E15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8];[Lectures.C$1:.E15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19];[Lectures.C$1:.E15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0];[Lectures.C$1:.E15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1];[Lectures.C$1:.E15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2];[Lectures.C$1:.E15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3];[Lectures.C$1:.E15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4];[Lectures.C$1:.E15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5];[Lectures.C$1:.E15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6];[Lectures.C$1:.E15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7];[Lectures.C$1:.E15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8];[Lectures.C$1:.E15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29];[Lectures.C$1:.E15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0];[Lectures.C$1:.E15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1];[Lectures.C$1:.E15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2];[Lectures.C$1:.E15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3];[Lectures.C$1:.E15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4];[Lectures.C$1:.E15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5];[Lectures.C$1:.E15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6];[Lectures.C$1:.E15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7];[Lectures.C$1:.E15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8];[Lectures.C$1:.E15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39];[Lectures.C$1:.E15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0];[Lectures.C$1:.E15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1];[Lectures.C$1:.E15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2];[Lectures.C$1:.E15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3];[Lectures.C$1:.E15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4];[Lectures.C$1:.E15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5];[Lectures.C$1:.E15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6];[Lectures.C$1:.E15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7];[Lectures.C$1:.E15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8];[Lectures.C$1:.E15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49];[Lectures.C$1:.E15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0];[Lectures.C$1:.E15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1];[Lectures.C$1:.E15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2];[Lectures.C$1:.E15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3];[Lectures.C$1:.E15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4];[Lectures.C$1:.E15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5];[Lectures.C$1:.E15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6];[Lectures.C$1:.E15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7];[Lectures.C$1:.E15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8];[Lectures.C$1:.E15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59];[Lectures.C$1:.E15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0];[Lectures.C$1:.E15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1];[Lectures.C$1:.E15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2];[Lectures.C$1:.E15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3];[Lectures.C$1:.E15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4];[Lectures.C$1:.E15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5];[Lectures.C$1:.E15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6];[Lectures.C$1:.E15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7];[Lectures.C$1:.E15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8];[Lectures.C$1:.E15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69];[Lectures.C$1:.E15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0];[Lectures.C$1:.E15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1];[Lectures.C$1:.E15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2];[Lectures.C$1:.E15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3];[Lectures.C$1:.E15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4];[Lectures.C$1:.E15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5];[Lectures.C$1:.E15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6];[Lectures.C$1:.E15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7];[Lectures.C$1:.E15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8];[Lectures.C$1:.E15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79];[Lectures.C$1:.E15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0];[Lectures.C$1:.E15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1];[Lectures.C$1:.E15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2];[Lectures.C$1:.E15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3];[Lectures.C$1:.E15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4];[Lectures.C$1:.E15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5];[Lectures.C$1:.E15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6];[Lectures.C$1:.E16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7];[Lectures.C$1:.E16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8];[Lectures.C$1:.E16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89];[Lectures.C$1:.E16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0];[Lectures.C$1:.E16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1];[Lectures.C$1:.E16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2];[Lectures.C$1:.E16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3];[Lectures.C$1:.E16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4];[Lectures.C$1:.E16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5];[Lectures.C$1:.E16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6];[Lectures.C$1:.E16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7];[Lectures.C$1:.E16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8];[Lectures.C$1:.E16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599];[Lectures.C$1:.E16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0];[Lectures.C$1:.E16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1];[Lectures.C$1:.E16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2];[Lectures.C$1:.E16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3];[Lectures.C$1:.E16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4];[Lectures.C$1:.E16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5];[Lectures.C$1:.E16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6];[Lectures.C$1:.E16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7];[Lectures.C$1:.E16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8];[Lectures.C$1:.E16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09];[Lectures.C$1:.E16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0];[Lectures.C$1:.E16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1];[Lectures.C$1:.E16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2];[Lectures.C$1:.E16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3];[Lectures.C$1:.E16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4];[Lectures.C$1:.E16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5];[Lectures.C$1:.E16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6];[Lectures.C$1:.E16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7];[Lectures.C$1:.E16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8];[Lectures.C$1:.E16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19];[Lectures.C$1:.E16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0];[Lectures.C$1:.E16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1];[Lectures.C$1:.E16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2];[Lectures.C$1:.E16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3];[Lectures.C$1:.E16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4];[Lectures.C$1:.E16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5];[Lectures.C$1:.E16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6];[Lectures.C$1:.E16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7];[Lectures.C$1:.E16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8];[Lectures.C$1:.E16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29];[Lectures.C$1:.E16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0];[Lectures.C$1:.E16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1];[Lectures.C$1:.E16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2];[Lectures.C$1:.E16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3];[Lectures.C$1:.E16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4];[Lectures.C$1:.E16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5];[Lectures.C$1:.E16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6];[Lectures.C$1:.E16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7];[Lectures.C$1:.E16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8];[Lectures.C$1:.E16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39];[Lectures.C$1:.E16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0];[Lectures.C$1:.E16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1];[Lectures.C$1:.E16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2];[Lectures.C$1:.E16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3];[Lectures.C$1:.E16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4];[Lectures.C$1:.E16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5];[Lectures.C$1:.E16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6];[Lectures.C$1:.E16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7];[Lectures.C$1:.E16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8];[Lectures.C$1:.E16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49];[Lectures.C$1:.E16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0];[Lectures.C$1:.E16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1];[Lectures.C$1:.E16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2];[Lectures.C$1:.E16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3];[Lectures.C$1:.E16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4];[Lectures.C$1:.E16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5];[Lectures.C$1:.E16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6];[Lectures.C$1:.E16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7];[Lectures.C$1:.E16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8];[Lectures.C$1:.E16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59];[Lectures.C$1:.E16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0];[Lectures.C$1:.E16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1];[Lectures.C$1:.E16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2];[Lectures.C$1:.E16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3];[Lectures.C$1:.E16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4];[Lectures.C$1:.E16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5];[Lectures.C$1:.E16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6];[Lectures.C$1:.E16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7];[Lectures.C$1:.E16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8];[Lectures.C$1:.E16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69];[Lectures.C$1:.E16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0];[Lectures.C$1:.E16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1];[Lectures.C$1:.E16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2];[Lectures.C$1:.E16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3];[Lectures.C$1:.E16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4];[Lectures.C$1:.E16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5];[Lectures.C$1:.E16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6];[Lectures.C$1:.E16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7];[Lectures.C$1:.E16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8];[Lectures.C$1:.E16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79];[Lectures.C$1:.E16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0];[Lectures.C$1:.E16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1];[Lectures.C$1:.E16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2];[Lectures.C$1:.E16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3];[Lectures.C$1:.E16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4];[Lectures.C$1:.E16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5];[Lectures.C$1:.E16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6];[Lectures.C$1:.E17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7];[Lectures.C$1:.E17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8];[Lectures.C$1:.E17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89];[Lectures.C$1:.E17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0];[Lectures.C$1:.E17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1];[Lectures.C$1:.E17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2];[Lectures.C$1:.E17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3];[Lectures.C$1:.E17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4];[Lectures.C$1:.E17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5];[Lectures.C$1:.E17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6];[Lectures.C$1:.E17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7];[Lectures.C$1:.E17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8];[Lectures.C$1:.E17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699];[Lectures.C$1:.E17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0];[Lectures.C$1:.E17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1];[Lectures.C$1:.E17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2];[Lectures.C$1:.E17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3];[Lectures.C$1:.E17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4];[Lectures.C$1:.E17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5];[Lectures.C$1:.E17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6];[Lectures.C$1:.E17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7];[Lectures.C$1:.E17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8];[Lectures.C$1:.E17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09];[Lectures.C$1:.E17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0];[Lectures.C$1:.E17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1];[Lectures.C$1:.E17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2];[Lectures.C$1:.E17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3];[Lectures.C$1:.E17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4];[Lectures.C$1:.E17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5];[Lectures.C$1:.E17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6];[Lectures.C$1:.E17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7];[Lectures.C$1:.E17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8];[Lectures.C$1:.E17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19];[Lectures.C$1:.E17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0];[Lectures.C$1:.E17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1];[Lectures.C$1:.E17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2];[Lectures.C$1:.E17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3];[Lectures.C$1:.E17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4];[Lectures.C$1:.E17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5];[Lectures.C$1:.E17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6];[Lectures.C$1:.E17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7];[Lectures.C$1:.E17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8];[Lectures.C$1:.E17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29];[Lectures.C$1:.E17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0];[Lectures.C$1:.E17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1];[Lectures.C$1:.E17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2];[Lectures.C$1:.E17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3];[Lectures.C$1:.E17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4];[Lectures.C$1:.E17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5];[Lectures.C$1:.E17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6];[Lectures.C$1:.E17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7];[Lectures.C$1:.E17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8];[Lectures.C$1:.E17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39];[Lectures.C$1:.E17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0];[Lectures.C$1:.E17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1];[Lectures.C$1:.E17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2];[Lectures.C$1:.E17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3];[Lectures.C$1:.E17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4];[Lectures.C$1:.E17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5];[Lectures.C$1:.E17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6];[Lectures.C$1:.E17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7];[Lectures.C$1:.E17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8];[Lectures.C$1:.E17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49];[Lectures.C$1:.E17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0];[Lectures.C$1:.E17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1];[Lectures.C$1:.E17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2];[Lectures.C$1:.E17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3];[Lectures.C$1:.E17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4];[Lectures.C$1:.E17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5];[Lectures.C$1:.E17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6];[Lectures.C$1:.E17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7];[Lectures.C$1:.E17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8];[Lectures.C$1:.E17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59];[Lectures.C$1:.E17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0];[Lectures.C$1:.E17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1];[Lectures.C$1:.E17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2];[Lectures.C$1:.E17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3];[Lectures.C$1:.E17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4];[Lectures.C$1:.E17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5];[Lectures.C$1:.E17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6];[Lectures.C$1:.E17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7];[Lectures.C$1:.E17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5"/>
          <table:table-cell table:style-name="ce6" table:content-validation-name="val13"/>
          <table:table-cell table:style-name="ce22" table:content-validation-name="val4" table:formula="of:=VLOOKUP([.F768];[Lectures.C$1:.E17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69];[Lectures.C$1:.E17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0];[Lectures.C$1:.E17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1];[Lectures.C$1:.E17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2];[Lectures.C$1:.E17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3];[Lectures.C$1:.E17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4];[Lectures.C$1:.E17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5];[Lectures.C$1:.E17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6];[Lectures.C$1:.E17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7];[Lectures.C$1:.E17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8];[Lectures.C$1:.E17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79];[Lectures.C$1:.E17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0];[Lectures.C$1:.E17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1];[Lectures.C$1:.E17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2];[Lectures.C$1:.E17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3];[Lectures.C$1:.E17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4];[Lectures.C$1:.E17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5];[Lectures.C$1:.E17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6];[Lectures.C$1:.E18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7];[Lectures.C$1:.E18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8];[Lectures.C$1:.E18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89];[Lectures.C$1:.E18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0];[Lectures.C$1:.E18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1];[Lectures.C$1:.E18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2];[Lectures.C$1:.E18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3];[Lectures.C$1:.E18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4];[Lectures.C$1:.E18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5];[Lectures.C$1:.E18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6];[Lectures.C$1:.E18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7];[Lectures.C$1:.E18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8];[Lectures.C$1:.E18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799];[Lectures.C$1:.E18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0];[Lectures.C$1:.E18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1];[Lectures.C$1:.E18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2];[Lectures.C$1:.E18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3];[Lectures.C$1:.E18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4];[Lectures.C$1:.E18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5];[Lectures.C$1:.E18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6];[Lectures.C$1:.E18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7];[Lectures.C$1:.E18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8];[Lectures.C$1:.E18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09];[Lectures.C$1:.E18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0];[Lectures.C$1:.E18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1];[Lectures.C$1:.E18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2];[Lectures.C$1:.E18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3];[Lectures.C$1:.E18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4];[Lectures.C$1:.E18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5];[Lectures.C$1:.E18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6];[Lectures.C$1:.E18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7];[Lectures.C$1:.E18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8];[Lectures.C$1:.E18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19];[Lectures.C$1:.E18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0];[Lectures.C$1:.E18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1];[Lectures.C$1:.E18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2];[Lectures.C$1:.E18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3];[Lectures.C$1:.E18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4];[Lectures.C$1:.E18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5];[Lectures.C$1:.E18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6];[Lectures.C$1:.E18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7];[Lectures.C$1:.E18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8];[Lectures.C$1:.E18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29];[Lectures.C$1:.E18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0];[Lectures.C$1:.E18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1];[Lectures.C$1:.E18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2];[Lectures.C$1:.E18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3];[Lectures.C$1:.E18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4];[Lectures.C$1:.E18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5];[Lectures.C$1:.E18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6];[Lectures.C$1:.E18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7];[Lectures.C$1:.E18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8];[Lectures.C$1:.E18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39];[Lectures.C$1:.E18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0];[Lectures.C$1:.E18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1];[Lectures.C$1:.E18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2];[Lectures.C$1:.E18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3];[Lectures.C$1:.E18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4];[Lectures.C$1:.E18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5];[Lectures.C$1:.E18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6];[Lectures.C$1:.E18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7];[Lectures.C$1:.E18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8];[Lectures.C$1:.E18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49];[Lectures.C$1:.E18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0];[Lectures.C$1:.E18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1];[Lectures.C$1:.E18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2];[Lectures.C$1:.E18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3];[Lectures.C$1:.E18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4];[Lectures.C$1:.E18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5];[Lectures.C$1:.E18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6];[Lectures.C$1:.E18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7];[Lectures.C$1:.E18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8];[Lectures.C$1:.E18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59];[Lectures.C$1:.E18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0];[Lectures.C$1:.E18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1];[Lectures.C$1:.E18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2];[Lectures.C$1:.E18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3];[Lectures.C$1:.E18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4];[Lectures.C$1:.E18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5];[Lectures.C$1:.E18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6];[Lectures.C$1:.E18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7];[Lectures.C$1:.E18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8];[Lectures.C$1:.E18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69];[Lectures.C$1:.E18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0];[Lectures.C$1:.E18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1];[Lectures.C$1:.E18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2];[Lectures.C$1:.E18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3];[Lectures.C$1:.E18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4];[Lectures.C$1:.E18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5];[Lectures.C$1:.E18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6];[Lectures.C$1:.E18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7];[Lectures.C$1:.E18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8];[Lectures.C$1:.E18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79];[Lectures.C$1:.E18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0];[Lectures.C$1:.E18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1];[Lectures.C$1:.E18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2];[Lectures.C$1:.E18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3];[Lectures.C$1:.E18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4];[Lectures.C$1:.E18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5];[Lectures.C$1:.E18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6];[Lectures.C$1:.E19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7];[Lectures.C$1:.E19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8];[Lectures.C$1:.E19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89];[Lectures.C$1:.E19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0];[Lectures.C$1:.E19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1];[Lectures.C$1:.E19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2];[Lectures.C$1:.E19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3];[Lectures.C$1:.E19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4];[Lectures.C$1:.E19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5];[Lectures.C$1:.E19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6];[Lectures.C$1:.E19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7];[Lectures.C$1:.E19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8];[Lectures.C$1:.E19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899];[Lectures.C$1:.E19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0];[Lectures.C$1:.E19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1];[Lectures.C$1:.E191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2];[Lectures.C$1:.E191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3];[Lectures.C$1:.E191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4];[Lectures.C$1:.E191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5];[Lectures.C$1:.E191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6];[Lectures.C$1:.E192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7];[Lectures.C$1:.E192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8];[Lectures.C$1:.E192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09];[Lectures.C$1:.E192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0];[Lectures.C$1:.E192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1];[Lectures.C$1:.E192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2];[Lectures.C$1:.E192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3];[Lectures.C$1:.E192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4];[Lectures.C$1:.E192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5];[Lectures.C$1:.E192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6];[Lectures.C$1:.E193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7];[Lectures.C$1:.E193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8];[Lectures.C$1:.E193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19];[Lectures.C$1:.E193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0];[Lectures.C$1:.E193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1];[Lectures.C$1:.E193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2];[Lectures.C$1:.E193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3];[Lectures.C$1:.E193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4];[Lectures.C$1:.E193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5];[Lectures.C$1:.E193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6];[Lectures.C$1:.E194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7];[Lectures.C$1:.E194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8];[Lectures.C$1:.E194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29];[Lectures.C$1:.E194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0];[Lectures.C$1:.E194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1];[Lectures.C$1:.E194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2];[Lectures.C$1:.E194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3];[Lectures.C$1:.E194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4];[Lectures.C$1:.E194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5];[Lectures.C$1:.E194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6];[Lectures.C$1:.E195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7];[Lectures.C$1:.E195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8];[Lectures.C$1:.E195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39];[Lectures.C$1:.E195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0];[Lectures.C$1:.E195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1];[Lectures.C$1:.E195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2];[Lectures.C$1:.E195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3];[Lectures.C$1:.E195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4];[Lectures.C$1:.E195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5];[Lectures.C$1:.E195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6];[Lectures.C$1:.E196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7];[Lectures.C$1:.E196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8];[Lectures.C$1:.E196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49];[Lectures.C$1:.E196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0];[Lectures.C$1:.E196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1];[Lectures.C$1:.E196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2];[Lectures.C$1:.E196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3];[Lectures.C$1:.E196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4];[Lectures.C$1:.E196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5];[Lectures.C$1:.E196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6];[Lectures.C$1:.E197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7];[Lectures.C$1:.E197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8];[Lectures.C$1:.E197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59];[Lectures.C$1:.E197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0];[Lectures.C$1:.E197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1];[Lectures.C$1:.E197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2];[Lectures.C$1:.E197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3];[Lectures.C$1:.E197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4];[Lectures.C$1:.E197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5];[Lectures.C$1:.E197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6];[Lectures.C$1:.E198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7];[Lectures.C$1:.E198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8];[Lectures.C$1:.E198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69];[Lectures.C$1:.E198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0];[Lectures.C$1:.E198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1];[Lectures.C$1:.E198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2];[Lectures.C$1:.E198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3];[Lectures.C$1:.E198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4];[Lectures.C$1:.E198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5];[Lectures.C$1:.E198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6];[Lectures.C$1:.E199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7];[Lectures.C$1:.E199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8];[Lectures.C$1:.E199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79];[Lectures.C$1:.E199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0];[Lectures.C$1:.E199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1];[Lectures.C$1:.E199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2];[Lectures.C$1:.E199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3];[Lectures.C$1:.E199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4];[Lectures.C$1:.E199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5];[Lectures.C$1:.E199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6];[Lectures.C$1:.E200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7];[Lectures.C$1:.E200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8];[Lectures.C$1:.E200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89];[Lectures.C$1:.E200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0];[Lectures.C$1:.E200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1];[Lectures.C$1:.E2005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2];[Lectures.C$1:.E2006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3];[Lectures.C$1:.E2007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4];[Lectures.C$1:.E2008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5];[Lectures.C$1:.E2009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6];[Lectures.C$1:.E2010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7];[Lectures.C$1:.E2011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8];[Lectures.C$1:.E2012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999];[Lectures.C$1:.E2013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>
          <table:table-cell table:style-name="ce6" table:number-columns-repeated="6"/>
          <table:table-cell table:style-name="ce22" table:content-validation-name="val4" table:formula="of:=VLOOKUP([.F1000];[Lectures.C$1:.E2014];3;0)" office:value-type="string" office:string-value="" calcext:value-type="error">
            <text:p>#N/A</text:p>
          </table:table-cell>
          <table:table-cell table:style-name="ce26" table:content-validation-name="val7"/>
          <table:table-cell table:number-columns-repeated="56"/>
        </table:table-row>
        <table:table-row table:style-name="ro1" table:number-rows-repeated="1047575">
          <table:table-cell table:number-columns-repeated="6"/>
          <table:table-cell table:content-validation-name="val4"/>
          <table:table-cell table:number-columns-repeated="57"/>
        </table:table-row>
        <table:table-row table:style-name="ro1">
          <table:table-cell table:number-columns-repeated="6"/>
          <table:table-cell table:content-validation-name="val4"/>
          <table:table-cell table:number-columns-repeated="57"/>
        </table:table-row>
      </table:table>
      <table:table table:name="StudyMaterial" table:style-name="ta2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34" table:default-cell-style-name="ce28"/>
        <table:table-column table:style-name="co10" table:default-cell-style-name="ce28"/>
        <table:table-column table:style-name="co11" table:default-cell-style-name="ce28"/>
        <table:table-column table:style-name="co30" table:default-cell-style-name="ce28"/>
        <table:table-column table:style-name="co35" table:default-cell-style-name="ce28"/>
        <table:table-column table:style-name="co36" table:default-cell-style-name="ce28"/>
        <table:table-column table:style-name="co25" table:default-cell-style-name="ce29"/>
        <table:table-column table:style-name="co37" table:default-cell-style-name="ce28"/>
        <table:table-column table:style-name="co3" table:default-cell-style-name="ce28"/>
        <table:table-column table:style-name="co38" table:default-cell-style-name="ce28"/>
        <table:table-column table:style-name="co3" table:number-columns-repeated="54" table:default-cell-style-name="ce28"/>
        <table:table-row table:style-name="ro1">
          <table:table-cell table:style-name="ce24" office:value-type="string" calcext:value-type="string">
            <text:p>Nr</text:p>
          </table:table-cell>
          <table:table-cell table:style-name="ce24" office:value-type="string" calcext:value-type="string">
            <text:p>Cal</text:p>
          </table:table-cell>
          <table:table-cell table:style-name="ce24" office:value-type="string" calcext:value-type="string">
            <text:p>Tw</text:p>
          </table:table-cell>
          <table:table-cell table:style-name="ce24" office:value-type="string" calcext:value-type="string">
            <text:p>Available</text:p>
          </table:table-cell>
          <table:table-cell table:style-name="ce24" office:value-type="string" calcext:value-type="string">
            <text:p>Topic</text:p>
          </table:table-cell>
          <table:table-cell table:style-name="ce24" office:value-type="string" calcext:value-type="string">
            <text:p>Lecture topic</text:p>
          </table:table-cell>
          <table:table-cell table:style-name="ce25" office:value-type="string" calcext:value-type="string">
            <text:p>Due date</text:p>
          </table:table-cell>
          <table:table-cell table:style-name="ce24" office:value-type="string" calcext:value-type="string">
            <text:p>Duration[mins]</text:p>
          </table:table-cell>
          <table:table-cell table:style-name="ce24" office:value-type="string" calcext:value-type="string">
            <text:p>LINK</text:p>
          </table:table-cell>
          <table:table-cell table:style-name="ce24" office:value-type="string" calcext:value-type="string">
            <text:p>ISBN</text:p>
          </table:table-cell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];[Lectures.C$1:.E10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];[Lectures.C$1:.E10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];[Lectures.C$1:.E10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];[Lectures.C$1:.E10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];[Lectures.C$1:.E10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];[Lectures.C$1:.E10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];[Lectures.C$1:.E10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];[Lectures.C$1:.E10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];[Lectures.C$1:.E10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];[Lectures.C$1:.E10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];[Lectures.C$1:.E10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];[Lectures.C$1:.E10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];[Lectures.C$1:.E10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];[Lectures.C$1:.E10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];[Lectures.C$1:.E10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];[Lectures.C$1:.E10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];[Lectures.C$1:.E10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];[Lectures.C$1:.E10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];[Lectures.C$1:.E10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];[Lectures.C$1:.E10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];[Lectures.C$1:.E10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];[Lectures.C$1:.E10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];[Lectures.C$1:.E10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];[Lectures.C$1:.E10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];[Lectures.C$1:.E10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];[Lectures.C$1:.E10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];[Lectures.C$1:.E10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];[Lectures.C$1:.E10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];[Lectures.C$1:.E10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];[Lectures.C$1:.E10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];[Lectures.C$1:.E10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];[Lectures.C$1:.E10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];[Lectures.C$1:.E10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];[Lectures.C$1:.E10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];[Lectures.C$1:.E10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];[Lectures.C$1:.E10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];[Lectures.C$1:.E10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];[Lectures.C$1:.E10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];[Lectures.C$1:.E10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];[Lectures.C$1:.E10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];[Lectures.C$1:.E10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];[Lectures.C$1:.E10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];[Lectures.C$1:.E10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];[Lectures.C$1:.E10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];[Lectures.C$1:.E10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];[Lectures.C$1:.E10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];[Lectures.C$1:.E10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];[Lectures.C$1:.E10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];[Lectures.C$1:.E10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];[Lectures.C$1:.E10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];[Lectures.C$1:.E10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];[Lectures.C$1:.E10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];[Lectures.C$1:.E10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];[Lectures.C$1:.E10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];[Lectures.C$1:.E10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];[Lectures.C$1:.E10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];[Lectures.C$1:.E10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];[Lectures.C$1:.E10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];[Lectures.C$1:.E10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];[Lectures.C$1:.E10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];[Lectures.C$1:.E10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];[Lectures.C$1:.E10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];[Lectures.C$1:.E10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];[Lectures.C$1:.E10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];[Lectures.C$1:.E10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];[Lectures.C$1:.E10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];[Lectures.C$1:.E10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];[Lectures.C$1:.E10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];[Lectures.C$1:.E10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];[Lectures.C$1:.E10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];[Lectures.C$1:.E10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];[Lectures.C$1:.E10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];[Lectures.C$1:.E10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];[Lectures.C$1:.E10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];[Lectures.C$1:.E10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7];[Lectures.C$1:.E10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8];[Lectures.C$1:.E10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9];[Lectures.C$1:.E10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0];[Lectures.C$1:.E10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1];[Lectures.C$1:.E10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2];[Lectures.C$1:.E10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3];[Lectures.C$1:.E10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4];[Lectures.C$1:.E10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5];[Lectures.C$1:.E10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6];[Lectures.C$1:.E10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7];[Lectures.C$1:.E10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8];[Lectures.C$1:.E10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89];[Lectures.C$1:.E10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0];[Lectures.C$1:.E10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1];[Lectures.C$1:.E10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2];[Lectures.C$1:.E10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3];[Lectures.C$1:.E10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4];[Lectures.C$1:.E10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5];[Lectures.C$1:.E10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6];[Lectures.C$1:.E10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7];[Lectures.C$1:.E10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8];[Lectures.C$1:.E10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99];[Lectures.C$1:.E10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0];[Lectures.C$1:.E10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1];[Lectures.C$1:.E10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2];[Lectures.C$1:.E11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3];[Lectures.C$1:.E11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4];[Lectures.C$1:.E11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5];[Lectures.C$1:.E11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6];[Lectures.C$1:.E11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7];[Lectures.C$1:.E11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8];[Lectures.C$1:.E11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09];[Lectures.C$1:.E11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0];[Lectures.C$1:.E11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1];[Lectures.C$1:.E11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2];[Lectures.C$1:.E11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3];[Lectures.C$1:.E11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4];[Lectures.C$1:.E11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5];[Lectures.C$1:.E11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6];[Lectures.C$1:.E11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7];[Lectures.C$1:.E11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8];[Lectures.C$1:.E11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19];[Lectures.C$1:.E11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0];[Lectures.C$1:.E11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1];[Lectures.C$1:.E11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2];[Lectures.C$1:.E11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3];[Lectures.C$1:.E11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4];[Lectures.C$1:.E11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5];[Lectures.C$1:.E11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6];[Lectures.C$1:.E11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7];[Lectures.C$1:.E11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8];[Lectures.C$1:.E11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29];[Lectures.C$1:.E11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0];[Lectures.C$1:.E11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1];[Lectures.C$1:.E11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2];[Lectures.C$1:.E11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3];[Lectures.C$1:.E11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4];[Lectures.C$1:.E11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5];[Lectures.C$1:.E11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6];[Lectures.C$1:.E11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7];[Lectures.C$1:.E11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8];[Lectures.C$1:.E11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39];[Lectures.C$1:.E11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0];[Lectures.C$1:.E11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1];[Lectures.C$1:.E11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2];[Lectures.C$1:.E11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3];[Lectures.C$1:.E11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4];[Lectures.C$1:.E11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5];[Lectures.C$1:.E11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6];[Lectures.C$1:.E11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7];[Lectures.C$1:.E11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8];[Lectures.C$1:.E11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49];[Lectures.C$1:.E11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0];[Lectures.C$1:.E11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1];[Lectures.C$1:.E11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2];[Lectures.C$1:.E11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3];[Lectures.C$1:.E11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4];[Lectures.C$1:.E11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5];[Lectures.C$1:.E11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6];[Lectures.C$1:.E11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7];[Lectures.C$1:.E11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8];[Lectures.C$1:.E11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59];[Lectures.C$1:.E11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0];[Lectures.C$1:.E11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1];[Lectures.C$1:.E11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2];[Lectures.C$1:.E11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3];[Lectures.C$1:.E11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4];[Lectures.C$1:.E11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5];[Lectures.C$1:.E11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6];[Lectures.C$1:.E11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7];[Lectures.C$1:.E11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8];[Lectures.C$1:.E11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69];[Lectures.C$1:.E11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0];[Lectures.C$1:.E11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1];[Lectures.C$1:.E11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2];[Lectures.C$1:.E11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3];[Lectures.C$1:.E11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4];[Lectures.C$1:.E11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5];[Lectures.C$1:.E11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6];[Lectures.C$1:.E11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7];[Lectures.C$1:.E11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8];[Lectures.C$1:.E11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79];[Lectures.C$1:.E11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0];[Lectures.C$1:.E11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1];[Lectures.C$1:.E11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2];[Lectures.C$1:.E11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3];[Lectures.C$1:.E11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4];[Lectures.C$1:.E11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5];[Lectures.C$1:.E11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6];[Lectures.C$1:.E11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7];[Lectures.C$1:.E11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8];[Lectures.C$1:.E11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89];[Lectures.C$1:.E11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0];[Lectures.C$1:.E11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1];[Lectures.C$1:.E11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2];[Lectures.C$1:.E11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3];[Lectures.C$1:.E11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4];[Lectures.C$1:.E11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5];[Lectures.C$1:.E11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6];[Lectures.C$1:.E11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7];[Lectures.C$1:.E11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8];[Lectures.C$1:.E11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199];[Lectures.C$1:.E11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0];[Lectures.C$1:.E11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1];[Lectures.C$1:.E11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2];[Lectures.C$1:.E12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3];[Lectures.C$1:.E12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4];[Lectures.C$1:.E12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5];[Lectures.C$1:.E12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6];[Lectures.C$1:.E12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7];[Lectures.C$1:.E12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8];[Lectures.C$1:.E12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09];[Lectures.C$1:.E12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0];[Lectures.C$1:.E12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1];[Lectures.C$1:.E12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2];[Lectures.C$1:.E12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3];[Lectures.C$1:.E12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4];[Lectures.C$1:.E12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5];[Lectures.C$1:.E12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6];[Lectures.C$1:.E12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7];[Lectures.C$1:.E12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8];[Lectures.C$1:.E12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19];[Lectures.C$1:.E12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0];[Lectures.C$1:.E12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1];[Lectures.C$1:.E12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2];[Lectures.C$1:.E12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3];[Lectures.C$1:.E12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4];[Lectures.C$1:.E12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5];[Lectures.C$1:.E12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6];[Lectures.C$1:.E12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7];[Lectures.C$1:.E12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8];[Lectures.C$1:.E12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29];[Lectures.C$1:.E12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0];[Lectures.C$1:.E12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1];[Lectures.C$1:.E12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2];[Lectures.C$1:.E12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3];[Lectures.C$1:.E12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4];[Lectures.C$1:.E12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5];[Lectures.C$1:.E12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6];[Lectures.C$1:.E12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7];[Lectures.C$1:.E12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8];[Lectures.C$1:.E12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39];[Lectures.C$1:.E12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0];[Lectures.C$1:.E12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1];[Lectures.C$1:.E12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2];[Lectures.C$1:.E12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3];[Lectures.C$1:.E12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4];[Lectures.C$1:.E12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5];[Lectures.C$1:.E12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6];[Lectures.C$1:.E12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7];[Lectures.C$1:.E12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8];[Lectures.C$1:.E12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49];[Lectures.C$1:.E12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0];[Lectures.C$1:.E12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1];[Lectures.C$1:.E12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2];[Lectures.C$1:.E12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3];[Lectures.C$1:.E12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4];[Lectures.C$1:.E12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5];[Lectures.C$1:.E12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6];[Lectures.C$1:.E12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7];[Lectures.C$1:.E12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8];[Lectures.C$1:.E12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59];[Lectures.C$1:.E12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0];[Lectures.C$1:.E12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1];[Lectures.C$1:.E12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2];[Lectures.C$1:.E12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3];[Lectures.C$1:.E12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4];[Lectures.C$1:.E12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5];[Lectures.C$1:.E12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6];[Lectures.C$1:.E12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7];[Lectures.C$1:.E12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8];[Lectures.C$1:.E12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69];[Lectures.C$1:.E12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0];[Lectures.C$1:.E12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1];[Lectures.C$1:.E12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2];[Lectures.C$1:.E12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3];[Lectures.C$1:.E12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4];[Lectures.C$1:.E12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5];[Lectures.C$1:.E12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6];[Lectures.C$1:.E12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7];[Lectures.C$1:.E12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8];[Lectures.C$1:.E12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79];[Lectures.C$1:.E12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0];[Lectures.C$1:.E12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1];[Lectures.C$1:.E12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2];[Lectures.C$1:.E12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3];[Lectures.C$1:.E12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4];[Lectures.C$1:.E12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5];[Lectures.C$1:.E12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6];[Lectures.C$1:.E12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7];[Lectures.C$1:.E12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8];[Lectures.C$1:.E12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89];[Lectures.C$1:.E12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0];[Lectures.C$1:.E12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1];[Lectures.C$1:.E12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2];[Lectures.C$1:.E12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3];[Lectures.C$1:.E12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4];[Lectures.C$1:.E12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5];[Lectures.C$1:.E12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6];[Lectures.C$1:.E12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7];[Lectures.C$1:.E12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8];[Lectures.C$1:.E12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299];[Lectures.C$1:.E12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0];[Lectures.C$1:.E12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1];[Lectures.C$1:.E12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2];[Lectures.C$1:.E13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3];[Lectures.C$1:.E13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4];[Lectures.C$1:.E13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5];[Lectures.C$1:.E13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6];[Lectures.C$1:.E13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7];[Lectures.C$1:.E13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8];[Lectures.C$1:.E13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09];[Lectures.C$1:.E13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0];[Lectures.C$1:.E13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1];[Lectures.C$1:.E13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2];[Lectures.C$1:.E13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3];[Lectures.C$1:.E13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4];[Lectures.C$1:.E13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5];[Lectures.C$1:.E13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6];[Lectures.C$1:.E13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7];[Lectures.C$1:.E13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8];[Lectures.C$1:.E13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19];[Lectures.C$1:.E13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0];[Lectures.C$1:.E13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1];[Lectures.C$1:.E13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2];[Lectures.C$1:.E13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3];[Lectures.C$1:.E13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4];[Lectures.C$1:.E13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5];[Lectures.C$1:.E13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6];[Lectures.C$1:.E13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7];[Lectures.C$1:.E13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8];[Lectures.C$1:.E13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29];[Lectures.C$1:.E13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0];[Lectures.C$1:.E13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1];[Lectures.C$1:.E13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2];[Lectures.C$1:.E13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3];[Lectures.C$1:.E13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4];[Lectures.C$1:.E13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5];[Lectures.C$1:.E13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6];[Lectures.C$1:.E13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7];[Lectures.C$1:.E13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8];[Lectures.C$1:.E13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39];[Lectures.C$1:.E13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0];[Lectures.C$1:.E13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1];[Lectures.C$1:.E13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2];[Lectures.C$1:.E13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3];[Lectures.C$1:.E13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4];[Lectures.C$1:.E13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5];[Lectures.C$1:.E13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6];[Lectures.C$1:.E13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7];[Lectures.C$1:.E13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8];[Lectures.C$1:.E13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49];[Lectures.C$1:.E13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0];[Lectures.C$1:.E13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1];[Lectures.C$1:.E13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2];[Lectures.C$1:.E13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3];[Lectures.C$1:.E13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4];[Lectures.C$1:.E13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5];[Lectures.C$1:.E13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6];[Lectures.C$1:.E13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7];[Lectures.C$1:.E13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8];[Lectures.C$1:.E13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59];[Lectures.C$1:.E13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0];[Lectures.C$1:.E13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1];[Lectures.C$1:.E13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2];[Lectures.C$1:.E13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3];[Lectures.C$1:.E13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4];[Lectures.C$1:.E13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5];[Lectures.C$1:.E13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6];[Lectures.C$1:.E13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7];[Lectures.C$1:.E13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8];[Lectures.C$1:.E13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69];[Lectures.C$1:.E13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0];[Lectures.C$1:.E13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1];[Lectures.C$1:.E13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2];[Lectures.C$1:.E13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3];[Lectures.C$1:.E13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4];[Lectures.C$1:.E13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5];[Lectures.C$1:.E13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6];[Lectures.C$1:.E13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7];[Lectures.C$1:.E13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8];[Lectures.C$1:.E13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79];[Lectures.C$1:.E13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0];[Lectures.C$1:.E13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1];[Lectures.C$1:.E13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2];[Lectures.C$1:.E13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3];[Lectures.C$1:.E13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4];[Lectures.C$1:.E13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5];[Lectures.C$1:.E13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6];[Lectures.C$1:.E13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7];[Lectures.C$1:.E13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8];[Lectures.C$1:.E13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89];[Lectures.C$1:.E13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0];[Lectures.C$1:.E13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1];[Lectures.C$1:.E13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2];[Lectures.C$1:.E13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3];[Lectures.C$1:.E13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4];[Lectures.C$1:.E13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5];[Lectures.C$1:.E13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6];[Lectures.C$1:.E13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7];[Lectures.C$1:.E13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8];[Lectures.C$1:.E13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399];[Lectures.C$1:.E13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0];[Lectures.C$1:.E13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1];[Lectures.C$1:.E13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2];[Lectures.C$1:.E14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3];[Lectures.C$1:.E14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4];[Lectures.C$1:.E14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5];[Lectures.C$1:.E14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6];[Lectures.C$1:.E14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7];[Lectures.C$1:.E14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8];[Lectures.C$1:.E14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09];[Lectures.C$1:.E14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0];[Lectures.C$1:.E14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1];[Lectures.C$1:.E14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2];[Lectures.C$1:.E14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3];[Lectures.C$1:.E14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4];[Lectures.C$1:.E14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5];[Lectures.C$1:.E14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6];[Lectures.C$1:.E14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7];[Lectures.C$1:.E14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8];[Lectures.C$1:.E14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19];[Lectures.C$1:.E14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0];[Lectures.C$1:.E14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1];[Lectures.C$1:.E14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2];[Lectures.C$1:.E14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3];[Lectures.C$1:.E14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4];[Lectures.C$1:.E14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5];[Lectures.C$1:.E14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6];[Lectures.C$1:.E14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7];[Lectures.C$1:.E14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8];[Lectures.C$1:.E14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29];[Lectures.C$1:.E14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0];[Lectures.C$1:.E14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1];[Lectures.C$1:.E14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2];[Lectures.C$1:.E14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3];[Lectures.C$1:.E14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4];[Lectures.C$1:.E14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5];[Lectures.C$1:.E14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6];[Lectures.C$1:.E14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7];[Lectures.C$1:.E14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8];[Lectures.C$1:.E14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39];[Lectures.C$1:.E14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0];[Lectures.C$1:.E14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1];[Lectures.C$1:.E14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2];[Lectures.C$1:.E14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3];[Lectures.C$1:.E14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4];[Lectures.C$1:.E14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5];[Lectures.C$1:.E14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6];[Lectures.C$1:.E14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7];[Lectures.C$1:.E14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8];[Lectures.C$1:.E14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49];[Lectures.C$1:.E14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0];[Lectures.C$1:.E14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1];[Lectures.C$1:.E14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2];[Lectures.C$1:.E14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3];[Lectures.C$1:.E14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4];[Lectures.C$1:.E14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5];[Lectures.C$1:.E14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6];[Lectures.C$1:.E14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7];[Lectures.C$1:.E14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8];[Lectures.C$1:.E14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59];[Lectures.C$1:.E14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0];[Lectures.C$1:.E14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1];[Lectures.C$1:.E14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2];[Lectures.C$1:.E14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3];[Lectures.C$1:.E14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4];[Lectures.C$1:.E14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5];[Lectures.C$1:.E14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6];[Lectures.C$1:.E14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7];[Lectures.C$1:.E14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8];[Lectures.C$1:.E14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69];[Lectures.C$1:.E14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0];[Lectures.C$1:.E14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1];[Lectures.C$1:.E14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2];[Lectures.C$1:.E14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3];[Lectures.C$1:.E14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4];[Lectures.C$1:.E14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5];[Lectures.C$1:.E14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6];[Lectures.C$1:.E14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7];[Lectures.C$1:.E14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8];[Lectures.C$1:.E14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79];[Lectures.C$1:.E14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0];[Lectures.C$1:.E14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1];[Lectures.C$1:.E14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2];[Lectures.C$1:.E14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3];[Lectures.C$1:.E14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4];[Lectures.C$1:.E14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5];[Lectures.C$1:.E14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6];[Lectures.C$1:.E14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7];[Lectures.C$1:.E14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8];[Lectures.C$1:.E14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89];[Lectures.C$1:.E14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0];[Lectures.C$1:.E14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1];[Lectures.C$1:.E14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2];[Lectures.C$1:.E14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3];[Lectures.C$1:.E14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4];[Lectures.C$1:.E14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5];[Lectures.C$1:.E14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6];[Lectures.C$1:.E14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7];[Lectures.C$1:.E14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8];[Lectures.C$1:.E14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499];[Lectures.C$1:.E14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0];[Lectures.C$1:.E14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1];[Lectures.C$1:.E14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2];[Lectures.C$1:.E15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3];[Lectures.C$1:.E15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4];[Lectures.C$1:.E15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5];[Lectures.C$1:.E15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6];[Lectures.C$1:.E15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7];[Lectures.C$1:.E15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8];[Lectures.C$1:.E15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09];[Lectures.C$1:.E15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0];[Lectures.C$1:.E15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1];[Lectures.C$1:.E15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2];[Lectures.C$1:.E15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3];[Lectures.C$1:.E15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4];[Lectures.C$1:.E15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5];[Lectures.C$1:.E15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6];[Lectures.C$1:.E15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7];[Lectures.C$1:.E15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8];[Lectures.C$1:.E15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19];[Lectures.C$1:.E15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0];[Lectures.C$1:.E15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1];[Lectures.C$1:.E15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2];[Lectures.C$1:.E15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3];[Lectures.C$1:.E15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4];[Lectures.C$1:.E15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5];[Lectures.C$1:.E15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6];[Lectures.C$1:.E15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7];[Lectures.C$1:.E15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8];[Lectures.C$1:.E15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29];[Lectures.C$1:.E15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0];[Lectures.C$1:.E15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1];[Lectures.C$1:.E15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2];[Lectures.C$1:.E15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3];[Lectures.C$1:.E15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4];[Lectures.C$1:.E15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5];[Lectures.C$1:.E15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6];[Lectures.C$1:.E15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7];[Lectures.C$1:.E15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8];[Lectures.C$1:.E15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39];[Lectures.C$1:.E15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0];[Lectures.C$1:.E15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1];[Lectures.C$1:.E15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2];[Lectures.C$1:.E15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3];[Lectures.C$1:.E15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4];[Lectures.C$1:.E15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5];[Lectures.C$1:.E15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6];[Lectures.C$1:.E15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7];[Lectures.C$1:.E15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8];[Lectures.C$1:.E15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49];[Lectures.C$1:.E15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0];[Lectures.C$1:.E15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1];[Lectures.C$1:.E15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2];[Lectures.C$1:.E15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3];[Lectures.C$1:.E15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4];[Lectures.C$1:.E15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5];[Lectures.C$1:.E15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6];[Lectures.C$1:.E15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7];[Lectures.C$1:.E15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8];[Lectures.C$1:.E15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59];[Lectures.C$1:.E15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0];[Lectures.C$1:.E15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1];[Lectures.C$1:.E15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2];[Lectures.C$1:.E15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3];[Lectures.C$1:.E15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4];[Lectures.C$1:.E15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5];[Lectures.C$1:.E15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6];[Lectures.C$1:.E15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7];[Lectures.C$1:.E15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8];[Lectures.C$1:.E15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69];[Lectures.C$1:.E15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0];[Lectures.C$1:.E15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1];[Lectures.C$1:.E15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2];[Lectures.C$1:.E15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3];[Lectures.C$1:.E15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4];[Lectures.C$1:.E15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5];[Lectures.C$1:.E15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6];[Lectures.C$1:.E15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7];[Lectures.C$1:.E15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8];[Lectures.C$1:.E15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79];[Lectures.C$1:.E15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0];[Lectures.C$1:.E15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1];[Lectures.C$1:.E15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2];[Lectures.C$1:.E15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3];[Lectures.C$1:.E15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4];[Lectures.C$1:.E15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5];[Lectures.C$1:.E15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6];[Lectures.C$1:.E15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7];[Lectures.C$1:.E15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8];[Lectures.C$1:.E15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89];[Lectures.C$1:.E15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0];[Lectures.C$1:.E15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1];[Lectures.C$1:.E15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2];[Lectures.C$1:.E15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3];[Lectures.C$1:.E15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4];[Lectures.C$1:.E15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5];[Lectures.C$1:.E15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6];[Lectures.C$1:.E15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7];[Lectures.C$1:.E15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8];[Lectures.C$1:.E15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599];[Lectures.C$1:.E15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0];[Lectures.C$1:.E15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1];[Lectures.C$1:.E15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2];[Lectures.C$1:.E16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3];[Lectures.C$1:.E16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4];[Lectures.C$1:.E16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5];[Lectures.C$1:.E16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6];[Lectures.C$1:.E16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7];[Lectures.C$1:.E16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8];[Lectures.C$1:.E16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09];[Lectures.C$1:.E16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0];[Lectures.C$1:.E16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1];[Lectures.C$1:.E16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2];[Lectures.C$1:.E16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3];[Lectures.C$1:.E16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4];[Lectures.C$1:.E16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5];[Lectures.C$1:.E16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6];[Lectures.C$1:.E16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7];[Lectures.C$1:.E16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8];[Lectures.C$1:.E16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19];[Lectures.C$1:.E16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0];[Lectures.C$1:.E16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1];[Lectures.C$1:.E16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2];[Lectures.C$1:.E16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3];[Lectures.C$1:.E16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4];[Lectures.C$1:.E16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5];[Lectures.C$1:.E16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6];[Lectures.C$1:.E16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7];[Lectures.C$1:.E16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8];[Lectures.C$1:.E16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29];[Lectures.C$1:.E16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0];[Lectures.C$1:.E16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1];[Lectures.C$1:.E16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2];[Lectures.C$1:.E16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3];[Lectures.C$1:.E16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4];[Lectures.C$1:.E16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5];[Lectures.C$1:.E16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6];[Lectures.C$1:.E16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7];[Lectures.C$1:.E16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8];[Lectures.C$1:.E16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39];[Lectures.C$1:.E16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0];[Lectures.C$1:.E16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1];[Lectures.C$1:.E16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2];[Lectures.C$1:.E16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3];[Lectures.C$1:.E16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4];[Lectures.C$1:.E16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5];[Lectures.C$1:.E16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6];[Lectures.C$1:.E16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7];[Lectures.C$1:.E16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8];[Lectures.C$1:.E16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49];[Lectures.C$1:.E16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0];[Lectures.C$1:.E16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1];[Lectures.C$1:.E16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2];[Lectures.C$1:.E16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3];[Lectures.C$1:.E16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4];[Lectures.C$1:.E16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5];[Lectures.C$1:.E16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6];[Lectures.C$1:.E16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7];[Lectures.C$1:.E16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8];[Lectures.C$1:.E16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59];[Lectures.C$1:.E16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0];[Lectures.C$1:.E16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1];[Lectures.C$1:.E16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2];[Lectures.C$1:.E16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3];[Lectures.C$1:.E16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4];[Lectures.C$1:.E16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5];[Lectures.C$1:.E16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6];[Lectures.C$1:.E16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7];[Lectures.C$1:.E16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8];[Lectures.C$1:.E16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69];[Lectures.C$1:.E16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0];[Lectures.C$1:.E16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1];[Lectures.C$1:.E16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2];[Lectures.C$1:.E16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3];[Lectures.C$1:.E16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4];[Lectures.C$1:.E16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5];[Lectures.C$1:.E16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6];[Lectures.C$1:.E16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7];[Lectures.C$1:.E16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8];[Lectures.C$1:.E16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79];[Lectures.C$1:.E16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0];[Lectures.C$1:.E16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1];[Lectures.C$1:.E16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2];[Lectures.C$1:.E16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3];[Lectures.C$1:.E16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4];[Lectures.C$1:.E16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5];[Lectures.C$1:.E16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6];[Lectures.C$1:.E16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7];[Lectures.C$1:.E16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8];[Lectures.C$1:.E16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89];[Lectures.C$1:.E16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0];[Lectures.C$1:.E16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1];[Lectures.C$1:.E16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2];[Lectures.C$1:.E16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3];[Lectures.C$1:.E16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4];[Lectures.C$1:.E16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5];[Lectures.C$1:.E16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6];[Lectures.C$1:.E16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7];[Lectures.C$1:.E16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8];[Lectures.C$1:.E16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699];[Lectures.C$1:.E16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0];[Lectures.C$1:.E16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1];[Lectures.C$1:.E16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2];[Lectures.C$1:.E17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3];[Lectures.C$1:.E17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4];[Lectures.C$1:.E17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5];[Lectures.C$1:.E17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6];[Lectures.C$1:.E17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7];[Lectures.C$1:.E17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8];[Lectures.C$1:.E17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09];[Lectures.C$1:.E17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0];[Lectures.C$1:.E17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1];[Lectures.C$1:.E17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2];[Lectures.C$1:.E17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3];[Lectures.C$1:.E17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4];[Lectures.C$1:.E17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5];[Lectures.C$1:.E17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6];[Lectures.C$1:.E17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7];[Lectures.C$1:.E17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8];[Lectures.C$1:.E17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19];[Lectures.C$1:.E17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0];[Lectures.C$1:.E17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1];[Lectures.C$1:.E17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2];[Lectures.C$1:.E17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3];[Lectures.C$1:.E17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4];[Lectures.C$1:.E17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5];[Lectures.C$1:.E17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6];[Lectures.C$1:.E17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7];[Lectures.C$1:.E17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8];[Lectures.C$1:.E17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29];[Lectures.C$1:.E17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0];[Lectures.C$1:.E17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1];[Lectures.C$1:.E17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2];[Lectures.C$1:.E17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3];[Lectures.C$1:.E17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4];[Lectures.C$1:.E17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5];[Lectures.C$1:.E17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6];[Lectures.C$1:.E17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7];[Lectures.C$1:.E17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8];[Lectures.C$1:.E17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39];[Lectures.C$1:.E17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0];[Lectures.C$1:.E17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1];[Lectures.C$1:.E17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2];[Lectures.C$1:.E17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3];[Lectures.C$1:.E17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4];[Lectures.C$1:.E17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5];[Lectures.C$1:.E17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6];[Lectures.C$1:.E17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7];[Lectures.C$1:.E17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8];[Lectures.C$1:.E17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49];[Lectures.C$1:.E17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0];[Lectures.C$1:.E17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1];[Lectures.C$1:.E17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2];[Lectures.C$1:.E17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3];[Lectures.C$1:.E17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4];[Lectures.C$1:.E17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5];[Lectures.C$1:.E17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6];[Lectures.C$1:.E17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7];[Lectures.C$1:.E17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8];[Lectures.C$1:.E17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59];[Lectures.C$1:.E17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0];[Lectures.C$1:.E17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1];[Lectures.C$1:.E17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2];[Lectures.C$1:.E17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3];[Lectures.C$1:.E17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4];[Lectures.C$1:.E17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5];[Lectures.C$1:.E17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6];[Lectures.C$1:.E17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7];[Lectures.C$1:.E17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5"/>
          <table:table-cell table:style-name="ce6" table:content-validation-name="val14"/>
          <table:table-cell table:style-name="ce22" table:content-validation-name="val15" table:formula="of:=VLOOKUP([.F768];[Lectures.C$1:.E17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69];[Lectures.C$1:.E17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0];[Lectures.C$1:.E17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1];[Lectures.C$1:.E17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2];[Lectures.C$1:.E17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3];[Lectures.C$1:.E17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4];[Lectures.C$1:.E17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5];[Lectures.C$1:.E17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6];[Lectures.C$1:.E17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7];[Lectures.C$1:.E17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8];[Lectures.C$1:.E17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79];[Lectures.C$1:.E17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0];[Lectures.C$1:.E17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1];[Lectures.C$1:.E17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2];[Lectures.C$1:.E17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3];[Lectures.C$1:.E17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4];[Lectures.C$1:.E17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5];[Lectures.C$1:.E17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6];[Lectures.C$1:.E17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7];[Lectures.C$1:.E17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8];[Lectures.C$1:.E17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89];[Lectures.C$1:.E17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0];[Lectures.C$1:.E17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1];[Lectures.C$1:.E17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2];[Lectures.C$1:.E17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3];[Lectures.C$1:.E17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4];[Lectures.C$1:.E17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5];[Lectures.C$1:.E17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6];[Lectures.C$1:.E17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7];[Lectures.C$1:.E17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8];[Lectures.C$1:.E17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799];[Lectures.C$1:.E17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0];[Lectures.C$1:.E17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1];[Lectures.C$1:.E17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2];[Lectures.C$1:.E18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3];[Lectures.C$1:.E18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4];[Lectures.C$1:.E18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5];[Lectures.C$1:.E18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6];[Lectures.C$1:.E18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7];[Lectures.C$1:.E18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8];[Lectures.C$1:.E18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09];[Lectures.C$1:.E18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0];[Lectures.C$1:.E18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1];[Lectures.C$1:.E18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2];[Lectures.C$1:.E18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3];[Lectures.C$1:.E18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4];[Lectures.C$1:.E18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5];[Lectures.C$1:.E18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6];[Lectures.C$1:.E18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7];[Lectures.C$1:.E18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8];[Lectures.C$1:.E18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19];[Lectures.C$1:.E18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0];[Lectures.C$1:.E18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1];[Lectures.C$1:.E18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2];[Lectures.C$1:.E18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3];[Lectures.C$1:.E18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4];[Lectures.C$1:.E18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5];[Lectures.C$1:.E18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6];[Lectures.C$1:.E18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7];[Lectures.C$1:.E18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8];[Lectures.C$1:.E18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29];[Lectures.C$1:.E18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0];[Lectures.C$1:.E18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1];[Lectures.C$1:.E18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2];[Lectures.C$1:.E18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3];[Lectures.C$1:.E18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4];[Lectures.C$1:.E18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5];[Lectures.C$1:.E18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6];[Lectures.C$1:.E18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7];[Lectures.C$1:.E18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8];[Lectures.C$1:.E18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39];[Lectures.C$1:.E18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0];[Lectures.C$1:.E18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1];[Lectures.C$1:.E18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2];[Lectures.C$1:.E18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3];[Lectures.C$1:.E18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4];[Lectures.C$1:.E18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5];[Lectures.C$1:.E18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6];[Lectures.C$1:.E18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7];[Lectures.C$1:.E18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8];[Lectures.C$1:.E18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49];[Lectures.C$1:.E18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0];[Lectures.C$1:.E18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1];[Lectures.C$1:.E18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2];[Lectures.C$1:.E18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3];[Lectures.C$1:.E18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4];[Lectures.C$1:.E18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5];[Lectures.C$1:.E18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6];[Lectures.C$1:.E18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7];[Lectures.C$1:.E18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8];[Lectures.C$1:.E18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59];[Lectures.C$1:.E18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0];[Lectures.C$1:.E18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1];[Lectures.C$1:.E18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2];[Lectures.C$1:.E18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3];[Lectures.C$1:.E18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4];[Lectures.C$1:.E18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5];[Lectures.C$1:.E18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6];[Lectures.C$1:.E18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7];[Lectures.C$1:.E18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8];[Lectures.C$1:.E18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69];[Lectures.C$1:.E18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0];[Lectures.C$1:.E18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1];[Lectures.C$1:.E18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2];[Lectures.C$1:.E18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3];[Lectures.C$1:.E18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4];[Lectures.C$1:.E18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5];[Lectures.C$1:.E18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6];[Lectures.C$1:.E18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7];[Lectures.C$1:.E18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8];[Lectures.C$1:.E18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79];[Lectures.C$1:.E18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0];[Lectures.C$1:.E18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1];[Lectures.C$1:.E18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2];[Lectures.C$1:.E18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3];[Lectures.C$1:.E18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4];[Lectures.C$1:.E18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5];[Lectures.C$1:.E18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6];[Lectures.C$1:.E18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7];[Lectures.C$1:.E18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8];[Lectures.C$1:.E18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89];[Lectures.C$1:.E18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0];[Lectures.C$1:.E18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1];[Lectures.C$1:.E18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2];[Lectures.C$1:.E18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3];[Lectures.C$1:.E18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4];[Lectures.C$1:.E18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5];[Lectures.C$1:.E18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6];[Lectures.C$1:.E18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7];[Lectures.C$1:.E18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8];[Lectures.C$1:.E18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899];[Lectures.C$1:.E18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0];[Lectures.C$1:.E18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1];[Lectures.C$1:.E189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2];[Lectures.C$1:.E190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3];[Lectures.C$1:.E190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4];[Lectures.C$1:.E190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5];[Lectures.C$1:.E190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6];[Lectures.C$1:.E190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7];[Lectures.C$1:.E190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8];[Lectures.C$1:.E190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09];[Lectures.C$1:.E190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0];[Lectures.C$1:.E190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1];[Lectures.C$1:.E190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2];[Lectures.C$1:.E191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3];[Lectures.C$1:.E191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4];[Lectures.C$1:.E191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5];[Lectures.C$1:.E191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6];[Lectures.C$1:.E191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7];[Lectures.C$1:.E191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8];[Lectures.C$1:.E191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19];[Lectures.C$1:.E191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0];[Lectures.C$1:.E191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1];[Lectures.C$1:.E191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2];[Lectures.C$1:.E192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3];[Lectures.C$1:.E192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4];[Lectures.C$1:.E192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5];[Lectures.C$1:.E192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6];[Lectures.C$1:.E192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7];[Lectures.C$1:.E192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8];[Lectures.C$1:.E192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29];[Lectures.C$1:.E192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0];[Lectures.C$1:.E192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1];[Lectures.C$1:.E192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2];[Lectures.C$1:.E193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3];[Lectures.C$1:.E193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4];[Lectures.C$1:.E193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5];[Lectures.C$1:.E193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6];[Lectures.C$1:.E193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7];[Lectures.C$1:.E193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8];[Lectures.C$1:.E193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39];[Lectures.C$1:.E193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0];[Lectures.C$1:.E193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1];[Lectures.C$1:.E193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2];[Lectures.C$1:.E194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3];[Lectures.C$1:.E194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4];[Lectures.C$1:.E194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5];[Lectures.C$1:.E194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6];[Lectures.C$1:.E194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7];[Lectures.C$1:.E194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8];[Lectures.C$1:.E194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49];[Lectures.C$1:.E194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0];[Lectures.C$1:.E194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1];[Lectures.C$1:.E194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2];[Lectures.C$1:.E195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3];[Lectures.C$1:.E195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4];[Lectures.C$1:.E195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5];[Lectures.C$1:.E195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6];[Lectures.C$1:.E195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7];[Lectures.C$1:.E195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8];[Lectures.C$1:.E195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59];[Lectures.C$1:.E195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0];[Lectures.C$1:.E195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1];[Lectures.C$1:.E195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2];[Lectures.C$1:.E196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3];[Lectures.C$1:.E196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4];[Lectures.C$1:.E196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5];[Lectures.C$1:.E196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6];[Lectures.C$1:.E196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7];[Lectures.C$1:.E196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8];[Lectures.C$1:.E196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69];[Lectures.C$1:.E196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0];[Lectures.C$1:.E196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1];[Lectures.C$1:.E196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2];[Lectures.C$1:.E197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3];[Lectures.C$1:.E197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4];[Lectures.C$1:.E197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5];[Lectures.C$1:.E197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6];[Lectures.C$1:.E197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7];[Lectures.C$1:.E197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8];[Lectures.C$1:.E197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79];[Lectures.C$1:.E197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0];[Lectures.C$1:.E197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1];[Lectures.C$1:.E197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2];[Lectures.C$1:.E198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3];[Lectures.C$1:.E198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4];[Lectures.C$1:.E198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5];[Lectures.C$1:.E198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6];[Lectures.C$1:.E198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7];[Lectures.C$1:.E198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8];[Lectures.C$1:.E198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89];[Lectures.C$1:.E198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0];[Lectures.C$1:.E198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1];[Lectures.C$1:.E1989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2];[Lectures.C$1:.E1990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3];[Lectures.C$1:.E1991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4];[Lectures.C$1:.E1992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5];[Lectures.C$1:.E1993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6];[Lectures.C$1:.E1994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7];[Lectures.C$1:.E1995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8];[Lectures.C$1:.E1996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999];[Lectures.C$1:.E1997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>
          <table:table-cell table:style-name="ce6" table:number-columns-repeated="6"/>
          <table:table-cell table:style-name="ce22" table:content-validation-name="val15" table:formula="of:=VLOOKUP([.F1000];[Lectures.C$1:.E1998];3;0)" office:value-type="string" office:string-value="" calcext:value-type="error">
            <text:p>#N/A</text:p>
          </table:table-cell>
          <table:table-cell table:style-name="ce26" table:content-validation-name="val7"/>
          <table:table-cell table:style-name="ce6"/>
          <table:table-cell table:style-name="ce26" table:content-validation-name="val16"/>
          <table:table-cell table:style-name="ce1" table:number-columns-repeated="54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xam" table:style-name="ta1" table:protected="true" table:protection-key="g7S1mM2ZvfZzl5J7Gn6MZhQm940=" table:protection-key-digest-algorithm="http://www.w3.org/2000/09/xmldsig#sha1">
        <loext:table-protection loext:select-protected-cells="true" loext:select-unprotected-cells="true"/>
        <table:table-column table:style-name="co39" table:default-cell-style-name="ce1"/>
        <table:table-column table:style-name="co25" table:default-cell-style-name="ce2"/>
        <table:table-column table:style-name="co22" table:default-cell-style-name="ce1"/>
        <table:table-column table:style-name="co40" table:default-cell-style-name="ce1"/>
        <table:table-column table:style-name="co3" table:number-columns-repeated="60" table:default-cell-style-name="ce1"/>
        <table:table-row table:style-name="ro1">
          <table:table-cell table:style-name="ce2" office:value-type="string" calcext:value-type="string">
            <text:p>date</text:p>
          </table:table-cell>
          <table:table-cell table:style-name="ce1" office:value-type="string" calcext:value-type="string">
            <text:p>Location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weight</text:p>
          </table:table-cell>
          <table:table-cell table:number-columns-repeated="60"/>
        </table:table-row>
        <table:table-row table:style-name="ro1" table:number-rows-repeated="9">
          <table:table-cell table:style-name="ce15" table:content-validation-name="val15"/>
          <table:table-cell table:style-name="ce7"/>
          <table:table-cell table:style-name="ce6" table:number-columns-repeated="2"/>
          <table:table-cell table:number-columns-repeated="60"/>
        </table:table-row>
        <table:table-row table:style-name="ro1" table:number-rows-repeated="990">
          <table:table-cell table:style-name="ce22" table:content-validation-name="val15"/>
          <table:table-cell table:number-columns-repeated="63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2" table:target-range-address="Assignments.A1:Assignments.I4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date-style style:name="N121">
      <number:year/>
      <number:text>/</number:text>
      <number:month number:style="long"/>
      <number:text>/</number:text>
      <number:day number:style="long"/>
    </number:date-style>
    <number:date-style style:name="N122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22">
      <number:text-content/>
      <style:map style:condition="value()&lt;=1.79769313486232E+308" style:apply-style-name="N122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 style:data-style-name="N2" text:time-value="19:52:11.6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  <meta:initial-creator>a</meta:initial-creator>
    <meta:creation-date>2019-09-16T11:43:27Z</meta:creation-date>
    <dc:date>2020-02-06T19:58:59.183000000</dc:date>
    <meta:editing-duration>PT9M21S</meta:editing-duration>
    <meta:editing-cycles>14</meta:editing-cycles>
    <meta:document-statistic meta:table-count="7" meta:cell-count="3145" meta:object-count="0"/>
  </office:meta>
</office:document-meta>
</file>